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66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_2" table:style-name="ta1">
        <table:table-column table:style-name="co1" table:number-columns-repeated="4" table:default-cell-style-name="Default"/>
        <table:table-row table:style-name="ro1">
          <table:table-cell office:value-type="float" office:value="1129.886719">
            <text:p>1129.886719</text:p>
          </table:table-cell>
          <table:table-cell office:value-type="float" office:value="1066.729248">
            <text:p>1066.729248</text:p>
          </table:table-cell>
          <table:table-cell office:value-type="float" office:value="7.489995">
            <text:p>7.489995</text:p>
          </table:table-cell>
          <table:table-cell office:value-type="float" office:value="1032.374756">
            <text:p>1032.374756</text:p>
          </table:table-cell>
        </table:table-row>
        <table:table-row table:style-name="ro1">
          <table:table-cell office:value-type="float" office:value="1134.716675">
            <text:p>1134.716675</text:p>
          </table:table-cell>
          <table:table-cell office:value-type="float" office:value="1137.726685">
            <text:p>1137.726685</text:p>
          </table:table-cell>
          <table:table-cell office:value-type="float" office:value="1083.82666">
            <text:p>1083.82666</text:p>
          </table:table-cell>
          <table:table-cell/>
        </table:table-row>
        <table:table-row table:style-name="ro1">
          <table:table-cell office:value-type="float" office:value="1139.634155">
            <text:p>1139.634155</text:p>
          </table:table-cell>
          <table:table-cell office:value-type="float" office:value="1143.606689">
            <text:p>1143.606689</text:p>
          </table:table-cell>
          <table:table-cell office:value-type="float" office:value="1082.934204">
            <text:p>1082.934204</text:p>
          </table:table-cell>
          <table:table-cell/>
        </table:table-row>
        <table:table-row table:style-name="ro1">
          <table:table-cell office:value-type="float" office:value="1141.541626">
            <text:p>1141.541626</text:p>
          </table:table-cell>
          <table:table-cell office:value-type="float" office:value="1146.529175">
            <text:p>1146.529175</text:p>
          </table:table-cell>
          <table:table-cell office:value-type="float" office:value="1090.616699">
            <text:p>1090.616699</text:p>
          </table:table-cell>
          <table:table-cell/>
        </table:table-row>
        <table:table-row table:style-name="ro1">
          <table:table-cell office:value-type="float" office:value="2.747498">
            <text:p>2.747498</text:p>
          </table:table-cell>
          <table:table-cell office:value-type="float" office:value="6.964995">
            <text:p>6.964995</text:p>
          </table:table-cell>
          <table:table-cell office:value-type="float" office:value="1103.601685">
            <text:p>1103.601685</text:p>
          </table:table-cell>
          <table:table-cell/>
        </table:table-row>
        <table:table-row table:style-name="ro1">
          <table:table-cell office:value-type="float" office:value="12.214992">
            <text:p>12.214992</text:p>
          </table:table-cell>
          <table:table-cell office:value-type="float" office:value="12.599991">
            <text:p>12.599991</text:p>
          </table:table-cell>
          <table:table-cell office:value-type="float" office:value="1113.839233">
            <text:p>1113.839233</text:p>
          </table:table-cell>
          <table:table-cell/>
        </table:table-row>
        <table:table-row table:style-name="ro1">
          <table:table-cell office:value-type="float" office:value="6.684995">
            <text:p>6.684995</text:p>
          </table:table-cell>
          <table:table-cell office:value-type="float" office:value="1142.94165">
            <text:p>1142.94165</text:p>
          </table:table-cell>
          <table:table-cell office:value-type="float" office:value="1125.074219">
            <text:p>1125.074219</text:p>
          </table:table-cell>
          <table:table-cell/>
        </table:table-row>
        <table:table-row table:style-name="ro1">
          <table:table-cell office:value-type="float" office:value="9.047493">
            <text:p>9.047493</text:p>
          </table:table-cell>
          <table:table-cell office:value-type="float" office:value="1124.95166">
            <text:p>1124.95166</text:p>
          </table:table-cell>
          <table:table-cell office:value-type="float" office:value="1114.241699">
            <text:p>1114.241699</text:p>
          </table:table-cell>
          <table:table-cell/>
        </table:table-row>
        <table:table-row table:style-name="ro1">
          <table:table-cell office:value-type="float" office:value="1145.006714">
            <text:p>1145.006714</text:p>
          </table:table-cell>
          <table:table-cell office:value-type="float" office:value="1134.47168">
            <text:p>1134.47168</text:p>
          </table:table-cell>
          <table:table-cell office:value-type="float" office:value="1109.866699">
            <text:p>1109.866699</text:p>
          </table:table-cell>
          <table:table-cell/>
        </table:table-row>
        <table:table-row table:style-name="ro1">
          <table:table-cell office:value-type="float" office:value="1127.944214">
            <text:p>1127.944214</text:p>
          </table:table-cell>
          <table:table-cell office:value-type="float" office:value="1140.21167">
            <text:p>1140.21167</text:p>
          </table:table-cell>
          <table:table-cell office:value-type="float" office:value="1110.339233">
            <text:p>1110.339233</text:p>
          </table:table-cell>
          <table:table-cell/>
        </table:table-row>
        <table:table-row table:style-name="ro1">
          <table:table-cell office:value-type="float" office:value="1141.62915">
            <text:p>1141.62915</text:p>
          </table:table-cell>
          <table:table-cell office:value-type="float" office:value="1139.546631">
            <text:p>1139.546631</text:p>
          </table:table-cell>
          <table:table-cell office:value-type="float" office:value="1094.729248">
            <text:p>1094.729248</text:p>
          </table:table-cell>
          <table:table-cell office:value-type="float" office:value="1032.374756">
            <text:p>1032.374756</text:p>
          </table:table-cell>
        </table:table-row>
        <table:table-row table:style-name="ro1">
          <table:table-cell office:value-type="float" office:value="6.772495">
            <text:p>6.772495</text:p>
          </table:table-cell>
          <table:table-cell office:value-type="float" office:value="5.984996">
            <text:p>5.984996</text:p>
          </table:table-cell>
          <table:table-cell office:value-type="float" office:value="1089.356689">
            <text:p>1089.356689</text:p>
          </table:table-cell>
          <table:table-cell/>
        </table:table-row>
        <table:table-row table:style-name="ro1">
          <table:table-cell office:value-type="float" office:value="3.762497">
            <text:p>3.762497</text:p>
          </table:table-cell>
          <table:table-cell office:value-type="float" office:value="0.63">
            <text:p>0.63</text:p>
          </table:table-cell>
          <table:table-cell office:value-type="float" office:value="1083.109253">
            <text:p>1083.109253</text:p>
          </table:table-cell>
          <table:table-cell/>
        </table:table-row>
        <table:table-row table:style-name="ro1">
          <table:table-cell office:value-type="float" office:value="2.344998">
            <text:p>2.344998</text:p>
          </table:table-cell>
          <table:table-cell office:value-type="float" office:value="1145.549194">
            <text:p>1145.549194</text:p>
          </table:table-cell>
          <table:table-cell office:value-type="float" office:value="1080.046753">
            <text:p>1080.046753</text:p>
          </table:table-cell>
          <table:table-cell/>
        </table:table-row>
        <table:table-row table:style-name="ro1">
          <table:table-cell office:value-type="float" office:value="1128.521729">
            <text:p>1128.521729</text:p>
          </table:table-cell>
          <table:table-cell office:value-type="float" office:value="1144.744141">
            <text:p>1144.744141</text:p>
          </table:table-cell>
          <table:table-cell office:value-type="float" office:value="1074.306763">
            <text:p>1074.306763</text:p>
          </table:table-cell>
          <table:table-cell/>
        </table:table-row>
        <table:table-row table:style-name="ro1">
          <table:table-cell office:value-type="float" office:value="1144.236694">
            <text:p>1144.236694</text:p>
          </table:table-cell>
          <table:table-cell office:value-type="float" office:value="1141.506714">
            <text:p>1141.506714</text:p>
          </table:table-cell>
          <table:table-cell office:value-type="float" office:value="1077.036743">
            <text:p>1077.036743</text:p>
          </table:table-cell>
          <table:table-cell/>
        </table:table-row>
        <table:table-row table:style-name="ro1">
          <table:table-cell office:value-type="float" office:value="1137.814209">
            <text:p>1137.814209</text:p>
          </table:table-cell>
          <table:table-cell office:value-type="float" office:value="1141.804199">
            <text:p>1141.804199</text:p>
          </table:table-cell>
          <table:table-cell office:value-type="float" office:value="1077.666748">
            <text:p>1077.666748</text:p>
          </table:table-cell>
          <table:table-cell/>
        </table:table-row>
        <table:table-row table:style-name="ro1">
          <table:table-cell office:value-type="float" office:value="22.189983">
            <text:p>22.189983</text:p>
          </table:table-cell>
          <table:table-cell office:value-type="float" office:value="23.152483">
            <text:p>23.152483</text:p>
          </table:table-cell>
          <table:table-cell office:value-type="float" office:value="1097.406738">
            <text:p>1097.406738</text:p>
          </table:table-cell>
          <table:table-cell/>
        </table:table-row>
        <table:table-row table:style-name="ro1">
          <table:table-cell office:value-type="float" office:value="4.812497">
            <text:p>4.812497</text:p>
          </table:table-cell>
          <table:table-cell office:value-type="float" office:value="1132.406738">
            <text:p>1132.406738</text:p>
          </table:table-cell>
          <table:table-cell office:value-type="float" office:value="1128.801636">
            <text:p>1128.801636</text:p>
          </table:table-cell>
          <table:table-cell/>
        </table:table-row>
        <table:table-row table:style-name="ro1">
          <table:table-cell office:value-type="float" office:value="1119.806641">
            <text:p>1119.806641</text:p>
          </table:table-cell>
          <table:table-cell office:value-type="float" office:value="1135.119141">
            <text:p>1135.119141</text:p>
          </table:table-cell>
          <table:table-cell office:value-type="float" office:value="1137.761719">
            <text:p>1137.761719</text:p>
          </table:table-cell>
          <table:table-cell/>
        </table:table-row>
        <table:table-row table:style-name="ro1">
          <table:table-cell office:value-type="float" office:value="1133.351685">
            <text:p>1133.351685</text:p>
          </table:table-cell>
          <table:table-cell office:value-type="float" office:value="1130.919189">
            <text:p>1130.919189</text:p>
          </table:table-cell>
          <table:table-cell office:value-type="float" office:value="1136.589233">
            <text:p>1136.589233</text:p>
          </table:table-cell>
          <table:table-cell office:value-type="float" office:value="1032.374756">
            <text:p>1032.374756</text:p>
          </table:table-cell>
        </table:table-row>
        <table:table-row table:style-name="ro1">
          <table:table-cell office:value-type="float" office:value="1140.071655">
            <text:p>1140.071655</text:p>
          </table:table-cell>
          <table:table-cell office:value-type="float" office:value="1129.519165">
            <text:p>1129.519165</text:p>
          </table:table-cell>
          <table:table-cell office:value-type="float" office:value="1129.571655">
            <text:p>1129.571655</text:p>
          </table:table-cell>
          <table:table-cell/>
        </table:table-row>
        <table:table-row table:style-name="ro1">
          <table:table-cell office:value-type="float" office:value="1139.686646">
            <text:p>1139.686646</text:p>
          </table:table-cell>
          <table:table-cell office:value-type="float" office:value="1135.469116">
            <text:p>1135.469116</text:p>
          </table:table-cell>
          <table:table-cell office:value-type="float" office:value="1130.026733">
            <text:p>1130.026733</text:p>
          </table:table-cell>
          <table:table-cell/>
        </table:table-row>
        <table:table-row table:style-name="ro1">
          <table:table-cell office:value-type="float" office:value="1130.726685">
            <text:p>1130.726685</text:p>
          </table:table-cell>
          <table:table-cell office:value-type="float" office:value="1134.681641">
            <text:p>1134.681641</text:p>
          </table:table-cell>
          <table:table-cell office:value-type="float" office:value="1119.824219">
            <text:p>1119.824219</text:p>
          </table:table-cell>
          <table:table-cell/>
        </table:table-row>
        <table:table-row table:style-name="ro1">
          <table:table-cell office:value-type="float" office:value="7.297495">
            <text:p>7.297495</text:p>
          </table:table-cell>
          <table:table-cell office:value-type="float" office:value="1.189999">
            <text:p>1.189999</text:p>
          </table:table-cell>
          <table:table-cell office:value-type="float" office:value="1117.601685">
            <text:p>1117.601685</text:p>
          </table:table-cell>
          <table:table-cell/>
        </table:table-row>
        <table:table-row table:style-name="ro1">
          <table:table-cell office:value-type="float" office:value="1142.871704">
            <text:p>1142.871704</text:p>
          </table:table-cell>
          <table:table-cell office:value-type="float" office:value="11.392491">
            <text:p>11.392491</text:p>
          </table:table-cell>
          <table:table-cell office:value-type="float" office:value="1120.069214">
            <text:p>1120.069214</text:p>
          </table:table-cell>
          <table:table-cell/>
        </table:table-row>
        <table:table-row table:style-name="ro1">
          <table:table-cell office:value-type="float" office:value="1129.729126">
            <text:p>1129.729126</text:p>
          </table:table-cell>
          <table:table-cell office:value-type="float" office:value="18.759987">
            <text:p>18.759987</text:p>
          </table:table-cell>
          <table:table-cell office:value-type="float" office:value="1111.704224">
            <text:p>1111.704224</text:p>
          </table:table-cell>
          <table:table-cell/>
        </table:table-row>
        <table:table-row table:style-name="ro1">
          <table:table-cell office:value-type="float" office:value="1119.859131">
            <text:p>1119.859131</text:p>
          </table:table-cell>
          <table:table-cell office:value-type="float" office:value="1145.95166">
            <text:p>1145.95166</text:p>
          </table:table-cell>
          <table:table-cell office:value-type="float" office:value="1096.479248">
            <text:p>1096.479248</text:p>
          </table:table-cell>
          <table:table-cell/>
        </table:table-row>
        <table:table-row table:style-name="ro1">
          <table:table-cell office:value-type="float" office:value="1142.34668">
            <text:p>1142.34668</text:p>
          </table:table-cell>
          <table:table-cell office:value-type="float" office:value="20.492485">
            <text:p>20.492485</text:p>
          </table:table-cell>
          <table:table-cell office:value-type="float" office:value="1097.179199">
            <text:p>1097.179199</text:p>
          </table:table-cell>
          <table:table-cell/>
        </table:table-row>
        <table:table-row table:style-name="ro1">
          <table:table-cell office:value-type="float" office:value="1130.044189">
            <text:p>1130.044189</text:p>
          </table:table-cell>
          <table:table-cell office:value-type="float" office:value="1143.799194">
            <text:p>1143.799194</text:p>
          </table:table-cell>
          <table:table-cell office:value-type="float" office:value="1112.089233">
            <text:p>1112.089233</text:p>
          </table:table-cell>
          <table:table-cell/>
        </table:table-row>
        <table:table-row table:style-name="ro1">
          <table:table-cell office:value-type="float" office:value="3.342498">
            <text:p>3.342498</text:p>
          </table:table-cell>
          <table:table-cell office:value-type="float" office:value="1108.099243">
            <text:p>1108.099243</text:p>
          </table:table-cell>
          <table:table-cell office:value-type="float" office:value="1102.394165">
            <text:p>1102.394165</text:p>
          </table:table-cell>
          <table:table-cell office:value-type="float" office:value="1032.374756">
            <text:p>1032.374756</text:p>
          </table:table-cell>
        </table:table-row>
        <table:table-row table:style-name="ro1">
          <table:table-cell office:value-type="float" office:value="5.074996">
            <text:p>5.074996</text:p>
          </table:table-cell>
          <table:table-cell office:value-type="float" office:value="26.267481">
            <text:p>26.267481</text:p>
          </table:table-cell>
          <table:table-cell office:value-type="float" office:value="1127.401733">
            <text:p>1127.401733</text:p>
          </table:table-cell>
          <table:table-cell/>
        </table:table-row>
        <table:table-row table:style-name="ro1">
          <table:table-cell office:value-type="float" office:value="1129.694214">
            <text:p>1129.694214</text:p>
          </table:table-cell>
          <table:table-cell office:value-type="float" office:value="1131.89917">
            <text:p>1131.89917</text:p>
          </table:table-cell>
          <table:table-cell office:value-type="float" office:value="1121.364136">
            <text:p>1121.364136</text:p>
          </table:table-cell>
          <table:table-cell/>
        </table:table-row>
        <table:table-row table:style-name="ro1">
          <table:table-cell office:value-type="float" office:value="7.157495">
            <text:p>7.157495</text:p>
          </table:table-cell>
          <table:table-cell office:value-type="float" office:value="1134.209229">
            <text:p>1134.209229</text:p>
          </table:table-cell>
          <table:table-cell office:value-type="float" office:value="1138.46167">
            <text:p>1138.46167</text:p>
          </table:table-cell>
          <table:table-cell/>
        </table:table-row>
        <table:table-row table:style-name="ro1">
          <table:table-cell office:value-type="float" office:value="1124.304199">
            <text:p>1124.304199</text:p>
          </table:table-cell>
          <table:table-cell office:value-type="float" office:value="8.994993">
            <text:p>8.994993</text:p>
          </table:table-cell>
          <table:table-cell office:value-type="float" office:value="1143.781616">
            <text:p>1143.781616</text:p>
          </table:table-cell>
          <table:table-cell/>
        </table:table-row>
        <table:table-row table:style-name="ro1">
          <table:table-cell office:value-type="float" office:value="1129.431641">
            <text:p>1129.431641</text:p>
          </table:table-cell>
          <table:table-cell office:value-type="float" office:value="1097.564209">
            <text:p>1097.564209</text:p>
          </table:table-cell>
          <table:table-cell office:value-type="float" office:value="1127.646729">
            <text:p>1127.646729</text:p>
          </table:table-cell>
          <table:table-cell/>
        </table:table-row>
        <table:table-row table:style-name="ro1">
          <table:table-cell office:value-type="float" office:value="1131.234131">
            <text:p>1131.234131</text:p>
          </table:table-cell>
          <table:table-cell office:value-type="float" office:value="19.179987">
            <text:p>19.179987</text:p>
          </table:table-cell>
          <table:table-cell office:value-type="float" office:value="1142.854126">
            <text:p>1142.854126</text:p>
          </table:table-cell>
          <table:table-cell/>
        </table:table-row>
        <table:table-row table:style-name="ro1">
          <table:table-cell office:value-type="float" office:value="1142.871704">
            <text:p>1142.871704</text:p>
          </table:table-cell>
          <table:table-cell office:value-type="float" office:value="1146.704224">
            <text:p>1146.704224</text:p>
          </table:table-cell>
          <table:table-cell office:value-type="float" office:value="1143.081665">
            <text:p>1143.081665</text:p>
          </table:table-cell>
          <table:table-cell/>
        </table:table-row>
        <table:table-row table:style-name="ro1">
          <table:table-cell office:value-type="float" office:value="1140.089233">
            <text:p>1140.089233</text:p>
          </table:table-cell>
          <table:table-cell office:value-type="float" office:value="17.587488">
            <text:p>17.587488</text:p>
          </table:table-cell>
          <table:table-cell office:value-type="float" office:value="1140.841675">
            <text:p>1140.841675</text:p>
          </table:table-cell>
          <table:table-cell/>
        </table:table-row>
        <table:table-row table:style-name="ro1">
          <table:table-cell office:value-type="float" office:value="1136.186646">
            <text:p>1136.186646</text:p>
          </table:table-cell>
          <table:table-cell office:value-type="float" office:value="1141.314209">
            <text:p>1141.314209</text:p>
          </table:table-cell>
          <table:table-cell office:value-type="float" office:value="6.072495">
            <text:p>6.072495</text:p>
          </table:table-cell>
          <table:table-cell/>
        </table:table-row>
        <table:table-row table:style-name="ro1">
          <table:table-cell office:value-type="float" office:value="1145.339111">
            <text:p>1145.339111</text:p>
          </table:table-cell>
          <table:table-cell office:value-type="float" office:value="9.764993">
            <text:p>9.764993</text:p>
          </table:table-cell>
          <table:table-cell office:value-type="float" office:value="16.397488">
            <text:p>16.397488</text:p>
          </table:table-cell>
          <table:table-cell office:value-type="float" office:value="1032.374756">
            <text:p>1032.374756</text:p>
          </table:table-cell>
        </table:table-row>
        <table:table-row table:style-name="ro1">
          <table:table-cell office:value-type="float" office:value="1138.636719">
            <text:p>1138.636719</text:p>
          </table:table-cell>
          <table:table-cell office:value-type="float" office:value="1144.131714">
            <text:p>1144.131714</text:p>
          </table:table-cell>
          <table:table-cell office:value-type="float" office:value="22.679983">
            <text:p>22.679983</text:p>
          </table:table-cell>
          <table:table-cell/>
        </table:table-row>
        <table:table-row table:style-name="ro1">
          <table:table-cell office:value-type="float" office:value="1137.306641">
            <text:p>1137.306641</text:p>
          </table:table-cell>
          <table:table-cell office:value-type="float" office:value="1126.369141">
            <text:p>1126.369141</text:p>
          </table:table-cell>
          <table:table-cell office:value-type="float" office:value="23.257483">
            <text:p>23.257483</text:p>
          </table:table-cell>
          <table:table-cell/>
        </table:table-row>
        <table:table-row table:style-name="ro1">
          <table:table-cell office:value-type="float" office:value="1121.486694">
            <text:p>1121.486694</text:p>
          </table:table-cell>
          <table:table-cell office:value-type="float" office:value="7.892494">
            <text:p>7.892494</text:p>
          </table:table-cell>
          <table:table-cell office:value-type="float" office:value="20.089985">
            <text:p>20.089985</text:p>
          </table:table-cell>
          <table:table-cell/>
        </table:table-row>
        <table:table-row table:style-name="ro1">
          <table:table-cell office:value-type="float" office:value="1135.224121">
            <text:p>1135.224121</text:p>
          </table:table-cell>
          <table:table-cell office:value-type="float" office:value="1136.466675">
            <text:p>1136.466675</text:p>
          </table:table-cell>
          <table:table-cell office:value-type="float" office:value="6.877495">
            <text:p>6.877495</text:p>
          </table:table-cell>
          <table:table-cell/>
        </table:table-row>
        <table:table-row table:style-name="ro1">
          <table:table-cell office:value-type="float" office:value="4.024997">
            <text:p>4.024997</text:p>
          </table:table-cell>
          <table:table-cell office:value-type="float" office:value="1144.849121">
            <text:p>1144.849121</text:p>
          </table:table-cell>
          <table:table-cell office:value-type="float" office:value="2.712498">
            <text:p>2.712498</text:p>
          </table:table-cell>
          <table:table-cell/>
        </table:table-row>
        <table:table-row table:style-name="ro1">
          <table:table-cell office:value-type="float" office:value="16.064989">
            <text:p>16.064989</text:p>
          </table:table-cell>
          <table:table-cell office:value-type="float" office:value="1146.844116">
            <text:p>1146.844116</text:p>
          </table:table-cell>
          <table:table-cell office:value-type="float" office:value="3.709997">
            <text:p>3.709997</text:p>
          </table:table-cell>
          <table:table-cell/>
        </table:table-row>
        <table:table-row table:style-name="ro1">
          <table:table-cell office:value-type="float" office:value="1141.96167">
            <text:p>1141.96167</text:p>
          </table:table-cell>
          <table:table-cell office:value-type="float" office:value="6.474995">
            <text:p>6.474995</text:p>
          </table:table-cell>
          <table:table-cell office:value-type="float" office:value="1141.436646">
            <text:p>1141.436646</text:p>
          </table:table-cell>
          <table:table-cell/>
        </table:table-row>
        <table:table-row table:style-name="ro1">
          <table:table-cell office:value-type="float" office:value="6.387496">
            <text:p>6.387496</text:p>
          </table:table-cell>
          <table:table-cell office:value-type="float" office:value="1139.126709">
            <text:p>1139.126709</text:p>
          </table:table-cell>
          <table:table-cell office:value-type="float" office:value="1137.954224">
            <text:p>1137.954224</text:p>
          </table:table-cell>
          <table:table-cell/>
        </table:table-row>
        <table:table-row table:style-name="ro1">
          <table:table-cell office:value-type="float" office:value="6.842495">
            <text:p>6.842495</text:p>
          </table:table-cell>
          <table:table-cell office:value-type="float" office:value="1140.194214">
            <text:p>1140.194214</text:p>
          </table:table-cell>
          <table:table-cell office:value-type="float" office:value="1125.669189">
            <text:p>1125.669189</text:p>
          </table:table-cell>
          <table:table-cell/>
        </table:table-row>
        <table:table-row table:style-name="ro1">
          <table:table-cell office:value-type="float" office:value="0.822499">
            <text:p>0.822499</text:p>
          </table:table-cell>
          <table:table-cell office:value-type="float" office:value="5.022496">
            <text:p>5.022496</text:p>
          </table:table-cell>
          <table:table-cell office:value-type="float" office:value="1133.229126">
            <text:p>1133.229126</text:p>
          </table:table-cell>
          <table:table-cell office:value-type="float" office:value="1032.374756">
            <text:p>1032.374756</text:p>
          </table:table-cell>
        </table:table-row>
        <table:table-row table:style-name="ro1">
          <table:table-cell office:value-type="float" office:value="1140.176636">
            <text:p>1140.176636</text:p>
          </table:table-cell>
          <table:table-cell office:value-type="float" office:value="1140.526733">
            <text:p>1140.526733</text:p>
          </table:table-cell>
          <table:table-cell office:value-type="float" office:value="1135.696655">
            <text:p>1135.696655</text:p>
          </table:table-cell>
          <table:table-cell/>
        </table:table-row>
        <table:table-row table:style-name="ro1">
          <table:table-cell office:value-type="float" office:value="1144.621704">
            <text:p>1144.621704</text:p>
          </table:table-cell>
          <table:table-cell office:value-type="float" office:value="1.557499">
            <text:p>1.557499</text:p>
          </table:table-cell>
          <table:table-cell office:value-type="float" office:value="11.619991">
            <text:p>11.619991</text:p>
          </table:table-cell>
          <table:table-cell/>
        </table:table-row>
        <table:table-row table:style-name="ro1">
          <table:table-cell office:value-type="float" office:value="0.804999">
            <text:p>0.804999</text:p>
          </table:table-cell>
          <table:table-cell office:value-type="float" office:value="1.312499">
            <text:p>1.312499</text:p>
          </table:table-cell>
          <table:table-cell office:value-type="float" office:value="12.459991">
            <text:p>12.459991</text:p>
          </table:table-cell>
          <table:table-cell/>
        </table:table-row>
        <table:table-row table:style-name="ro1">
          <table:table-cell office:value-type="float" office:value="20.649984">
            <text:p>20.649984</text:p>
          </table:table-cell>
          <table:table-cell office:value-type="float" office:value="0.997499">
            <text:p>0.997499</text:p>
          </table:table-cell>
          <table:table-cell office:value-type="float" office:value="22.294983">
            <text:p>22.294983</text:p>
          </table:table-cell>
          <table:table-cell/>
        </table:table-row>
        <table:table-row table:style-name="ro1">
          <table:table-cell office:value-type="float" office:value="1143.291626">
            <text:p>1143.291626</text:p>
          </table:table-cell>
          <table:table-cell office:value-type="float" office:value="1135.50415">
            <text:p>1135.50415</text:p>
          </table:table-cell>
          <table:table-cell office:value-type="float" office:value="12.057491">
            <text:p>12.057491</text:p>
          </table:table-cell>
          <table:table-cell/>
        </table:table-row>
        <table:table-row table:style-name="ro1">
          <table:table-cell office:value-type="float" office:value="1138.496704">
            <text:p>1138.496704</text:p>
          </table:table-cell>
          <table:table-cell office:value-type="float" office:value="1135.854126">
            <text:p>1135.854126</text:p>
          </table:table-cell>
          <table:table-cell office:value-type="float" office:value="24.464983">
            <text:p>24.464983</text:p>
          </table:table-cell>
          <table:table-cell/>
        </table:table-row>
        <table:table-row table:style-name="ro1">
          <table:table-cell office:value-type="float" office:value="1131.986694">
            <text:p>1131.986694</text:p>
          </table:table-cell>
          <table:table-cell office:value-type="float" office:value="1141.786621">
            <text:p>1141.786621</text:p>
          </table:table-cell>
          <table:table-cell office:value-type="float" office:value="13.544991">
            <text:p>13.544991</text:p>
          </table:table-cell>
          <table:table-cell/>
        </table:table-row>
        <table:table-row table:style-name="ro1">
          <table:table-cell office:value-type="float" office:value="1134.926636">
            <text:p>1134.926636</text:p>
          </table:table-cell>
          <table:table-cell office:value-type="float" office:value="1144.324219">
            <text:p>1144.324219</text:p>
          </table:table-cell>
          <table:table-cell office:value-type="float" office:value="13.57999">
            <text:p>13.57999</text:p>
          </table:table-cell>
          <table:table-cell/>
        </table:table-row>
        <table:table-row table:style-name="ro1">
          <table:table-cell office:value-type="float" office:value="1134.104126">
            <text:p>1134.104126</text:p>
          </table:table-cell>
          <table:table-cell office:value-type="float" office:value="1146.494141">
            <text:p>1146.494141</text:p>
          </table:table-cell>
          <table:table-cell office:value-type="float" office:value="1138.479126">
            <text:p>1138.479126</text:p>
          </table:table-cell>
          <table:table-cell/>
        </table:table-row>
        <table:table-row table:style-name="ro1">
          <table:table-cell office:value-type="float" office:value="7.297495">
            <text:p>7.297495</text:p>
          </table:table-cell>
          <table:table-cell office:value-type="float" office:value="1129.414185">
            <text:p>1129.414185</text:p>
          </table:table-cell>
          <table:table-cell office:value-type="float" office:value="1128.88916">
            <text:p>1128.88916</text:p>
          </table:table-cell>
          <table:table-cell office:value-type="float" office:value="1032.374756">
            <text:p>1032.374756</text:p>
          </table:table-cell>
        </table:table-row>
        <table:table-row table:style-name="ro1">
          <table:table-cell office:value-type="float" office:value="1135.714233">
            <text:p>1135.714233</text:p>
          </table:table-cell>
          <table:table-cell office:value-type="float" office:value="1134.13916">
            <text:p>1134.13916</text:p>
          </table:table-cell>
          <table:table-cell office:value-type="float" office:value="1122.37915">
            <text:p>1122.37915</text:p>
          </table:table-cell>
          <table:table-cell/>
        </table:table-row>
        <table:table-row table:style-name="ro1">
          <table:table-cell office:value-type="float" office:value="1135.049194">
            <text:p>1135.049194</text:p>
          </table:table-cell>
          <table:table-cell office:value-type="float" office:value="16.764988">
            <text:p>16.764988</text:p>
          </table:table-cell>
          <table:table-cell office:value-type="float" office:value="3.079998">
            <text:p>3.079998</text:p>
          </table:table-cell>
          <table:table-cell/>
        </table:table-row>
        <table:table-row table:style-name="ro1">
          <table:table-cell office:value-type="float" office:value="1146.021729">
            <text:p>1146.021729</text:p>
          </table:table-cell>
          <table:table-cell office:value-type="float" office:value="1130.324219">
            <text:p>1130.324219</text:p>
          </table:table-cell>
          <table:table-cell office:value-type="float" office:value="1144.306641">
            <text:p>1144.306641</text:p>
          </table:table-cell>
          <table:table-cell/>
        </table:table-row>
        <table:table-row table:style-name="ro1">
          <table:table-cell office:value-type="float" office:value="1144.761719">
            <text:p>1144.761719</text:p>
          </table:table-cell>
          <table:table-cell office:value-type="float" office:value="1132.179199">
            <text:p>1132.179199</text:p>
          </table:table-cell>
          <table:table-cell office:value-type="float" office:value="1144.341675">
            <text:p>1144.341675</text:p>
          </table:table-cell>
          <table:table-cell/>
        </table:table-row>
        <table:table-row table:style-name="ro1">
          <table:table-cell office:value-type="float" office:value="1136.151733">
            <text:p>1136.151733</text:p>
          </table:table-cell>
          <table:table-cell office:value-type="float" office:value="1.452499">
            <text:p>1.452499</text:p>
          </table:table-cell>
          <table:table-cell office:value-type="float" office:value="1.102499">
            <text:p>1.102499</text:p>
          </table:table-cell>
          <table:table-cell/>
        </table:table-row>
        <table:table-row table:style-name="ro1">
          <table:table-cell office:value-type="float" office:value="1142.679199">
            <text:p>1142.679199</text:p>
          </table:table-cell>
          <table:table-cell office:value-type="float" office:value="2.134999">
            <text:p>2.134999</text:p>
          </table:table-cell>
          <table:table-cell office:value-type="float" office:value="10.412493">
            <text:p>10.412493</text:p>
          </table:table-cell>
          <table:table-cell/>
        </table:table-row>
        <table:table-row table:style-name="ro1">
          <table:table-cell office:value-type="float" office:value="1141.13916">
            <text:p>1141.13916</text:p>
          </table:table-cell>
          <table:table-cell office:value-type="float" office:value="2.432498">
            <text:p>2.432498</text:p>
          </table:table-cell>
          <table:table-cell office:value-type="float" office:value="15.977489">
            <text:p>15.977489</text:p>
          </table:table-cell>
          <table:table-cell/>
        </table:table-row>
        <table:table-row table:style-name="ro1">
          <table:table-cell office:value-type="float" office:value="1139.564209">
            <text:p>1139.564209</text:p>
          </table:table-cell>
          <table:table-cell office:value-type="float" office:value="1.697499">
            <text:p>1.697499</text:p>
          </table:table-cell>
          <table:table-cell office:value-type="float" office:value="21.279985">
            <text:p>21.279985</text:p>
          </table:table-cell>
          <table:table-cell/>
        </table:table-row>
        <table:table-row table:style-name="ro1">
          <table:table-cell office:value-type="float" office:value="19.162487">
            <text:p>19.162487</text:p>
          </table:table-cell>
          <table:table-cell office:value-type="float" office:value="8.767493">
            <text:p>8.767493</text:p>
          </table:table-cell>
          <table:table-cell office:value-type="float" office:value="33.389977">
            <text:p>33.389977</text:p>
          </table:table-cell>
          <table:table-cell/>
        </table:table-row>
        <table:table-row table:style-name="ro1">
          <table:table-cell office:value-type="float" office:value="4.147497">
            <text:p>4.147497</text:p>
          </table:table-cell>
          <table:table-cell office:value-type="float" office:value="7.402494">
            <text:p>7.402494</text:p>
          </table:table-cell>
          <table:table-cell office:value-type="float" office:value="25.287481">
            <text:p>25.287481</text:p>
          </table:table-cell>
          <table:table-cell office:value-type="float" office:value="1032.374756">
            <text:p>1032.374756</text:p>
          </table:table-cell>
        </table:table-row>
        <table:table-row table:style-name="ro1">
          <table:table-cell office:value-type="float" office:value="1142.521729">
            <text:p>1142.521729</text:p>
          </table:table-cell>
          <table:table-cell office:value-type="float" office:value="1134.57666">
            <text:p>1134.57666</text:p>
          </table:table-cell>
          <table:table-cell office:value-type="float" office:value="13.66749">
            <text:p>13.66749</text:p>
          </table:table-cell>
          <table:table-cell/>
        </table:table-row>
        <table:table-row table:style-name="ro1">
          <table:table-cell office:value-type="float" office:value="1136.186646">
            <text:p>1136.186646</text:p>
          </table:table-cell>
          <table:table-cell office:value-type="float" office:value="25.584982">
            <text:p>25.584982</text:p>
          </table:table-cell>
          <table:table-cell office:value-type="float" office:value="18.042486">
            <text:p>18.042486</text:p>
          </table:table-cell>
          <table:table-cell/>
        </table:table-row>
        <table:table-row table:style-name="ro1">
          <table:table-cell office:value-type="float" office:value="1141.209229">
            <text:p>1141.209229</text:p>
          </table:table-cell>
          <table:table-cell office:value-type="float" office:value="1137.09668">
            <text:p>1137.09668</text:p>
          </table:table-cell>
          <table:table-cell office:value-type="float" office:value="1144.061646">
            <text:p>1144.061646</text:p>
          </table:table-cell>
          <table:table-cell/>
        </table:table-row>
        <table:table-row table:style-name="ro1">
          <table:table-cell office:value-type="float" office:value="1144.901611">
            <text:p>1144.901611</text:p>
          </table:table-cell>
          <table:table-cell office:value-type="float" office:value="13.072491">
            <text:p>13.072491</text:p>
          </table:table-cell>
          <table:table-cell office:value-type="float" office:value="1144.219116">
            <text:p>1144.219116</text:p>
          </table:table-cell>
          <table:table-cell/>
        </table:table-row>
        <table:table-row table:style-name="ro1">
          <table:table-cell office:value-type="float" office:value="1133.561646">
            <text:p>1133.561646</text:p>
          </table:table-cell>
          <table:table-cell office:value-type="float" office:value="1144.516724">
            <text:p>1144.516724</text:p>
          </table:table-cell>
          <table:table-cell office:value-type="float" office:value="1133.491699">
            <text:p>1133.491699</text:p>
          </table:table-cell>
          <table:table-cell/>
        </table:table-row>
        <table:table-row table:style-name="ro1">
          <table:table-cell office:value-type="float" office:value="5.477496">
            <text:p>5.477496</text:p>
          </table:table-cell>
          <table:table-cell office:value-type="float" office:value="1109.621704">
            <text:p>1109.621704</text:p>
          </table:table-cell>
          <table:table-cell office:value-type="float" office:value="1115.799194">
            <text:p>1115.799194</text:p>
          </table:table-cell>
          <table:table-cell/>
        </table:table-row>
        <table:table-row table:style-name="ro1">
          <table:table-cell office:value-type="float" office:value="1137.114136">
            <text:p>1137.114136</text:p>
          </table:table-cell>
          <table:table-cell office:value-type="float" office:value="9.134994">
            <text:p>9.134994</text:p>
          </table:table-cell>
          <table:table-cell office:value-type="float" office:value="1097.966675">
            <text:p>1097.966675</text:p>
          </table:table-cell>
          <table:table-cell/>
        </table:table-row>
        <table:table-row table:style-name="ro1">
          <table:table-cell office:value-type="float" office:value="19.039986">
            <text:p>19.039986</text:p>
          </table:table-cell>
          <table:table-cell office:value-type="float" office:value="11.917491">
            <text:p>11.917491</text:p>
          </table:table-cell>
          <table:table-cell office:value-type="float" office:value="1084.001709">
            <text:p>1084.001709</text:p>
          </table:table-cell>
          <table:table-cell/>
        </table:table-row>
        <table:table-row table:style-name="ro1">
          <table:table-cell office:value-type="float" office:value="1141.90918">
            <text:p>1141.90918</text:p>
          </table:table-cell>
          <table:table-cell office:value-type="float" office:value="14.61249">
            <text:p>14.61249</text:p>
          </table:table-cell>
          <table:table-cell office:value-type="float" office:value="1075.776733">
            <text:p>1075.776733</text:p>
          </table:table-cell>
          <table:table-cell/>
        </table:table-row>
        <table:table-row table:style-name="ro1">
          <table:table-cell office:value-type="float" office:value="14.472489">
            <text:p>14.472489</text:p>
          </table:table-cell>
          <table:table-cell office:value-type="float" office:value="1145.006714">
            <text:p>1145.006714</text:p>
          </table:table-cell>
          <table:table-cell office:value-type="float" office:value="1091.351685">
            <text:p>1091.351685</text:p>
          </table:table-cell>
          <table:table-cell office:value-type="float" office:value="1032.374756">
            <text:p>1032.374756</text:p>
          </table:table-cell>
        </table:table-row>
        <table:table-row table:style-name="ro1">
          <table:table-cell office:value-type="float" office:value="2.222498">
            <text:p>2.222498</text:p>
          </table:table-cell>
          <table:table-cell office:value-type="float" office:value="1136.956665">
            <text:p>1136.956665</text:p>
          </table:table-cell>
          <table:table-cell office:value-type="float" office:value="1099.90918">
            <text:p>1099.90918</text:p>
          </table:table-cell>
          <table:table-cell/>
        </table:table-row>
        <table:table-row table:style-name="ro1">
          <table:table-cell office:value-type="float" office:value="6.212495">
            <text:p>6.212495</text:p>
          </table:table-cell>
          <table:table-cell office:value-type="float" office:value="1135.994141">
            <text:p>1135.994141</text:p>
          </table:table-cell>
          <table:table-cell office:value-type="float" office:value="1117.89917">
            <text:p>1117.89917</text:p>
          </table:table-cell>
          <table:table-cell/>
        </table:table-row>
        <table:table-row table:style-name="ro1">
          <table:table-cell office:value-type="float" office:value="4.007497">
            <text:p>4.007497</text:p>
          </table:table-cell>
          <table:table-cell office:value-type="float" office:value="1132.581665">
            <text:p>1132.581665</text:p>
          </table:table-cell>
          <table:table-cell office:value-type="float" office:value="1116.63916">
            <text:p>1116.63916</text:p>
          </table:table-cell>
          <table:table-cell/>
        </table:table-row>
        <table:table-row table:style-name="ro1">
          <table:table-cell office:value-type="float" office:value="8.784993">
            <text:p>8.784993</text:p>
          </table:table-cell>
          <table:table-cell office:value-type="float" office:value="1142.329224">
            <text:p>1142.329224</text:p>
          </table:table-cell>
          <table:table-cell office:value-type="float" office:value="1133.509155">
            <text:p>1133.509155</text:p>
          </table:table-cell>
          <table:table-cell/>
        </table:table-row>
        <table:table-row table:style-name="ro1">
          <table:table-cell office:value-type="float" office:value="8.189994">
            <text:p>8.189994</text:p>
          </table:table-cell>
          <table:table-cell office:value-type="float" office:value="7.017495">
            <text:p>7.017495</text:p>
          </table:table-cell>
          <table:table-cell office:value-type="float" office:value="1137.97168">
            <text:p>1137.97168</text:p>
          </table:table-cell>
          <table:table-cell/>
        </table:table-row>
        <table:table-row table:style-name="ro1">
          <table:table-cell office:value-type="float" office:value="1145.444214">
            <text:p>1145.444214</text:p>
          </table:table-cell>
          <table:table-cell office:value-type="float" office:value="1145.969116">
            <text:p>1145.969116</text:p>
          </table:table-cell>
          <table:table-cell office:value-type="float" office:value="1131.234131">
            <text:p>1131.234131</text:p>
          </table:table-cell>
          <table:table-cell/>
        </table:table-row>
        <table:table-row table:style-name="ro1">
          <table:table-cell office:value-type="float" office:value="1141.384155">
            <text:p>1141.384155</text:p>
          </table:table-cell>
          <table:table-cell office:value-type="float" office:value="1146.33667">
            <text:p>1146.33667</text:p>
          </table:table-cell>
          <table:table-cell office:value-type="float" office:value="1138.07666">
            <text:p>1138.07666</text:p>
          </table:table-cell>
          <table:table-cell/>
        </table:table-row>
        <table:table-row table:style-name="ro1">
          <table:table-cell office:value-type="float" office:value="4.042497">
            <text:p>4.042497</text:p>
          </table:table-cell>
          <table:table-cell office:value-type="float" office:value="1134.716675">
            <text:p>1134.716675</text:p>
          </table:table-cell>
          <table:table-cell office:value-type="float" office:value="1136.361694">
            <text:p>1136.361694</text:p>
          </table:table-cell>
          <table:table-cell/>
        </table:table-row>
        <table:table-row table:style-name="ro1">
          <table:table-cell office:value-type="float" office:value="10.587492">
            <text:p>10.587492</text:p>
          </table:table-cell>
          <table:table-cell office:value-type="float" office:value="1129.746704">
            <text:p>1129.746704</text:p>
          </table:table-cell>
          <table:table-cell office:value-type="float" office:value="1141.279175">
            <text:p>1141.279175</text:p>
          </table:table-cell>
          <table:table-cell/>
        </table:table-row>
        <table:table-row table:style-name="ro1">
          <table:table-cell office:value-type="float" office:value="4.812497">
            <text:p>4.812497</text:p>
          </table:table-cell>
          <table:table-cell office:value-type="float" office:value="1134.244141">
            <text:p>1134.244141</text:p>
          </table:table-cell>
          <table:table-cell office:value-type="float" office:value="1125.529175">
            <text:p>1125.529175</text:p>
          </table:table-cell>
          <table:table-cell office:value-type="float" office:value="1032.374756">
            <text:p>1032.374756</text:p>
          </table:table-cell>
        </table:table-row>
        <table:table-row table:style-name="ro1">
          <table:table-cell office:value-type="float" office:value="4.479997">
            <text:p>4.479997</text:p>
          </table:table-cell>
          <table:table-cell office:value-type="float" office:value="3.342498">
            <text:p>3.342498</text:p>
          </table:table-cell>
          <table:table-cell office:value-type="float" office:value="1118.354248">
            <text:p>1118.354248</text:p>
          </table:table-cell>
          <table:table-cell/>
        </table:table-row>
        <table:table-row table:style-name="ro1">
          <table:table-cell office:value-type="float" office:value="1088.429199">
            <text:p>1088.429199</text:p>
          </table:table-cell>
          <table:table-cell office:value-type="float" office:value="22.032484">
            <text:p>22.032484</text:p>
          </table:table-cell>
          <table:table-cell office:value-type="float" office:value="1096.479248">
            <text:p>1096.479248</text:p>
          </table:table-cell>
          <table:table-cell/>
        </table:table-row>
        <table:table-row table:style-name="ro1">
          <table:table-cell office:value-type="float" office:value="1127.856689">
            <text:p>1127.856689</text:p>
          </table:table-cell>
          <table:table-cell office:value-type="float" office:value="1141.944214">
            <text:p>1141.944214</text:p>
          </table:table-cell>
          <table:table-cell office:value-type="float" office:value="1145.95166">
            <text:p>1145.95166</text:p>
          </table:table-cell>
          <table:table-cell/>
        </table:table-row>
        <table:table-row table:style-name="ro1">
          <table:table-cell office:value-type="float" office:value="1144.901611">
            <text:p>1144.901611</text:p>
          </table:table-cell>
          <table:table-cell office:value-type="float" office:value="1125.424194">
            <text:p>1125.424194</text:p>
          </table:table-cell>
          <table:table-cell office:value-type="float" office:value="0.28">
            <text:p>0.28</text:p>
          </table:table-cell>
          <table:table-cell/>
        </table:table-row>
        <table:table-row table:style-name="ro1">
          <table:table-cell office:value-type="float" office:value="1143.046631">
            <text:p>1143.046631</text:p>
          </table:table-cell>
          <table:table-cell office:value-type="float" office:value="1138.51416">
            <text:p>1138.51416</text:p>
          </table:table-cell>
          <table:table-cell office:value-type="float" office:value="12.127491">
            <text:p>12.127491</text:p>
          </table:table-cell>
          <table:table-cell/>
        </table:table-row>
        <table:table-row table:style-name="ro1">
          <table:table-cell office:value-type="float" office:value="11.847491">
            <text:p>11.847491</text:p>
          </table:table-cell>
          <table:table-cell office:value-type="float" office:value="1128.329224">
            <text:p>1128.329224</text:p>
          </table:table-cell>
          <table:table-cell office:value-type="float" office:value="15.102489">
            <text:p>15.102489</text:p>
          </table:table-cell>
          <table:table-cell/>
        </table:table-row>
        <table:table-row table:style-name="ro1">
          <table:table-cell office:value-type="float" office:value="16.327488">
            <text:p>16.327488</text:p>
          </table:table-cell>
          <table:table-cell office:value-type="float" office:value="1142.084229">
            <text:p>1142.084229</text:p>
          </table:table-cell>
          <table:table-cell office:value-type="float" office:value="18.602486">
            <text:p>18.602486</text:p>
          </table:table-cell>
          <table:table-cell/>
        </table:table-row>
        <table:table-row table:style-name="ro1">
          <table:table-cell office:value-type="float" office:value="3.464998">
            <text:p>3.464998</text:p>
          </table:table-cell>
          <table:table-cell office:value-type="float" office:value="1146.616699">
            <text:p>1146.616699</text:p>
          </table:table-cell>
          <table:table-cell office:value-type="float" office:value="9.624993">
            <text:p>9.624993</text:p>
          </table:table-cell>
          <table:table-cell/>
        </table:table-row>
        <table:table-row table:style-name="ro1">
          <table:table-cell office:value-type="float" office:value="4.847497">
            <text:p>4.847497</text:p>
          </table:table-cell>
          <table:table-cell office:value-type="float" office:value="0.455">
            <text:p>0.455</text:p>
          </table:table-cell>
          <table:table-cell office:value-type="float" office:value="12.844991">
            <text:p>12.844991</text:p>
          </table:table-cell>
          <table:table-cell/>
        </table:table-row>
        <table:table-row table:style-name="ro1">
          <table:table-cell office:value-type="float" office:value="1132.529175">
            <text:p>1132.529175</text:p>
          </table:table-cell>
          <table:table-cell office:value-type="float" office:value="11.392491">
            <text:p>11.392491</text:p>
          </table:table-cell>
          <table:table-cell office:value-type="float" office:value="5.844996">
            <text:p>5.844996</text:p>
          </table:table-cell>
          <table:table-cell office:value-type="float" office:value="1032.374756">
            <text:p>1032.374756</text:p>
          </table:table-cell>
        </table:table-row>
        <table:table-row table:style-name="ro1">
          <table:table-cell office:value-type="float" office:value="1127.52417">
            <text:p>1127.52417</text:p>
          </table:table-cell>
          <table:table-cell office:value-type="float" office:value="1134.261719">
            <text:p>1134.261719</text:p>
          </table:table-cell>
          <table:table-cell office:value-type="float" office:value="6.929995">
            <text:p>6.929995</text:p>
          </table:table-cell>
          <table:table-cell/>
        </table:table-row>
        <table:table-row table:style-name="ro1">
          <table:table-cell office:value-type="float" office:value="1131.12915">
            <text:p>1131.12915</text:p>
          </table:table-cell>
          <table:table-cell office:value-type="float" office:value="5.897496">
            <text:p>5.897496</text:p>
          </table:table-cell>
          <table:table-cell office:value-type="float" office:value="3.079998">
            <text:p>3.079998</text:p>
          </table:table-cell>
          <table:table-cell/>
        </table:table-row>
        <table:table-row table:style-name="ro1">
          <table:table-cell office:value-type="float" office:value="5.967495">
            <text:p>5.967495</text:p>
          </table:table-cell>
          <table:table-cell office:value-type="float" office:value="1139.861694">
            <text:p>1139.861694</text:p>
          </table:table-cell>
          <table:table-cell office:value-type="float" office:value="1130.359131">
            <text:p>1130.359131</text:p>
          </table:table-cell>
          <table:table-cell/>
        </table:table-row>
        <table:table-row table:style-name="ro1">
          <table:table-cell office:value-type="float" office:value="8.924994">
            <text:p>8.924994</text:p>
          </table:table-cell>
          <table:table-cell office:value-type="float" office:value="1142.679199">
            <text:p>1142.679199</text:p>
          </table:table-cell>
          <table:table-cell office:value-type="float" office:value="1121.34668">
            <text:p>1121.34668</text:p>
          </table:table-cell>
          <table:table-cell/>
        </table:table-row>
        <table:table-row table:style-name="ro1">
          <table:table-cell office:value-type="float" office:value="3.079998">
            <text:p>3.079998</text:p>
          </table:table-cell>
          <table:table-cell office:value-type="float" office:value="12.879991">
            <text:p>12.879991</text:p>
          </table:table-cell>
          <table:table-cell office:value-type="float" office:value="1131.094238">
            <text:p>1131.094238</text:p>
          </table:table-cell>
          <table:table-cell/>
        </table:table-row>
        <table:table-row table:style-name="ro1">
          <table:table-cell office:value-type="float" office:value="9.484993">
            <text:p>9.484993</text:p>
          </table:table-cell>
          <table:table-cell office:value-type="float" office:value="1137.306641">
            <text:p>1137.306641</text:p>
          </table:table-cell>
          <table:table-cell office:value-type="float" office:value="1125.424194">
            <text:p>1125.424194</text:p>
          </table:table-cell>
          <table:table-cell/>
        </table:table-row>
        <table:table-row table:style-name="ro1">
          <table:table-cell office:value-type="float" office:value="1143.81665">
            <text:p>1143.81665</text:p>
          </table:table-cell>
          <table:table-cell office:value-type="float" office:value="1133.141724">
            <text:p>1133.141724</text:p>
          </table:table-cell>
          <table:table-cell office:value-type="float" office:value="1128.031738">
            <text:p>1128.031738</text:p>
          </table:table-cell>
          <table:table-cell/>
        </table:table-row>
        <table:table-row table:style-name="ro1">
          <table:table-cell office:value-type="float" office:value="1131.216675">
            <text:p>1131.216675</text:p>
          </table:table-cell>
          <table:table-cell office:value-type="float" office:value="1134.90918">
            <text:p>1134.90918</text:p>
          </table:table-cell>
          <table:table-cell office:value-type="float" office:value="35.594975">
            <text:p>35.594975</text:p>
          </table:table-cell>
          <table:table-cell/>
        </table:table-row>
        <table:table-row table:style-name="ro1">
          <table:table-cell office:value-type="float" office:value="1137.884155">
            <text:p>1137.884155</text:p>
          </table:table-cell>
          <table:table-cell office:value-type="float" office:value="1131.269165">
            <text:p>1131.269165</text:p>
          </table:table-cell>
          <table:table-cell office:value-type="float" office:value="13.054991">
            <text:p>13.054991</text:p>
          </table:table-cell>
          <table:table-cell/>
        </table:table-row>
        <table:table-row table:style-name="ro1">
          <table:table-cell office:value-type="float" office:value="15.837488">
            <text:p>15.837488</text:p>
          </table:table-cell>
          <table:table-cell office:value-type="float" office:value="7.577495">
            <text:p>7.577495</text:p>
          </table:table-cell>
          <table:table-cell office:value-type="float" office:value="34.824974">
            <text:p>34.824974</text:p>
          </table:table-cell>
          <table:table-cell office:value-type="float" office:value="1032.374756">
            <text:p>1032.374756</text:p>
          </table:table-cell>
        </table:table-row>
        <table:table-row table:style-name="ro1">
          <table:table-cell office:value-type="float" office:value="12.197491">
            <text:p>12.197491</text:p>
          </table:table-cell>
          <table:table-cell office:value-type="float" office:value="10.184993">
            <text:p>10.184993</text:p>
          </table:table-cell>
          <table:table-cell office:value-type="float" office:value="12.004992">
            <text:p>12.004992</text:p>
          </table:table-cell>
          <table:table-cell/>
        </table:table-row>
        <table:table-row table:style-name="ro1">
          <table:table-cell office:value-type="float" office:value="1140.771729">
            <text:p>1140.771729</text:p>
          </table:table-cell>
          <table:table-cell office:value-type="float" office:value="1146.651611">
            <text:p>1146.651611</text:p>
          </table:table-cell>
          <table:table-cell office:value-type="float" office:value="12.739991">
            <text:p>12.739991</text:p>
          </table:table-cell>
          <table:table-cell/>
        </table:table-row>
        <table:table-row table:style-name="ro1">
          <table:table-cell office:value-type="float" office:value="1128.854126">
            <text:p>1128.854126</text:p>
          </table:table-cell>
          <table:table-cell office:value-type="float" office:value="1123.079224">
            <text:p>1123.079224</text:p>
          </table:table-cell>
          <table:table-cell office:value-type="float" office:value="1129.554199">
            <text:p>1129.554199</text:p>
          </table:table-cell>
          <table:table-cell/>
        </table:table-row>
        <table:table-row table:style-name="ro1">
          <table:table-cell office:value-type="float" office:value="1139.161621">
            <text:p>1139.161621</text:p>
          </table:table-cell>
          <table:table-cell office:value-type="float" office:value="14.717489">
            <text:p>14.717489</text:p>
          </table:table-cell>
          <table:table-cell office:value-type="float" office:value="1138.479126">
            <text:p>1138.479126</text:p>
          </table:table-cell>
          <table:table-cell/>
        </table:table-row>
        <table:table-row table:style-name="ro1">
          <table:table-cell office:value-type="float" office:value="40.879971">
            <text:p>40.879971</text:p>
          </table:table-cell>
          <table:table-cell office:value-type="float" office:value="1114.714233">
            <text:p>1114.714233</text:p>
          </table:table-cell>
          <table:table-cell office:value-type="float" office:value="1110.619141">
            <text:p>1110.619141</text:p>
          </table:table-cell>
          <table:table-cell/>
        </table:table-row>
        <table:table-row table:style-name="ro1">
          <table:table-cell office:value-type="float" office:value="21.577484">
            <text:p>21.577484</text:p>
          </table:table-cell>
          <table:table-cell office:value-type="float" office:value="2.799998">
            <text:p>2.799998</text:p>
          </table:table-cell>
          <table:table-cell office:value-type="float" office:value="1088.831665">
            <text:p>1088.831665</text:p>
          </table:table-cell>
          <table:table-cell/>
        </table:table-row>
        <table:table-row table:style-name="ro1">
          <table:table-cell office:value-type="float" office:value="1145.934204">
            <text:p>1145.934204</text:p>
          </table:table-cell>
          <table:table-cell office:value-type="float" office:value="22.679983">
            <text:p>22.679983</text:p>
          </table:table-cell>
          <table:table-cell office:value-type="float" office:value="1091.684204">
            <text:p>1091.684204</text:p>
          </table:table-cell>
          <table:table-cell/>
        </table:table-row>
        <table:table-row table:style-name="ro1">
          <table:table-cell office:value-type="float" office:value="1138.829224">
            <text:p>1138.829224</text:p>
          </table:table-cell>
          <table:table-cell office:value-type="float" office:value="1135.679199">
            <text:p>1135.679199</text:p>
          </table:table-cell>
          <table:table-cell office:value-type="float" office:value="1115.361694">
            <text:p>1115.361694</text:p>
          </table:table-cell>
          <table:table-cell/>
        </table:table-row>
        <table:table-row table:style-name="ro1">
          <table:table-cell office:value-type="float" office:value="1094.011719">
            <text:p>1094.011719</text:p>
          </table:table-cell>
          <table:table-cell office:value-type="float" office:value="1127.419189">
            <text:p>1127.419189</text:p>
          </table:table-cell>
          <table:table-cell office:value-type="float" office:value="18.269987">
            <text:p>18.269987</text:p>
          </table:table-cell>
          <table:table-cell/>
        </table:table-row>
        <table:table-row table:style-name="ro1">
          <table:table-cell office:value-type="float" office:value="1133.771729">
            <text:p>1133.771729</text:p>
          </table:table-cell>
          <table:table-cell office:value-type="float" office:value="1132.949219">
            <text:p>1132.949219</text:p>
          </table:table-cell>
          <table:table-cell office:value-type="float" office:value="32.549976">
            <text:p>32.549976</text:p>
          </table:table-cell>
          <table:table-cell office:value-type="float" office:value="1032.374756">
            <text:p>1032.374756</text:p>
          </table:table-cell>
        </table:table-row>
        <table:table-row table:style-name="ro1">
          <table:table-cell office:value-type="float" office:value="5.284996">
            <text:p>5.284996</text:p>
          </table:table-cell>
          <table:table-cell office:value-type="float" office:value="36.924973">
            <text:p>36.924973</text:p>
          </table:table-cell>
          <table:table-cell office:value-type="float" office:value="35.997475">
            <text:p>35.997475</text:p>
          </table:table-cell>
          <table:table-cell/>
        </table:table-row>
        <table:table-row table:style-name="ro1">
          <table:table-cell office:value-type="float" office:value="17.237488">
            <text:p>17.237488</text:p>
          </table:table-cell>
          <table:table-cell office:value-type="float" office:value="1135.749146">
            <text:p>1135.749146</text:p>
          </table:table-cell>
          <table:table-cell office:value-type="float" office:value="27.22998">
            <text:p>27.22998</text:p>
          </table:table-cell>
          <table:table-cell/>
        </table:table-row>
        <table:table-row table:style-name="ro1">
          <table:table-cell office:value-type="float" office:value="1137.744141">
            <text:p>1137.744141</text:p>
          </table:table-cell>
          <table:table-cell office:value-type="float" office:value="1146.354126">
            <text:p>1146.354126</text:p>
          </table:table-cell>
          <table:table-cell office:value-type="float" office:value="7.594995">
            <text:p>7.594995</text:p>
          </table:table-cell>
          <table:table-cell/>
        </table:table-row>
        <table:table-row table:style-name="ro1">
          <table:table-cell office:value-type="float" office:value="6.142496">
            <text:p>6.142496</text:p>
          </table:table-cell>
          <table:table-cell office:value-type="float" office:value="26.739981">
            <text:p>26.739981</text:p>
          </table:table-cell>
          <table:table-cell office:value-type="float" office:value="5.372496">
            <text:p>5.372496</text:p>
          </table:table-cell>
          <table:table-cell/>
        </table:table-row>
        <table:table-row table:style-name="ro1">
          <table:table-cell office:value-type="float" office:value="33.599976">
            <text:p>33.599976</text:p>
          </table:table-cell>
          <table:table-cell office:value-type="float" office:value="1143.291626">
            <text:p>1143.291626</text:p>
          </table:table-cell>
          <table:table-cell office:value-type="float" office:value="1124.811646">
            <text:p>1124.811646</text:p>
          </table:table-cell>
          <table:table-cell/>
        </table:table-row>
        <table:table-row table:style-name="ro1">
          <table:table-cell office:value-type="float" office:value="6.002496">
            <text:p>6.002496</text:p>
          </table:table-cell>
          <table:table-cell office:value-type="float" office:value="9.379993">
            <text:p>9.379993</text:p>
          </table:table-cell>
          <table:table-cell office:value-type="float" office:value="1132.651733">
            <text:p>1132.651733</text:p>
          </table:table-cell>
          <table:table-cell/>
        </table:table-row>
        <table:table-row table:style-name="ro1">
          <table:table-cell office:value-type="float" office:value="1124.094238">
            <text:p>1124.094238</text:p>
          </table:table-cell>
          <table:table-cell office:value-type="float" office:value="1118.949219">
            <text:p>1118.949219</text:p>
          </table:table-cell>
          <table:table-cell office:value-type="float" office:value="18.497486">
            <text:p>18.497486</text:p>
          </table:table-cell>
          <table:table-cell/>
        </table:table-row>
        <table:table-row table:style-name="ro1">
          <table:table-cell office:value-type="float" office:value="1143.256714">
            <text:p>1143.256714</text:p>
          </table:table-cell>
          <table:table-cell office:value-type="float" office:value="1145.84668">
            <text:p>1145.84668</text:p>
          </table:table-cell>
          <table:table-cell office:value-type="float" office:value="41.96497">
            <text:p>41.96497</text:p>
          </table:table-cell>
          <table:table-cell/>
        </table:table-row>
        <table:table-row table:style-name="ro1">
          <table:table-cell office:value-type="float" office:value="25.812481">
            <text:p>25.812481</text:p>
          </table:table-cell>
          <table:table-cell office:value-type="float" office:value="19.879986">
            <text:p>19.879986</text:p>
          </table:table-cell>
          <table:table-cell office:value-type="float" office:value="42.157471">
            <text:p>42.157471</text:p>
          </table:table-cell>
          <table:table-cell/>
        </table:table-row>
        <table:table-row table:style-name="ro1">
          <table:table-cell office:value-type="float" office:value="1116.324219">
            <text:p>1116.324219</text:p>
          </table:table-cell>
          <table:table-cell office:value-type="float" office:value="1143.256714">
            <text:p>1143.256714</text:p>
          </table:table-cell>
          <table:table-cell office:value-type="float" office:value="18.969986">
            <text:p>18.969986</text:p>
          </table:table-cell>
          <table:table-cell office:value-type="float" office:value="1032.374756">
            <text:p>1032.374756</text:p>
          </table:table-cell>
        </table:table-row>
        <table:table-row table:style-name="ro1">
          <table:table-cell office:value-type="float" office:value="1116.376709">
            <text:p>1116.376709</text:p>
          </table:table-cell>
          <table:table-cell office:value-type="float" office:value="23.502483">
            <text:p>23.502483</text:p>
          </table:table-cell>
          <table:table-cell office:value-type="float" office:value="1130.009155">
            <text:p>1130.009155</text:p>
          </table:table-cell>
          <table:table-cell/>
        </table:table-row>
        <table:table-row table:style-name="ro1">
          <table:table-cell office:value-type="float" office:value="36.049973">
            <text:p>36.049973</text:p>
          </table:table-cell>
          <table:table-cell office:value-type="float" office:value="1143.32666">
            <text:p>1143.32666</text:p>
          </table:table-cell>
          <table:table-cell office:value-type="float" office:value="1145.724121">
            <text:p>1145.724121</text:p>
          </table:table-cell>
          <table:table-cell/>
        </table:table-row>
        <table:table-row table:style-name="ro1">
          <table:table-cell office:value-type="float" office:value="52.41246">
            <text:p>52.41246</text:p>
          </table:table-cell>
          <table:table-cell office:value-type="float" office:value="1115.449219">
            <text:p>1115.449219</text:p>
          </table:table-cell>
          <table:table-cell office:value-type="float" office:value="1122.904175">
            <text:p>1122.904175</text:p>
          </table:table-cell>
          <table:table-cell/>
        </table:table-row>
        <table:table-row table:style-name="ro1">
          <table:table-cell office:value-type="float" office:value="27.77248">
            <text:p>27.77248</text:p>
          </table:table-cell>
          <table:table-cell office:value-type="float" office:value="1140.21167">
            <text:p>1140.21167</text:p>
          </table:table-cell>
          <table:table-cell office:value-type="float" office:value="1138.95166">
            <text:p>1138.95166</text:p>
          </table:table-cell>
          <table:table-cell/>
        </table:table-row>
        <table:table-row table:style-name="ro1">
          <table:table-cell office:value-type="float" office:value="1086.731689">
            <text:p>1086.731689</text:p>
          </table:table-cell>
          <table:table-cell office:value-type="float" office:value="1137.551636">
            <text:p>1137.551636</text:p>
          </table:table-cell>
          <table:table-cell office:value-type="float" office:value="1142.241699">
            <text:p>1142.241699</text:p>
          </table:table-cell>
          <table:table-cell/>
        </table:table-row>
        <table:table-row table:style-name="ro1">
          <table:table-cell office:value-type="float" office:value="1119.64917">
            <text:p>1119.64917</text:p>
          </table:table-cell>
          <table:table-cell office:value-type="float" office:value="1141.681641">
            <text:p>1141.681641</text:p>
          </table:table-cell>
          <table:table-cell office:value-type="float" office:value="19.354986">
            <text:p>19.354986</text:p>
          </table:table-cell>
          <table:table-cell/>
        </table:table-row>
        <table:table-row table:style-name="ro1">
          <table:table-cell office:value-type="float" office:value="1135.224121">
            <text:p>1135.224121</text:p>
          </table:table-cell>
          <table:table-cell office:value-type="float" office:value="20.527485">
            <text:p>20.527485</text:p>
          </table:table-cell>
          <table:table-cell office:value-type="float" office:value="6.527495">
            <text:p>6.527495</text:p>
          </table:table-cell>
          <table:table-cell/>
        </table:table-row>
        <table:table-row table:style-name="ro1">
          <table:table-cell office:value-type="float" office:value="1146.77417">
            <text:p>1146.77417</text:p>
          </table:table-cell>
          <table:table-cell office:value-type="float" office:value="1143.291626">
            <text:p>1143.291626</text:p>
          </table:table-cell>
          <table:table-cell office:value-type="float" office:value="0.2975">
            <text:p>0.2975</text:p>
          </table:table-cell>
          <table:table-cell/>
        </table:table-row>
        <table:table-row table:style-name="ro1">
          <table:table-cell office:value-type="float" office:value="1136.186646">
            <text:p>1136.186646</text:p>
          </table:table-cell>
          <table:table-cell office:value-type="float" office:value="1132.896729">
            <text:p>1132.896729</text:p>
          </table:table-cell>
          <table:table-cell office:value-type="float" office:value="1142.539185">
            <text:p>1142.539185</text:p>
          </table:table-cell>
          <table:table-cell/>
        </table:table-row>
        <table:table-row table:style-name="ro1">
          <table:table-cell office:value-type="float" office:value="1137.394165">
            <text:p>1137.394165</text:p>
          </table:table-cell>
          <table:table-cell office:value-type="float" office:value="20.667484">
            <text:p>20.667484</text:p>
          </table:table-cell>
          <table:table-cell office:value-type="float" office:value="1139.161621">
            <text:p>1139.161621</text:p>
          </table:table-cell>
          <table:table-cell office:value-type="float" office:value="1032.374756">
            <text:p>1032.374756</text:p>
          </table:table-cell>
        </table:table-row>
        <table:table-row table:style-name="ro1">
          <table:table-cell office:value-type="float" office:value="51.449963">
            <text:p>51.449963</text:p>
          </table:table-cell>
          <table:table-cell office:value-type="float" office:value="1119.789185">
            <text:p>1119.789185</text:p>
          </table:table-cell>
          <table:table-cell office:value-type="float" office:value="1126.246704">
            <text:p>1126.246704</text:p>
          </table:table-cell>
          <table:table-cell/>
        </table:table-row>
        <table:table-row table:style-name="ro1">
          <table:table-cell office:value-type="float" office:value="1141.926636">
            <text:p>1141.926636</text:p>
          </table:table-cell>
          <table:table-cell office:value-type="float" office:value="1134.08667">
            <text:p>1134.08667</text:p>
          </table:table-cell>
          <table:table-cell office:value-type="float" office:value="1123.831665">
            <text:p>1123.831665</text:p>
          </table:table-cell>
          <table:table-cell/>
        </table:table-row>
        <table:table-row table:style-name="ro1">
          <table:table-cell office:value-type="float" office:value="1092.90918">
            <text:p>1092.90918</text:p>
          </table:table-cell>
          <table:table-cell office:value-type="float" office:value="15.242489">
            <text:p>15.242489</text:p>
          </table:table-cell>
          <table:table-cell office:value-type="float" office:value="1141.594116">
            <text:p>1141.594116</text:p>
          </table:table-cell>
          <table:table-cell/>
        </table:table-row>
        <table:table-row table:style-name="ro1">
          <table:table-cell office:value-type="float" office:value="1139.074219">
            <text:p>1139.074219</text:p>
          </table:table-cell>
          <table:table-cell office:value-type="float" office:value="1136.729126">
            <text:p>1136.729126</text:p>
          </table:table-cell>
          <table:table-cell office:value-type="float" office:value="12.757491">
            <text:p>12.757491</text:p>
          </table:table-cell>
          <table:table-cell/>
        </table:table-row>
        <table:table-row table:style-name="ro1">
          <table:table-cell office:value-type="float" office:value="1137.551636">
            <text:p>1137.551636</text:p>
          </table:table-cell>
          <table:table-cell office:value-type="float" office:value="8.784993">
            <text:p>8.784993</text:p>
          </table:table-cell>
          <table:table-cell office:value-type="float" office:value="1145.881714">
            <text:p>1145.881714</text:p>
          </table:table-cell>
          <table:table-cell/>
        </table:table-row>
        <table:table-row table:style-name="ro1">
          <table:table-cell office:value-type="float" office:value="28.66498">
            <text:p>28.66498</text:p>
          </table:table-cell>
          <table:table-cell office:value-type="float" office:value="3.272498">
            <text:p>3.272498</text:p>
          </table:table-cell>
          <table:table-cell office:value-type="float" office:value="8.557494">
            <text:p>8.557494</text:p>
          </table:table-cell>
          <table:table-cell/>
        </table:table-row>
        <table:table-row table:style-name="ro1">
          <table:table-cell office:value-type="float" office:value="14.769989">
            <text:p>14.769989</text:p>
          </table:table-cell>
          <table:table-cell office:value-type="float" office:value="15.644989">
            <text:p>15.644989</text:p>
          </table:table-cell>
          <table:table-cell office:value-type="float" office:value="3.342498">
            <text:p>3.342498</text:p>
          </table:table-cell>
          <table:table-cell/>
        </table:table-row>
        <table:table-row table:style-name="ro1">
          <table:table-cell office:value-type="float" office:value="1143.886719">
            <text:p>1143.886719</text:p>
          </table:table-cell>
          <table:table-cell office:value-type="float" office:value="3.079998">
            <text:p>3.079998</text:p>
          </table:table-cell>
          <table:table-cell office:value-type="float" office:value="13.61499">
            <text:p>13.61499</text:p>
          </table:table-cell>
          <table:table-cell/>
        </table:table-row>
        <table:table-row table:style-name="ro1">
          <table:table-cell office:value-type="float" office:value="1130.20166">
            <text:p>1130.20166</text:p>
          </table:table-cell>
          <table:table-cell office:value-type="float" office:value="14.279989">
            <text:p>14.279989</text:p>
          </table:table-cell>
          <table:table-cell office:value-type="float" office:value="1127.13916">
            <text:p>1127.13916</text:p>
          </table:table-cell>
          <table:table-cell/>
        </table:table-row>
        <table:table-row table:style-name="ro1">
          <table:table-cell office:value-type="float" office:value="30.572477">
            <text:p>30.572477</text:p>
          </table:table-cell>
          <table:table-cell office:value-type="float" office:value="1134.069214">
            <text:p>1134.069214</text:p>
          </table:table-cell>
          <table:table-cell office:value-type="float" office:value="1122.449219">
            <text:p>1122.449219</text:p>
          </table:table-cell>
          <table:table-cell office:value-type="float" office:value="1032.374756">
            <text:p>1032.374756</text:p>
          </table:table-cell>
        </table:table-row>
        <table:table-row table:style-name="ro1">
          <table:table-cell office:value-type="float" office:value="1142.626709">
            <text:p>1142.626709</text:p>
          </table:table-cell>
          <table:table-cell office:value-type="float" office:value="1127.279175">
            <text:p>1127.279175</text:p>
          </table:table-cell>
          <table:table-cell office:value-type="float" office:value="1103.304199">
            <text:p>1103.304199</text:p>
          </table:table-cell>
          <table:table-cell/>
        </table:table-row>
        <table:table-row table:style-name="ro1">
          <table:table-cell office:value-type="float" office:value="1118.984131">
            <text:p>1118.984131</text:p>
          </table:table-cell>
          <table:table-cell office:value-type="float" office:value="20.597485">
            <text:p>20.597485</text:p>
          </table:table-cell>
          <table:table-cell office:value-type="float" office:value="1125.056641">
            <text:p>1125.056641</text:p>
          </table:table-cell>
          <table:table-cell/>
        </table:table-row>
        <table:table-row table:style-name="ro1">
          <table:table-cell office:value-type="float" office:value="1139.791626">
            <text:p>1139.791626</text:p>
          </table:table-cell>
          <table:table-cell office:value-type="float" office:value="1125.476685">
            <text:p>1125.476685</text:p>
          </table:table-cell>
          <table:table-cell office:value-type="float" office:value="1143.22168">
            <text:p>1143.22168</text:p>
          </table:table-cell>
          <table:table-cell/>
        </table:table-row>
        <table:table-row table:style-name="ro1">
          <table:table-cell office:value-type="float" office:value="1132.38916">
            <text:p>1132.38916</text:p>
          </table:table-cell>
          <table:table-cell office:value-type="float" office:value="1145.234131">
            <text:p>1145.234131</text:p>
          </table:table-cell>
          <table:table-cell office:value-type="float" office:value="3.394998">
            <text:p>3.394998</text:p>
          </table:table-cell>
          <table:table-cell/>
        </table:table-row>
        <table:table-row table:style-name="ro1">
          <table:table-cell office:value-type="float" office:value="12.144991">
            <text:p>12.144991</text:p>
          </table:table-cell>
          <table:table-cell office:value-type="float" office:value="21.419985">
            <text:p>21.419985</text:p>
          </table:table-cell>
          <table:table-cell office:value-type="float" office:value="7.489995">
            <text:p>7.489995</text:p>
          </table:table-cell>
          <table:table-cell/>
        </table:table-row>
        <table:table-row table:style-name="ro1">
          <table:table-cell office:value-type="float" office:value="21.892485">
            <text:p>21.892485</text:p>
          </table:table-cell>
          <table:table-cell office:value-type="float" office:value="7.542494">
            <text:p>7.542494</text:p>
          </table:table-cell>
          <table:table-cell office:value-type="float" office:value="6.789995">
            <text:p>6.789995</text:p>
          </table:table-cell>
          <table:table-cell/>
        </table:table-row>
        <table:table-row table:style-name="ro1">
          <table:table-cell office:value-type="float" office:value="26.45998">
            <text:p>26.45998</text:p>
          </table:table-cell>
          <table:table-cell office:value-type="float" office:value="1127.804199">
            <text:p>1127.804199</text:p>
          </table:table-cell>
          <table:table-cell office:value-type="float" office:value="1116.306641">
            <text:p>1116.306641</text:p>
          </table:table-cell>
          <table:table-cell/>
        </table:table-row>
        <table:table-row table:style-name="ro1">
          <table:table-cell office:value-type="float" office:value="10.412493">
            <text:p>10.412493</text:p>
          </table:table-cell>
          <table:table-cell office:value-type="float" office:value="23.589983">
            <text:p>23.589983</text:p>
          </table:table-cell>
          <table:table-cell office:value-type="float" office:value="1116.814209">
            <text:p>1116.814209</text:p>
          </table:table-cell>
          <table:table-cell/>
        </table:table-row>
        <table:table-row table:style-name="ro1">
          <table:table-cell office:value-type="float" office:value="54.30246">
            <text:p>54.30246</text:p>
          </table:table-cell>
          <table:table-cell office:value-type="float" office:value="1131.07666">
            <text:p>1131.07666</text:p>
          </table:table-cell>
          <table:table-cell office:value-type="float" office:value="1105.859253">
            <text:p>1105.859253</text:p>
          </table:table-cell>
          <table:table-cell/>
        </table:table-row>
        <table:table-row table:style-name="ro1">
          <table:table-cell office:value-type="float" office:value="16.047489">
            <text:p>16.047489</text:p>
          </table:table-cell>
          <table:table-cell office:value-type="float" office:value="1116.551636">
            <text:p>1116.551636</text:p>
          </table:table-cell>
          <table:table-cell office:value-type="float" office:value="1066.256714">
            <text:p>1066.256714</text:p>
          </table:table-cell>
          <table:table-cell office:value-type="float" office:value="1032.374756">
            <text:p>1032.374756</text:p>
          </table:table-cell>
        </table:table-row>
        <table:table-row table:style-name="ro1">
          <table:table-cell office:value-type="float" office:value="1130.166626">
            <text:p>1130.166626</text:p>
          </table:table-cell>
          <table:table-cell office:value-type="float" office:value="1142.119141">
            <text:p>1142.119141</text:p>
          </table:table-cell>
          <table:table-cell office:value-type="float" office:value="1075.304199">
            <text:p>1075.304199</text:p>
          </table:table-cell>
          <table:table-cell/>
        </table:table-row>
        <table:table-row table:style-name="ro1">
          <table:table-cell office:value-type="float" office:value="1089.619263">
            <text:p>1089.619263</text:p>
          </table:table-cell>
          <table:table-cell office:value-type="float" office:value="1141.804199">
            <text:p>1141.804199</text:p>
          </table:table-cell>
          <table:table-cell office:value-type="float" office:value="1079.906738">
            <text:p>1079.906738</text:p>
          </table:table-cell>
          <table:table-cell/>
        </table:table-row>
        <table:table-row table:style-name="ro1">
          <table:table-cell office:value-type="float" office:value="13.544991">
            <text:p>13.544991</text:p>
          </table:table-cell>
          <table:table-cell office:value-type="float" office:value="1140.299194">
            <text:p>1140.299194</text:p>
          </table:table-cell>
          <table:table-cell office:value-type="float" office:value="1103.321655">
            <text:p>1103.321655</text:p>
          </table:table-cell>
          <table:table-cell/>
        </table:table-row>
        <table:table-row table:style-name="ro1">
          <table:table-cell office:value-type="float" office:value="8.889994">
            <text:p>8.889994</text:p>
          </table:table-cell>
          <table:table-cell office:value-type="float" office:value="24.289982">
            <text:p>24.289982</text:p>
          </table:table-cell>
          <table:table-cell office:value-type="float" office:value="1090.33667">
            <text:p>1090.33667</text:p>
          </table:table-cell>
          <table:table-cell/>
        </table:table-row>
        <table:table-row table:style-name="ro1">
          <table:table-cell office:value-type="float" office:value="47.967464">
            <text:p>47.967464</text:p>
          </table:table-cell>
          <table:table-cell office:value-type="float" office:value="1129.571655">
            <text:p>1129.571655</text:p>
          </table:table-cell>
          <table:table-cell office:value-type="float" office:value="1100.45166">
            <text:p>1100.45166</text:p>
          </table:table-cell>
          <table:table-cell/>
        </table:table-row>
        <table:table-row table:style-name="ro1">
          <table:table-cell office:value-type="float" office:value="1124.864136">
            <text:p>1124.864136</text:p>
          </table:table-cell>
          <table:table-cell office:value-type="float" office:value="20.212486">
            <text:p>20.212486</text:p>
          </table:table-cell>
          <table:table-cell office:value-type="float" office:value="1090.091675">
            <text:p>1090.091675</text:p>
          </table:table-cell>
          <table:table-cell/>
        </table:table-row>
        <table:table-row table:style-name="ro1">
          <table:table-cell office:value-type="float" office:value="15.032489">
            <text:p>15.032489</text:p>
          </table:table-cell>
          <table:table-cell office:value-type="float" office:value="0.839999">
            <text:p>0.839999</text:p>
          </table:table-cell>
          <table:table-cell office:value-type="float" office:value="1083.004272">
            <text:p>1083.004272</text:p>
          </table:table-cell>
          <table:table-cell/>
        </table:table-row>
        <table:table-row table:style-name="ro1">
          <table:table-cell office:value-type="float" office:value="36.224976">
            <text:p>36.224976</text:p>
          </table:table-cell>
          <table:table-cell office:value-type="float" office:value="1135.976685">
            <text:p>1135.976685</text:p>
          </table:table-cell>
          <table:table-cell office:value-type="float" office:value="1080.834229">
            <text:p>1080.834229</text:p>
          </table:table-cell>
          <table:table-cell/>
        </table:table-row>
        <table:table-row table:style-name="ro1">
          <table:table-cell office:value-type="float" office:value="13.57999">
            <text:p>13.57999</text:p>
          </table:table-cell>
          <table:table-cell office:value-type="float" office:value="1124.02417">
            <text:p>1124.02417</text:p>
          </table:table-cell>
          <table:table-cell office:value-type="float" office:value="1063.124268">
            <text:p>1063.124268</text:p>
          </table:table-cell>
          <table:table-cell/>
        </table:table-row>
        <table:table-row table:style-name="ro1">
          <table:table-cell office:value-type="float" office:value="24.534983">
            <text:p>24.534983</text:p>
          </table:table-cell>
          <table:table-cell office:value-type="float" office:value="1117.829224">
            <text:p>1117.829224</text:p>
          </table:table-cell>
          <table:table-cell office:value-type="float" office:value="1058.189209">
            <text:p>1058.189209</text:p>
          </table:table-cell>
          <table:table-cell office:value-type="float" office:value="1032.374756">
            <text:p>1032.374756</text:p>
          </table:table-cell>
        </table:table-row>
        <table:table-row table:style-name="ro1">
          <table:table-cell office:value-type="float" office:value="21.804985">
            <text:p>21.804985</text:p>
          </table:table-cell>
          <table:table-cell office:value-type="float" office:value="1126.684204">
            <text:p>1126.684204</text:p>
          </table:table-cell>
          <table:table-cell office:value-type="float" office:value="1056.474243">
            <text:p>1056.474243</text:p>
          </table:table-cell>
          <table:table-cell/>
        </table:table-row>
        <table:table-row table:style-name="ro1">
          <table:table-cell office:value-type="float" office:value="1126.15918">
            <text:p>1126.15918</text:p>
          </table:table-cell>
          <table:table-cell office:value-type="float" office:value="1125.739136">
            <text:p>1125.739136</text:p>
          </table:table-cell>
          <table:table-cell office:value-type="float" office:value="1036.296753">
            <text:p>1036.296753</text:p>
          </table:table-cell>
          <table:table-cell/>
        </table:table-row>
        <table:table-row table:style-name="ro1">
          <table:table-cell office:value-type="float" office:value="1142.154175">
            <text:p>1142.154175</text:p>
          </table:table-cell>
          <table:table-cell office:value-type="float" office:value="11.322492">
            <text:p>11.322492</text:p>
          </table:table-cell>
          <table:table-cell office:value-type="float" office:value="1072.049194">
            <text:p>1072.049194</text:p>
          </table:table-cell>
          <table:table-cell/>
        </table:table-row>
        <table:table-row table:style-name="ro1">
          <table:table-cell office:value-type="float" office:value="12.879991">
            <text:p>12.879991</text:p>
          </table:table-cell>
          <table:table-cell office:value-type="float" office:value="1108.904175">
            <text:p>1108.904175</text:p>
          </table:table-cell>
          <table:table-cell office:value-type="float" office:value="1050.489258">
            <text:p>1050.489258</text:p>
          </table:table-cell>
          <table:table-cell/>
        </table:table-row>
        <table:table-row table:style-name="ro1">
          <table:table-cell office:value-type="float" office:value="1137.166626">
            <text:p>1137.166626</text:p>
          </table:table-cell>
          <table:table-cell office:value-type="float" office:value="1.294999">
            <text:p>1.294999</text:p>
          </table:table-cell>
          <table:table-cell office:value-type="float" office:value="1080.309204">
            <text:p>1080.309204</text:p>
          </table:table-cell>
          <table:table-cell/>
        </table:table-row>
        <table:table-row table:style-name="ro1">
          <table:table-cell office:value-type="float" office:value="37.082474">
            <text:p>37.082474</text:p>
          </table:table-cell>
          <table:table-cell office:value-type="float" office:value="1132.634155">
            <text:p>1132.634155</text:p>
          </table:table-cell>
          <table:table-cell office:value-type="float" office:value="1084.946655">
            <text:p>1084.946655</text:p>
          </table:table-cell>
          <table:table-cell/>
        </table:table-row>
        <table:table-row table:style-name="ro1">
          <table:table-cell office:value-type="float" office:value="14.64749">
            <text:p>14.64749</text:p>
          </table:table-cell>
          <table:table-cell office:value-type="float" office:value="8.154994">
            <text:p>8.154994</text:p>
          </table:table-cell>
          <table:table-cell office:value-type="float" office:value="1096.724243">
            <text:p>1096.724243</text:p>
          </table:table-cell>
          <table:table-cell/>
        </table:table-row>
        <table:table-row table:style-name="ro1">
          <table:table-cell office:value-type="float" office:value="20.842485">
            <text:p>20.842485</text:p>
          </table:table-cell>
          <table:table-cell office:value-type="float" office:value="8.802494">
            <text:p>8.802494</text:p>
          </table:table-cell>
          <table:table-cell office:value-type="float" office:value="1102.97168">
            <text:p>1102.97168</text:p>
          </table:table-cell>
          <table:table-cell/>
        </table:table-row>
        <table:table-row table:style-name="ro1">
          <table:table-cell office:value-type="float" office:value="4.829997">
            <text:p>4.829997</text:p>
          </table:table-cell>
          <table:table-cell office:value-type="float" office:value="1135.994141">
            <text:p>1135.994141</text:p>
          </table:table-cell>
          <table:table-cell office:value-type="float" office:value="1109.359253">
            <text:p>1109.359253</text:p>
          </table:table-cell>
          <table:table-cell/>
        </table:table-row>
        <table:table-row table:style-name="ro1">
          <table:table-cell office:value-type="float" office:value="1.697499">
            <text:p>1.697499</text:p>
          </table:table-cell>
          <table:table-cell office:value-type="float" office:value="8.452494">
            <text:p>8.452494</text:p>
          </table:table-cell>
          <table:table-cell office:value-type="float" office:value="3.919997">
            <text:p>3.919997</text:p>
          </table:table-cell>
          <table:table-cell office:value-type="float" office:value="1032.374756">
            <text:p>1032.374756</text:p>
          </table:table-cell>
        </table:table-row>
        <table:table-row table:style-name="ro1">
          <table:table-cell office:value-type="float" office:value="1132.144165">
            <text:p>1132.144165</text:p>
          </table:table-cell>
          <table:table-cell office:value-type="float" office:value="1134.436646">
            <text:p>1134.436646</text:p>
          </table:table-cell>
          <table:table-cell office:value-type="float" office:value="1133.351685">
            <text:p>1133.351685</text:p>
          </table:table-cell>
          <table:table-cell/>
        </table:table-row>
        <table:table-row table:style-name="ro1">
          <table:table-cell office:value-type="float" office:value="1146.44165">
            <text:p>1146.44165</text:p>
          </table:table-cell>
          <table:table-cell office:value-type="float" office:value="1142.241699">
            <text:p>1142.241699</text:p>
          </table:table-cell>
          <table:table-cell office:value-type="float" office:value="1129.519165">
            <text:p>1129.519165</text:p>
          </table:table-cell>
          <table:table-cell/>
        </table:table-row>
        <table:table-row table:style-name="ro1">
          <table:table-cell office:value-type="float" office:value="8.522493">
            <text:p>8.522493</text:p>
          </table:table-cell>
          <table:table-cell office:value-type="float" office:value="5.074996">
            <text:p>5.074996</text:p>
          </table:table-cell>
          <table:table-cell office:value-type="float" office:value="1136.151733">
            <text:p>1136.151733</text:p>
          </table:table-cell>
          <table:table-cell/>
        </table:table-row>
        <table:table-row table:style-name="ro1">
          <table:table-cell office:value-type="float" office:value="1132.511719">
            <text:p>1132.511719</text:p>
          </table:table-cell>
          <table:table-cell office:value-type="float" office:value="1138.986694">
            <text:p>1138.986694</text:p>
          </table:table-cell>
          <table:table-cell office:value-type="float" office:value="1101.694214">
            <text:p>1101.694214</text:p>
          </table:table-cell>
          <table:table-cell/>
        </table:table-row>
        <table:table-row table:style-name="ro1">
          <table:table-cell office:value-type="float" office:value="6.177495">
            <text:p>6.177495</text:p>
          </table:table-cell>
          <table:table-cell office:value-type="float" office:value="1.784999">
            <text:p>1.784999</text:p>
          </table:table-cell>
          <table:table-cell office:value-type="float" office:value="1113.57666">
            <text:p>1113.57666</text:p>
          </table:table-cell>
          <table:table-cell/>
        </table:table-row>
        <table:table-row table:style-name="ro1">
          <table:table-cell office:value-type="float" office:value="1093.679199">
            <text:p>1093.679199</text:p>
          </table:table-cell>
          <table:table-cell office:value-type="float" office:value="1146.72168">
            <text:p>1146.72168</text:p>
          </table:table-cell>
          <table:table-cell office:value-type="float" office:value="1139.266724">
            <text:p>1139.266724</text:p>
          </table:table-cell>
          <table:table-cell/>
        </table:table-row>
        <table:table-row table:style-name="ro1">
          <table:table-cell office:value-type="float" office:value="5.389996">
            <text:p>5.389996</text:p>
          </table:table-cell>
          <table:table-cell office:value-type="float" office:value="1085.996704">
            <text:p>1085.996704</text:p>
          </table:table-cell>
          <table:table-cell office:value-type="float" office:value="19.092485">
            <text:p>19.092485</text:p>
          </table:table-cell>
          <table:table-cell/>
        </table:table-row>
        <table:table-row table:style-name="ro1">
          <table:table-cell office:value-type="float" office:value="1134.62915">
            <text:p>1134.62915</text:p>
          </table:table-cell>
          <table:table-cell office:value-type="float" office:value="1134.839233">
            <text:p>1134.839233</text:p>
          </table:table-cell>
          <table:table-cell office:value-type="float" office:value="19.564985">
            <text:p>19.564985</text:p>
          </table:table-cell>
          <table:table-cell/>
        </table:table-row>
        <table:table-row table:style-name="ro1">
          <table:table-cell office:value-type="float" office:value="1143.71167">
            <text:p>1143.71167</text:p>
          </table:table-cell>
          <table:table-cell office:value-type="float" office:value="36.784973">
            <text:p>36.784973</text:p>
          </table:table-cell>
          <table:table-cell office:value-type="float" office:value="26.47748">
            <text:p>26.47748</text:p>
          </table:table-cell>
          <table:table-cell/>
        </table:table-row>
        <table:table-row table:style-name="ro1">
          <table:table-cell office:value-type="float" office:value="10.902493">
            <text:p>10.902493</text:p>
          </table:table-cell>
          <table:table-cell office:value-type="float" office:value="1116.901733">
            <text:p>1116.901733</text:p>
          </table:table-cell>
          <table:table-cell office:value-type="float" office:value="1144.849121">
            <text:p>1144.849121</text:p>
          </table:table-cell>
          <table:table-cell office:value-type="float" office:value="1032.374756">
            <text:p>1032.374756</text:p>
          </table:table-cell>
        </table:table-row>
        <table:table-row table:style-name="ro1">
          <table:table-cell office:value-type="float" office:value="1102.604248">
            <text:p>1102.604248</text:p>
          </table:table-cell>
          <table:table-cell office:value-type="float" office:value="17.324987">
            <text:p>17.324987</text:p>
          </table:table-cell>
          <table:table-cell office:value-type="float" office:value="2.817498">
            <text:p>2.817498</text:p>
          </table:table-cell>
          <table:table-cell/>
        </table:table-row>
        <table:table-row table:style-name="ro1">
          <table:table-cell office:value-type="float" office:value="5.704996">
            <text:p>5.704996</text:p>
          </table:table-cell>
          <table:table-cell office:value-type="float" office:value="1137.166626">
            <text:p>1137.166626</text:p>
          </table:table-cell>
          <table:table-cell office:value-type="float" office:value="1132.949219">
            <text:p>1132.949219</text:p>
          </table:table-cell>
          <table:table-cell/>
        </table:table-row>
        <table:table-row table:style-name="ro1">
          <table:table-cell office:value-type="float" office:value="45.167469">
            <text:p>45.167469</text:p>
          </table:table-cell>
          <table:table-cell office:value-type="float" office:value="1119.859131">
            <text:p>1119.859131</text:p>
          </table:table-cell>
          <table:table-cell office:value-type="float" office:value="1132.301636">
            <text:p>1132.301636</text:p>
          </table:table-cell>
          <table:table-cell/>
        </table:table-row>
        <table:table-row table:style-name="ro1">
          <table:table-cell office:value-type="float" office:value="1145.636719">
            <text:p>1145.636719</text:p>
          </table:table-cell>
          <table:table-cell office:value-type="float" office:value="1126.526733">
            <text:p>1126.526733</text:p>
          </table:table-cell>
          <table:table-cell office:value-type="float" office:value="1127.786743">
            <text:p>1127.786743</text:p>
          </table:table-cell>
          <table:table-cell/>
        </table:table-row>
        <table:table-row table:style-name="ro1">
          <table:table-cell office:value-type="float" office:value="1092.08667">
            <text:p>1092.08667</text:p>
          </table:table-cell>
          <table:table-cell office:value-type="float" office:value="1141.979126">
            <text:p>1141.979126</text:p>
          </table:table-cell>
          <table:table-cell office:value-type="float" office:value="14.244989">
            <text:p>14.244989</text:p>
          </table:table-cell>
          <table:table-cell/>
        </table:table-row>
        <table:table-row table:style-name="ro1">
          <table:table-cell office:value-type="float" office:value="14.489989">
            <text:p>14.489989</text:p>
          </table:table-cell>
          <table:table-cell office:value-type="float" office:value="1.382499">
            <text:p>1.382499</text:p>
          </table:table-cell>
          <table:table-cell office:value-type="float" office:value="61.599957">
            <text:p>61.599957</text:p>
          </table:table-cell>
          <table:table-cell/>
        </table:table-row>
        <table:table-row table:style-name="ro1">
          <table:table-cell office:value-type="float" office:value="3.622497">
            <text:p>3.622497</text:p>
          </table:table-cell>
          <table:table-cell office:value-type="float" office:value="1090.039185">
            <text:p>1090.039185</text:p>
          </table:table-cell>
          <table:table-cell office:value-type="float" office:value="1130.324219">
            <text:p>1130.324219</text:p>
          </table:table-cell>
          <table:table-cell/>
        </table:table-row>
        <table:table-row table:style-name="ro1">
          <table:table-cell office:value-type="float" office:value="1122.904175">
            <text:p>1122.904175</text:p>
          </table:table-cell>
          <table:table-cell office:value-type="float" office:value="5.354996">
            <text:p>5.354996</text:p>
          </table:table-cell>
          <table:table-cell office:value-type="float" office:value="1120.996704">
            <text:p>1120.996704</text:p>
          </table:table-cell>
          <table:table-cell/>
        </table:table-row>
        <table:table-row table:style-name="ro1">
          <table:table-cell office:value-type="float" office:value="59.744957">
            <text:p>59.744957</text:p>
          </table:table-cell>
          <table:table-cell office:value-type="float" office:value="1136.344116">
            <text:p>1136.344116</text:p>
          </table:table-cell>
          <table:table-cell office:value-type="float" office:value="1146.861694">
            <text:p>1146.861694</text:p>
          </table:table-cell>
          <table:table-cell/>
        </table:table-row>
        <table:table-row table:style-name="ro1">
          <table:table-cell office:value-type="float" office:value="1086.78418">
            <text:p>1086.78418</text:p>
          </table:table-cell>
          <table:table-cell office:value-type="float" office:value="17.079988">
            <text:p>17.079988</text:p>
          </table:table-cell>
          <table:table-cell office:value-type="float" office:value="1124.12915">
            <text:p>1124.12915</text:p>
          </table:table-cell>
          <table:table-cell office:value-type="float" office:value="1032.374756">
            <text:p>1032.374756</text:p>
          </table:table-cell>
        </table:table-row>
        <table:table-row table:style-name="ro1">
          <table:table-cell office:value-type="float" office:value="1091.26416">
            <text:p>1091.26416</text:p>
          </table:table-cell>
          <table:table-cell office:value-type="float" office:value="7.314995">
            <text:p>7.314995</text:p>
          </table:table-cell>
          <table:table-cell office:value-type="float" office:value="39.829971">
            <text:p>39.829971</text:p>
          </table:table-cell>
          <table:table-cell/>
        </table:table-row>
        <table:table-row table:style-name="ro1">
          <table:table-cell office:value-type="float" office:value="6.247496">
            <text:p>6.247496</text:p>
          </table:table-cell>
          <table:table-cell office:value-type="float" office:value="26.38998">
            <text:p>26.38998</text:p>
          </table:table-cell>
          <table:table-cell office:value-type="float" office:value="39.63747">
            <text:p>39.63747</text:p>
          </table:table-cell>
          <table:table-cell/>
        </table:table-row>
        <table:table-row table:style-name="ro1">
          <table:table-cell office:value-type="float" office:value="27.457479">
            <text:p>27.457479</text:p>
          </table:table-cell>
          <table:table-cell office:value-type="float" office:value="1103.041748">
            <text:p>1103.041748</text:p>
          </table:table-cell>
          <table:table-cell office:value-type="float" office:value="7.629994">
            <text:p>7.629994</text:p>
          </table:table-cell>
          <table:table-cell/>
        </table:table-row>
        <table:table-row table:style-name="ro1">
          <table:table-cell office:value-type="float" office:value="1116.936646">
            <text:p>1116.936646</text:p>
          </table:table-cell>
          <table:table-cell office:value-type="float" office:value="17.517487">
            <text:p>17.517487</text:p>
          </table:table-cell>
          <table:table-cell office:value-type="float" office:value="1130.53418">
            <text:p>1130.53418</text:p>
          </table:table-cell>
          <table:table-cell/>
        </table:table-row>
        <table:table-row table:style-name="ro1">
          <table:table-cell office:value-type="float" office:value="24.009983">
            <text:p>24.009983</text:p>
          </table:table-cell>
          <table:table-cell office:value-type="float" office:value="6.334995">
            <text:p>6.334995</text:p>
          </table:table-cell>
          <table:table-cell office:value-type="float" office:value="1131.40918">
            <text:p>1131.40918</text:p>
          </table:table-cell>
          <table:table-cell/>
        </table:table-row>
        <table:table-row table:style-name="ro1">
          <table:table-cell office:value-type="float" office:value="1135.294189">
            <text:p>1135.294189</text:p>
          </table:table-cell>
          <table:table-cell office:value-type="float" office:value="1140.439209">
            <text:p>1140.439209</text:p>
          </table:table-cell>
          <table:table-cell office:value-type="float" office:value="1115.011719">
            <text:p>1115.011719</text:p>
          </table:table-cell>
          <table:table-cell/>
        </table:table-row>
        <table:table-row table:style-name="ro1">
          <table:table-cell office:value-type="float" office:value="7.559995">
            <text:p>7.559995</text:p>
          </table:table-cell>
          <table:table-cell office:value-type="float" office:value="1134.804199">
            <text:p>1134.804199</text:p>
          </table:table-cell>
          <table:table-cell office:value-type="float" office:value="6.002496">
            <text:p>6.002496</text:p>
          </table:table-cell>
          <table:table-cell/>
        </table:table-row>
        <table:table-row table:style-name="ro1">
          <table:table-cell office:value-type="float" office:value="21.437485">
            <text:p>21.437485</text:p>
          </table:table-cell>
          <table:table-cell office:value-type="float" office:value="1.469999">
            <text:p>1.469999</text:p>
          </table:table-cell>
          <table:table-cell office:value-type="float" office:value="37.747471">
            <text:p>37.747471</text:p>
          </table:table-cell>
          <table:table-cell/>
        </table:table-row>
        <table:table-row table:style-name="ro1">
          <table:table-cell office:value-type="float" office:value="6.702495">
            <text:p>6.702495</text:p>
          </table:table-cell>
          <table:table-cell office:value-type="float" office:value="1143.554199">
            <text:p>1143.554199</text:p>
          </table:table-cell>
          <table:table-cell office:value-type="float" office:value="13.78999">
            <text:p>13.78999</text:p>
          </table:table-cell>
          <table:table-cell/>
        </table:table-row>
        <table:table-row table:style-name="ro1">
          <table:table-cell office:value-type="float" office:value="18.969986">
            <text:p>18.969986</text:p>
          </table:table-cell>
          <table:table-cell office:value-type="float" office:value="1123.499146">
            <text:p>1123.499146</text:p>
          </table:table-cell>
          <table:table-cell office:value-type="float" office:value="1112.59668">
            <text:p>1112.59668</text:p>
          </table:table-cell>
          <table:table-cell office:value-type="float" office:value="1032.374756">
            <text:p>1032.374756</text:p>
          </table:table-cell>
        </table:table-row>
        <table:table-row table:style-name="ro1">
          <table:table-cell office:value-type="float" office:value="1050.961792">
            <text:p>1050.961792</text:p>
          </table:table-cell>
          <table:table-cell office:value-type="float" office:value="24.062483">
            <text:p>24.062483</text:p>
          </table:table-cell>
          <table:table-cell office:value-type="float" office:value="1122.956665">
            <text:p>1122.956665</text:p>
          </table:table-cell>
          <table:table-cell/>
        </table:table-row>
        <table:table-row table:style-name="ro1">
          <table:table-cell office:value-type="float" office:value="37.467472">
            <text:p>37.467472</text:p>
          </table:table-cell>
          <table:table-cell office:value-type="float" office:value="1111.179199">
            <text:p>1111.179199</text:p>
          </table:table-cell>
          <table:table-cell office:value-type="float" office:value="1129.32666">
            <text:p>1129.32666</text:p>
          </table:table-cell>
          <table:table-cell/>
        </table:table-row>
        <table:table-row table:style-name="ro1">
          <table:table-cell office:value-type="float" office:value="31.919977">
            <text:p>31.919977</text:p>
          </table:table-cell>
          <table:table-cell office:value-type="float" office:value="1139.039185">
            <text:p>1139.039185</text:p>
          </table:table-cell>
          <table:table-cell office:value-type="float" office:value="1106.856689">
            <text:p>1106.856689</text:p>
          </table:table-cell>
          <table:table-cell/>
        </table:table-row>
        <table:table-row table:style-name="ro1">
          <table:table-cell office:value-type="float" office:value="1103.426758">
            <text:p>1103.426758</text:p>
          </table:table-cell>
          <table:table-cell office:value-type="float" office:value="15.067489">
            <text:p>15.067489</text:p>
          </table:table-cell>
          <table:table-cell office:value-type="float" office:value="16.467487">
            <text:p>16.467487</text:p>
          </table:table-cell>
          <table:table-cell/>
        </table:table-row>
        <table:table-row table:style-name="ro1">
          <table:table-cell office:value-type="float" office:value="27.562481">
            <text:p>27.562481</text:p>
          </table:table-cell>
          <table:table-cell office:value-type="float" office:value="3.499997">
            <text:p>3.499997</text:p>
          </table:table-cell>
          <table:table-cell office:value-type="float" office:value="39.462471">
            <text:p>39.462471</text:p>
          </table:table-cell>
          <table:table-cell/>
        </table:table-row>
        <table:table-row table:style-name="ro1">
          <table:table-cell office:value-type="float" office:value="30.117477">
            <text:p>30.117477</text:p>
          </table:table-cell>
          <table:table-cell office:value-type="float" office:value="1123.516724">
            <text:p>1123.516724</text:p>
          </table:table-cell>
          <table:table-cell office:value-type="float" office:value="1139.669189">
            <text:p>1139.669189</text:p>
          </table:table-cell>
          <table:table-cell/>
        </table:table-row>
        <table:table-row table:style-name="ro1">
          <table:table-cell office:value-type="float" office:value="1093.259155">
            <text:p>1093.259155</text:p>
          </table:table-cell>
          <table:table-cell office:value-type="float" office:value="27.912479">
            <text:p>27.912479</text:p>
          </table:table-cell>
          <table:table-cell office:value-type="float" office:value="1095.779175">
            <text:p>1095.779175</text:p>
          </table:table-cell>
          <table:table-cell/>
        </table:table-row>
        <table:table-row table:style-name="ro1">
          <table:table-cell office:value-type="float" office:value="17.272488">
            <text:p>17.272488</text:p>
          </table:table-cell>
          <table:table-cell office:value-type="float" office:value="9.204993">
            <text:p>9.204993</text:p>
          </table:table-cell>
          <table:table-cell office:value-type="float" office:value="1130.236694">
            <text:p>1130.236694</text:p>
          </table:table-cell>
          <table:table-cell/>
        </table:table-row>
        <table:table-row table:style-name="ro1">
          <table:table-cell office:value-type="float" office:value="1118.161743">
            <text:p>1118.161743</text:p>
          </table:table-cell>
          <table:table-cell office:value-type="float" office:value="1134.594238">
            <text:p>1134.594238</text:p>
          </table:table-cell>
          <table:table-cell office:value-type="float" office:value="1092.331665">
            <text:p>1092.331665</text:p>
          </table:table-cell>
          <table:table-cell/>
        </table:table-row>
        <table:table-row table:style-name="ro1">
          <table:table-cell office:value-type="float" office:value="1134.349121">
            <text:p>1134.349121</text:p>
          </table:table-cell>
          <table:table-cell office:value-type="float" office:value="10.289992">
            <text:p>10.289992</text:p>
          </table:table-cell>
          <table:table-cell office:value-type="float" office:value="4.514997">
            <text:p>4.514997</text:p>
          </table:table-cell>
          <table:table-cell office:value-type="float" office:value="1004.246643">
            <text:p>1004.246643</text:p>
          </table:table-cell>
        </table:table-row>
        <table:table-row table:style-name="ro1">
          <table:table-cell office:value-type="float" office:value="26.91498">
            <text:p>26.91498</text:p>
          </table:table-cell>
          <table:table-cell office:value-type="float" office:value="20.562485">
            <text:p>20.562485</text:p>
          </table:table-cell>
          <table:table-cell office:value-type="float" office:value="4.287497">
            <text:p>4.287497</text:p>
          </table:table-cell>
          <table:table-cell/>
        </table:table-row>
        <table:table-row table:style-name="ro1">
          <table:table-cell office:value-type="float" office:value="1136.799194">
            <text:p>1136.799194</text:p>
          </table:table-cell>
          <table:table-cell office:value-type="float" office:value="1092.734253">
            <text:p>1092.734253</text:p>
          </table:table-cell>
          <table:table-cell office:value-type="float" office:value="1076.021729">
            <text:p>1076.021729</text:p>
          </table:table-cell>
          <table:table-cell/>
        </table:table-row>
        <table:table-row table:style-name="ro1">
          <table:table-cell office:value-type="float" office:value="1100.959229">
            <text:p>1100.959229</text:p>
          </table:table-cell>
          <table:table-cell office:value-type="float" office:value="50.277462">
            <text:p>50.277462</text:p>
          </table:table-cell>
          <table:table-cell office:value-type="float" office:value="1102.674194">
            <text:p>1102.674194</text:p>
          </table:table-cell>
          <table:table-cell/>
        </table:table-row>
        <table:table-row table:style-name="ro1">
          <table:table-cell office:value-type="float" office:value="62.579956">
            <text:p>62.579956</text:p>
          </table:table-cell>
          <table:table-cell office:value-type="float" office:value="1093.644165">
            <text:p>1093.644165</text:p>
          </table:table-cell>
          <table:table-cell office:value-type="float" office:value="1073.099243">
            <text:p>1073.099243</text:p>
          </table:table-cell>
          <table:table-cell/>
        </table:table-row>
        <table:table-row table:style-name="ro1">
          <table:table-cell office:value-type="float" office:value="17.307487">
            <text:p>17.307487</text:p>
          </table:table-cell>
          <table:table-cell office:value-type="float" office:value="1114.294189">
            <text:p>1114.294189</text:p>
          </table:table-cell>
          <table:table-cell office:value-type="float" office:value="1048.791748">
            <text:p>1048.791748</text:p>
          </table:table-cell>
          <table:table-cell/>
        </table:table-row>
        <table:table-row table:style-name="ro1">
          <table:table-cell office:value-type="float" office:value="1135.381714">
            <text:p>1135.381714</text:p>
          </table:table-cell>
          <table:table-cell office:value-type="float" office:value="4.952497">
            <text:p>4.952497</text:p>
          </table:table-cell>
          <table:table-cell office:value-type="float" office:value="1110.654175">
            <text:p>1110.654175</text:p>
          </table:table-cell>
          <table:table-cell/>
        </table:table-row>
        <table:table-row table:style-name="ro1">
          <table:table-cell office:value-type="float" office:value="49.559963">
            <text:p>49.559963</text:p>
          </table:table-cell>
          <table:table-cell office:value-type="float" office:value="1111.074219">
            <text:p>1111.074219</text:p>
          </table:table-cell>
          <table:table-cell office:value-type="float" office:value="1092.051758">
            <text:p>1092.051758</text:p>
          </table:table-cell>
          <table:table-cell/>
        </table:table-row>
        <table:table-row table:style-name="ro1">
          <table:table-cell office:value-type="float" office:value="82.074944">
            <text:p>82.074944</text:p>
          </table:table-cell>
          <table:table-cell office:value-type="float" office:value="1118.196655">
            <text:p>1118.196655</text:p>
          </table:table-cell>
          <table:table-cell office:value-type="float" office:value="1072.924194">
            <text:p>1072.924194</text:p>
          </table:table-cell>
          <table:table-cell/>
        </table:table-row>
        <table:table-row table:style-name="ro1">
          <table:table-cell office:value-type="float" office:value="1128.486694">
            <text:p>1128.486694</text:p>
          </table:table-cell>
          <table:table-cell office:value-type="float" office:value="1118.126709">
            <text:p>1118.126709</text:p>
          </table:table-cell>
          <table:table-cell office:value-type="float" office:value="1046.026733">
            <text:p>1046.026733</text:p>
          </table:table-cell>
          <table:table-cell/>
        </table:table-row>
        <table:table-row table:style-name="ro1">
          <table:table-cell office:value-type="float" office:value="1091.456665">
            <text:p>1091.456665</text:p>
          </table:table-cell>
          <table:table-cell office:value-type="float" office:value="1135.994141">
            <text:p>1135.994141</text:p>
          </table:table-cell>
          <table:table-cell office:value-type="float" office:value="1048.126709">
            <text:p>1048.126709</text:p>
          </table:table-cell>
          <table:table-cell office:value-type="float" office:value="1004.246643">
            <text:p>1004.246643</text:p>
          </table:table-cell>
        </table:table-row>
        <table:table-row table:style-name="ro1">
          <table:table-cell office:value-type="float" office:value="2.607498">
            <text:p>2.607498</text:p>
          </table:table-cell>
          <table:table-cell office:value-type="float" office:value="1141.47168">
            <text:p>1141.47168</text:p>
          </table:table-cell>
          <table:table-cell office:value-type="float" office:value="1063.684204">
            <text:p>1063.684204</text:p>
          </table:table-cell>
          <table:table-cell/>
        </table:table-row>
        <table:table-row table:style-name="ro1">
          <table:table-cell office:value-type="float" office:value="44.467468">
            <text:p>44.467468</text:p>
          </table:table-cell>
          <table:table-cell office:value-type="float" office:value="1113.121704">
            <text:p>1113.121704</text:p>
          </table:table-cell>
          <table:table-cell office:value-type="float" office:value="1020.161743">
            <text:p>1020.161743</text:p>
          </table:table-cell>
          <table:table-cell/>
        </table:table-row>
        <table:table-row table:style-name="ro1">
          <table:table-cell office:value-type="float" office:value="14.19249">
            <text:p>14.19249</text:p>
          </table:table-cell>
          <table:table-cell office:value-type="float" office:value="1115.886719">
            <text:p>1115.886719</text:p>
          </table:table-cell>
          <table:table-cell office:value-type="float" office:value="1002.18927">
            <text:p>1002.18927</text:p>
          </table:table-cell>
          <table:table-cell/>
        </table:table-row>
        <table:table-row table:style-name="ro1">
          <table:table-cell office:value-type="float" office:value="19.774986">
            <text:p>19.774986</text:p>
          </table:table-cell>
          <table:table-cell office:value-type="float" office:value="1108.361694">
            <text:p>1108.361694</text:p>
          </table:table-cell>
          <table:table-cell office:value-type="float" office:value="1013.599243">
            <text:p>1013.599243</text:p>
          </table:table-cell>
          <table:table-cell/>
        </table:table-row>
        <table:table-row table:style-name="ro1">
          <table:table-cell office:value-type="float" office:value="1139.249146">
            <text:p>1139.249146</text:p>
          </table:table-cell>
          <table:table-cell office:value-type="float" office:value="1098.456665">
            <text:p>1098.456665</text:p>
          </table:table-cell>
          <table:table-cell office:value-type="float" office:value="1040.216797">
            <text:p>1040.216797</text:p>
          </table:table-cell>
          <table:table-cell/>
        </table:table-row>
        <table:table-row table:style-name="ro1">
          <table:table-cell office:value-type="float" office:value="11.794991">
            <text:p>11.794991</text:p>
          </table:table-cell>
          <table:table-cell office:value-type="float" office:value="1125.231689">
            <text:p>1125.231689</text:p>
          </table:table-cell>
          <table:table-cell office:value-type="float" office:value="1071.716675">
            <text:p>1071.716675</text:p>
          </table:table-cell>
          <table:table-cell/>
        </table:table-row>
        <table:table-row table:style-name="ro1">
          <table:table-cell office:value-type="float" office:value="1141.874146">
            <text:p>1141.874146</text:p>
          </table:table-cell>
          <table:table-cell office:value-type="float" office:value="1124.829224">
            <text:p>1124.829224</text:p>
          </table:table-cell>
          <table:table-cell office:value-type="float" office:value="1078.944214">
            <text:p>1078.944214</text:p>
          </table:table-cell>
          <table:table-cell/>
        </table:table-row>
        <table:table-row table:style-name="ro1">
          <table:table-cell office:value-type="float" office:value="12.91499">
            <text:p>12.91499</text:p>
          </table:table-cell>
          <table:table-cell office:value-type="float" office:value="1125.371704">
            <text:p>1125.371704</text:p>
          </table:table-cell>
          <table:table-cell office:value-type="float" office:value="1103.654175">
            <text:p>1103.654175</text:p>
          </table:table-cell>
          <table:table-cell/>
        </table:table-row>
        <table:table-row table:style-name="ro1">
          <table:table-cell office:value-type="float" office:value="9.379993">
            <text:p>9.379993</text:p>
          </table:table-cell>
          <table:table-cell office:value-type="float" office:value="28.524979">
            <text:p>28.524979</text:p>
          </table:table-cell>
          <table:table-cell office:value-type="float" office:value="1131.40918">
            <text:p>1131.40918</text:p>
          </table:table-cell>
          <table:table-cell/>
        </table:table-row>
        <table:table-row table:style-name="ro1">
          <table:table-cell office:value-type="float" office:value="1132.424194">
            <text:p>1132.424194</text:p>
          </table:table-cell>
          <table:table-cell office:value-type="float" office:value="10.324992">
            <text:p>10.324992</text:p>
          </table:table-cell>
          <table:table-cell office:value-type="float" office:value="1130.726685">
            <text:p>1130.726685</text:p>
          </table:table-cell>
          <table:table-cell office:value-type="float" office:value="1004.246643">
            <text:p>1004.246643</text:p>
          </table:table-cell>
        </table:table-row>
        <table:table-row table:style-name="ro1">
          <table:table-cell office:value-type="float" office:value="1144.359131">
            <text:p>1144.359131</text:p>
          </table:table-cell>
          <table:table-cell office:value-type="float" office:value="13.50999">
            <text:p>13.50999</text:p>
          </table:table-cell>
          <table:table-cell office:value-type="float" office:value="9.502493">
            <text:p>9.502493</text:p>
          </table:table-cell>
          <table:table-cell/>
        </table:table-row>
        <table:table-row table:style-name="ro1">
          <table:table-cell office:value-type="float" office:value="1123.009155">
            <text:p>1123.009155</text:p>
          </table:table-cell>
          <table:table-cell office:value-type="float" office:value="16.764988">
            <text:p>16.764988</text:p>
          </table:table-cell>
          <table:table-cell office:value-type="float" office:value="3.674997">
            <text:p>3.674997</text:p>
          </table:table-cell>
          <table:table-cell/>
        </table:table-row>
        <table:table-row table:style-name="ro1">
          <table:table-cell office:value-type="float" office:value="15.697489">
            <text:p>15.697489</text:p>
          </table:table-cell>
          <table:table-cell office:value-type="float" office:value="1104.371704">
            <text:p>1104.371704</text:p>
          </table:table-cell>
          <table:table-cell office:value-type="float" office:value="1136.571655">
            <text:p>1136.571655</text:p>
          </table:table-cell>
          <table:table-cell/>
        </table:table-row>
        <table:table-row table:style-name="ro1">
          <table:table-cell office:value-type="float" office:value="1140.386719">
            <text:p>1140.386719</text:p>
          </table:table-cell>
          <table:table-cell office:value-type="float" office:value="0.804999">
            <text:p>0.804999</text:p>
          </table:table-cell>
          <table:table-cell office:value-type="float" office:value="1118.844238">
            <text:p>1118.844238</text:p>
          </table:table-cell>
          <table:table-cell/>
        </table:table-row>
        <table:table-row table:style-name="ro1">
          <table:table-cell office:value-type="float" office:value="30.624977">
            <text:p>30.624977</text:p>
          </table:table-cell>
          <table:table-cell office:value-type="float" office:value="2.677498">
            <text:p>2.677498</text:p>
          </table:table-cell>
          <table:table-cell office:value-type="float" office:value="1119.64917">
            <text:p>1119.64917</text:p>
          </table:table-cell>
          <table:table-cell/>
        </table:table-row>
        <table:table-row table:style-name="ro1">
          <table:table-cell office:value-type="float" office:value="21.227484">
            <text:p>21.227484</text:p>
          </table:table-cell>
          <table:table-cell office:value-type="float" office:value="1117.934204">
            <text:p>1117.934204</text:p>
          </table:table-cell>
          <table:table-cell office:value-type="float" office:value="1095.884155">
            <text:p>1095.884155</text:p>
          </table:table-cell>
          <table:table-cell/>
        </table:table-row>
        <table:table-row table:style-name="ro1">
          <table:table-cell office:value-type="float" office:value="1131.059204">
            <text:p>1131.059204</text:p>
          </table:table-cell>
          <table:table-cell office:value-type="float" office:value="1116.219238">
            <text:p>1116.219238</text:p>
          </table:table-cell>
          <table:table-cell office:value-type="float" office:value="1108.886719">
            <text:p>1108.886719</text:p>
          </table:table-cell>
          <table:table-cell/>
        </table:table-row>
        <table:table-row table:style-name="ro1">
          <table:table-cell office:value-type="float" office:value="1017.484253">
            <text:p>1017.484253</text:p>
          </table:table-cell>
          <table:table-cell office:value-type="float" office:value="8.889994">
            <text:p>8.889994</text:p>
          </table:table-cell>
          <table:table-cell office:value-type="float" office:value="1124.041626">
            <text:p>1124.041626</text:p>
          </table:table-cell>
          <table:table-cell/>
        </table:table-row>
        <table:table-row table:style-name="ro1">
          <table:table-cell office:value-type="float" office:value="1134.209229">
            <text:p>1134.209229</text:p>
          </table:table-cell>
          <table:table-cell office:value-type="float" office:value="1115.939209">
            <text:p>1115.939209</text:p>
          </table:table-cell>
          <table:table-cell office:value-type="float" office:value="28.857479">
            <text:p>28.857479</text:p>
          </table:table-cell>
          <table:table-cell/>
        </table:table-row>
        <table:table-row table:style-name="ro1">
          <table:table-cell office:value-type="float" office:value="1145.216675">
            <text:p>1145.216675</text:p>
          </table:table-cell>
          <table:table-cell office:value-type="float" office:value="21.052485">
            <text:p>21.052485</text:p>
          </table:table-cell>
          <table:table-cell office:value-type="float" office:value="30.047478">
            <text:p>30.047478</text:p>
          </table:table-cell>
          <table:table-cell office:value-type="float" office:value="1004.246643">
            <text:p>1004.246643</text:p>
          </table:table-cell>
        </table:table-row>
        <table:table-row table:style-name="ro1">
          <table:table-cell office:value-type="float" office:value="31.954977">
            <text:p>31.954977</text:p>
          </table:table-cell>
          <table:table-cell office:value-type="float" office:value="1144.551636">
            <text:p>1144.551636</text:p>
          </table:table-cell>
          <table:table-cell office:value-type="float" office:value="12.897491">
            <text:p>12.897491</text:p>
          </table:table-cell>
          <table:table-cell/>
        </table:table-row>
        <table:table-row table:style-name="ro1">
          <table:table-cell office:value-type="float" office:value="1140.421631">
            <text:p>1140.421631</text:p>
          </table:table-cell>
          <table:table-cell office:value-type="float" office:value="3.499997">
            <text:p>3.499997</text:p>
          </table:table-cell>
          <table:table-cell office:value-type="float" office:value="1132.459229">
            <text:p>1132.459229</text:p>
          </table:table-cell>
          <table:table-cell/>
        </table:table-row>
        <table:table-row table:style-name="ro1">
          <table:table-cell office:value-type="float" office:value="40.932472">
            <text:p>40.932472</text:p>
          </table:table-cell>
          <table:table-cell office:value-type="float" office:value="17.062489">
            <text:p>17.062489</text:p>
          </table:table-cell>
          <table:table-cell office:value-type="float" office:value="1142.976685">
            <text:p>1142.976685</text:p>
          </table:table-cell>
          <table:table-cell/>
        </table:table-row>
        <table:table-row table:style-name="ro1">
          <table:table-cell office:value-type="float" office:value="41.159969">
            <text:p>41.159969</text:p>
          </table:table-cell>
          <table:table-cell office:value-type="float" office:value="1124.479126">
            <text:p>1124.479126</text:p>
          </table:table-cell>
          <table:table-cell office:value-type="float" office:value="1102.499146">
            <text:p>1102.499146</text:p>
          </table:table-cell>
          <table:table-cell/>
        </table:table-row>
        <table:table-row table:style-name="ro1">
          <table:table-cell office:value-type="float" office:value="1084.64917">
            <text:p>1084.64917</text:p>
          </table:table-cell>
          <table:table-cell office:value-type="float" office:value="1138.51416">
            <text:p>1138.51416</text:p>
          </table:table-cell>
          <table:table-cell office:value-type="float" office:value="1140.911621">
            <text:p>1140.911621</text:p>
          </table:table-cell>
          <table:table-cell/>
        </table:table-row>
        <table:table-row table:style-name="ro1">
          <table:table-cell office:value-type="float" office:value="1086.259155">
            <text:p>1086.259155</text:p>
          </table:table-cell>
          <table:table-cell office:value-type="float" office:value="9.939993">
            <text:p>9.939993</text:p>
          </table:table-cell>
          <table:table-cell office:value-type="float" office:value="33.687477">
            <text:p>33.687477</text:p>
          </table:table-cell>
          <table:table-cell/>
        </table:table-row>
        <table:table-row table:style-name="ro1">
          <table:table-cell office:value-type="float" office:value="1139.844116">
            <text:p>1139.844116</text:p>
          </table:table-cell>
          <table:table-cell office:value-type="float" office:value="3.587497">
            <text:p>3.587497</text:p>
          </table:table-cell>
          <table:table-cell office:value-type="float" office:value="32.672478">
            <text:p>32.672478</text:p>
          </table:table-cell>
          <table:table-cell/>
        </table:table-row>
        <table:table-row table:style-name="ro1">
          <table:table-cell office:value-type="float" office:value="1141.716675">
            <text:p>1141.716675</text:p>
          </table:table-cell>
          <table:table-cell office:value-type="float" office:value="1137.884155">
            <text:p>1137.884155</text:p>
          </table:table-cell>
          <table:table-cell office:value-type="float" office:value="7.559995">
            <text:p>7.559995</text:p>
          </table:table-cell>
          <table:table-cell/>
        </table:table-row>
        <table:table-row table:style-name="ro1">
          <table:table-cell office:value-type="float" office:value="1131.059204">
            <text:p>1131.059204</text:p>
          </table:table-cell>
          <table:table-cell office:value-type="float" office:value="13.002491">
            <text:p>13.002491</text:p>
          </table:table-cell>
          <table:table-cell office:value-type="float" office:value="4.619997">
            <text:p>4.619997</text:p>
          </table:table-cell>
          <table:table-cell/>
        </table:table-row>
        <table:table-row table:style-name="ro1">
          <table:table-cell office:value-type="float" office:value="6.177495">
            <text:p>6.177495</text:p>
          </table:table-cell>
          <table:table-cell office:value-type="float" office:value="15.294989">
            <text:p>15.294989</text:p>
          </table:table-cell>
          <table:table-cell office:value-type="float" office:value="5.109996">
            <text:p>5.109996</text:p>
          </table:table-cell>
          <table:table-cell office:value-type="float" office:value="1004.246643">
            <text:p>1004.246643</text:p>
          </table:table-cell>
        </table:table-row>
        <table:table-row table:style-name="ro1">
          <table:table-cell office:value-type="float" office:value="50.819962">
            <text:p>50.819962</text:p>
          </table:table-cell>
          <table:table-cell office:value-type="float" office:value="1126.509155">
            <text:p>1126.509155</text:p>
          </table:table-cell>
          <table:table-cell office:value-type="float" office:value="1140.019165">
            <text:p>1140.019165</text:p>
          </table:table-cell>
          <table:table-cell/>
        </table:table-row>
        <table:table-row table:style-name="ro1">
          <table:table-cell office:value-type="float" office:value="1110.671753">
            <text:p>1110.671753</text:p>
          </table:table-cell>
          <table:table-cell office:value-type="float" office:value="14.08749">
            <text:p>14.08749</text:p>
          </table:table-cell>
          <table:table-cell office:value-type="float" office:value="1135.154175">
            <text:p>1135.154175</text:p>
          </table:table-cell>
          <table:table-cell/>
        </table:table-row>
        <table:table-row table:style-name="ro1">
          <table:table-cell office:value-type="float" office:value="1079.994263">
            <text:p>1079.994263</text:p>
          </table:table-cell>
          <table:table-cell office:value-type="float" office:value="1114.749146">
            <text:p>1114.749146</text:p>
          </table:table-cell>
          <table:table-cell office:value-type="float" office:value="22.627483">
            <text:p>22.627483</text:p>
          </table:table-cell>
          <table:table-cell/>
        </table:table-row>
        <table:table-row table:style-name="ro1">
          <table:table-cell office:value-type="float" office:value="1114.854248">
            <text:p>1114.854248</text:p>
          </table:table-cell>
          <table:table-cell office:value-type="float" office:value="1116.761719">
            <text:p>1116.761719</text:p>
          </table:table-cell>
          <table:table-cell office:value-type="float" office:value="55.562458">
            <text:p>55.562458</text:p>
          </table:table-cell>
          <table:table-cell/>
        </table:table-row>
        <table:table-row table:style-name="ro1">
          <table:table-cell office:value-type="float" office:value="22.487484">
            <text:p>22.487484</text:p>
          </table:table-cell>
          <table:table-cell office:value-type="float" office:value="30.484978">
            <text:p>30.484978</text:p>
          </table:table-cell>
          <table:table-cell office:value-type="float" office:value="51.029964">
            <text:p>51.029964</text:p>
          </table:table-cell>
          <table:table-cell/>
        </table:table-row>
        <table:table-row table:style-name="ro1">
          <table:table-cell office:value-type="float" office:value="42.419968">
            <text:p>42.419968</text:p>
          </table:table-cell>
          <table:table-cell office:value-type="float" office:value="30.712479">
            <text:p>30.712479</text:p>
          </table:table-cell>
          <table:table-cell office:value-type="float" office:value="66.09745">
            <text:p>66.09745</text:p>
          </table:table-cell>
          <table:table-cell/>
        </table:table-row>
        <table:table-row table:style-name="ro1">
          <table:table-cell office:value-type="float" office:value="28.20998">
            <text:p>28.20998</text:p>
          </table:table-cell>
          <table:table-cell office:value-type="float" office:value="1100.154175">
            <text:p>1100.154175</text:p>
          </table:table-cell>
          <table:table-cell office:value-type="float" office:value="1144.884155">
            <text:p>1144.884155</text:p>
          </table:table-cell>
          <table:table-cell/>
        </table:table-row>
        <table:table-row table:style-name="ro1">
          <table:table-cell office:value-type="float" office:value="1110.02417">
            <text:p>1110.02417</text:p>
          </table:table-cell>
          <table:table-cell office:value-type="float" office:value="1146.056641">
            <text:p>1146.056641</text:p>
          </table:table-cell>
          <table:table-cell office:value-type="float" office:value="1087.466675">
            <text:p>1087.466675</text:p>
          </table:table-cell>
          <table:table-cell/>
        </table:table-row>
        <table:table-row table:style-name="ro1">
          <table:table-cell office:value-type="float" office:value="1138.251709">
            <text:p>1138.251709</text:p>
          </table:table-cell>
          <table:table-cell office:value-type="float" office:value="6.037496">
            <text:p>6.037496</text:p>
          </table:table-cell>
          <table:table-cell office:value-type="float" office:value="1131.654175">
            <text:p>1131.654175</text:p>
          </table:table-cell>
          <table:table-cell/>
        </table:table-row>
        <table:table-row table:style-name="ro1">
          <table:table-cell office:value-type="float" office:value="80.482445">
            <text:p>80.482445</text:p>
          </table:table-cell>
          <table:table-cell office:value-type="float" office:value="1125.196655">
            <text:p>1125.196655</text:p>
          </table:table-cell>
          <table:table-cell office:value-type="float" office:value="1118.109131">
            <text:p>1118.109131</text:p>
          </table:table-cell>
          <table:table-cell office:value-type="float" office:value="1004.246643">
            <text:p>1004.246643</text:p>
          </table:table-cell>
        </table:table-row>
        <table:table-row table:style-name="ro1">
          <table:table-cell office:value-type="float" office:value="1140.054199">
            <text:p>1140.054199</text:p>
          </table:table-cell>
          <table:table-cell office:value-type="float" office:value="34.544975">
            <text:p>34.544975</text:p>
          </table:table-cell>
          <table:table-cell office:value-type="float" office:value="1126.946655">
            <text:p>1126.946655</text:p>
          </table:table-cell>
          <table:table-cell/>
        </table:table-row>
        <table:table-row table:style-name="ro1">
          <table:table-cell office:value-type="float" office:value="1105.789185">
            <text:p>1105.789185</text:p>
          </table:table-cell>
          <table:table-cell office:value-type="float" office:value="1130.814209">
            <text:p>1130.814209</text:p>
          </table:table-cell>
          <table:table-cell office:value-type="float" office:value="2.887498">
            <text:p>2.887498</text:p>
          </table:table-cell>
          <table:table-cell/>
        </table:table-row>
        <table:table-row table:style-name="ro1">
          <table:table-cell office:value-type="float" office:value="1136.974121">
            <text:p>1136.974121</text:p>
          </table:table-cell>
          <table:table-cell office:value-type="float" office:value="1139.459229">
            <text:p>1139.459229</text:p>
          </table:table-cell>
          <table:table-cell office:value-type="float" office:value="0.962499">
            <text:p>0.962499</text:p>
          </table:table-cell>
          <table:table-cell/>
        </table:table-row>
        <table:table-row table:style-name="ro1">
          <table:table-cell office:value-type="float" office:value="10.447493">
            <text:p>10.447493</text:p>
          </table:table-cell>
          <table:table-cell office:value-type="float" office:value="1144.516724">
            <text:p>1144.516724</text:p>
          </table:table-cell>
          <table:table-cell office:value-type="float" office:value="25.689981">
            <text:p>25.689981</text:p>
          </table:table-cell>
          <table:table-cell/>
        </table:table-row>
        <table:table-row table:style-name="ro1">
          <table:table-cell office:value-type="float" office:value="39.63747">
            <text:p>39.63747</text:p>
          </table:table-cell>
          <table:table-cell office:value-type="float" office:value="1089.916748">
            <text:p>1089.916748</text:p>
          </table:table-cell>
          <table:table-cell office:value-type="float" office:value="43.837467">
            <text:p>43.837467</text:p>
          </table:table-cell>
          <table:table-cell/>
        </table:table-row>
        <table:table-row table:style-name="ro1">
          <table:table-cell office:value-type="float" office:value="1122.37915">
            <text:p>1122.37915</text:p>
          </table:table-cell>
          <table:table-cell office:value-type="float" office:value="13.56249">
            <text:p>13.56249</text:p>
          </table:table-cell>
          <table:table-cell office:value-type="float" office:value="1136.046631">
            <text:p>1136.046631</text:p>
          </table:table-cell>
          <table:table-cell/>
        </table:table-row>
        <table:table-row table:style-name="ro1">
          <table:table-cell office:value-type="float" office:value="1124.339233">
            <text:p>1124.339233</text:p>
          </table:table-cell>
          <table:table-cell office:value-type="float" office:value="25.584982">
            <text:p>25.584982</text:p>
          </table:table-cell>
          <table:table-cell office:value-type="float" office:value="1129.869141">
            <text:p>1129.869141</text:p>
          </table:table-cell>
          <table:table-cell/>
        </table:table-row>
        <table:table-row table:style-name="ro1">
          <table:table-cell office:value-type="float" office:value="37.327473">
            <text:p>37.327473</text:p>
          </table:table-cell>
          <table:table-cell office:value-type="float" office:value="6.369996">
            <text:p>6.369996</text:p>
          </table:table-cell>
          <table:table-cell office:value-type="float" office:value="1126.876709">
            <text:p>1126.876709</text:p>
          </table:table-cell>
          <table:table-cell/>
        </table:table-row>
        <table:table-row table:style-name="ro1">
          <table:table-cell office:value-type="float" office:value="1121.329224">
            <text:p>1121.329224</text:p>
          </table:table-cell>
          <table:table-cell office:value-type="float" office:value="21.034985">
            <text:p>21.034985</text:p>
          </table:table-cell>
          <table:table-cell office:value-type="float" office:value="1117.776733">
            <text:p>1117.776733</text:p>
          </table:table-cell>
          <table:table-cell/>
        </table:table-row>
        <table:table-row table:style-name="ro1">
          <table:table-cell office:value-type="float" office:value="1132.44165">
            <text:p>1132.44165</text:p>
          </table:table-cell>
          <table:table-cell office:value-type="float" office:value="1130.674194">
            <text:p>1130.674194</text:p>
          </table:table-cell>
          <table:table-cell office:value-type="float" office:value="1.592499">
            <text:p>1.592499</text:p>
          </table:table-cell>
          <table:table-cell office:value-type="float" office:value="1004.246643">
            <text:p>1004.246643</text:p>
          </table:table-cell>
        </table:table-row>
        <table:table-row table:style-name="ro1">
          <table:table-cell office:value-type="float" office:value="1126.75415">
            <text:p>1126.75415</text:p>
          </table:table-cell>
          <table:table-cell office:value-type="float" office:value="1136.151733">
            <text:p>1136.151733</text:p>
          </table:table-cell>
          <table:table-cell office:value-type="float" office:value="42.909969">
            <text:p>42.909969</text:p>
          </table:table-cell>
          <table:table-cell/>
        </table:table-row>
        <table:table-row table:style-name="ro1">
          <table:table-cell office:value-type="float" office:value="28.542479">
            <text:p>28.542479</text:p>
          </table:table-cell>
          <table:table-cell office:value-type="float" office:value="3.429997">
            <text:p>3.429997</text:p>
          </table:table-cell>
          <table:table-cell office:value-type="float" office:value="29.329979">
            <text:p>29.329979</text:p>
          </table:table-cell>
          <table:table-cell/>
        </table:table-row>
        <table:table-row table:style-name="ro1">
          <table:table-cell office:value-type="float" office:value="41.05497">
            <text:p>41.05497</text:p>
          </table:table-cell>
          <table:table-cell office:value-type="float" office:value="1120.664185">
            <text:p>1120.664185</text:p>
          </table:table-cell>
          <table:table-cell office:value-type="float" office:value="1114.101685">
            <text:p>1114.101685</text:p>
          </table:table-cell>
          <table:table-cell/>
        </table:table-row>
        <table:table-row table:style-name="ro1">
          <table:table-cell office:value-type="float" office:value="1109.761719">
            <text:p>1109.761719</text:p>
          </table:table-cell>
          <table:table-cell office:value-type="float" office:value="33.267475">
            <text:p>33.267475</text:p>
          </table:table-cell>
          <table:table-cell office:value-type="float" office:value="1110.829224">
            <text:p>1110.829224</text:p>
          </table:table-cell>
          <table:table-cell/>
        </table:table-row>
        <table:table-row table:style-name="ro1">
          <table:table-cell office:value-type="float" office:value="65.239952">
            <text:p>65.239952</text:p>
          </table:table-cell>
          <table:table-cell office:value-type="float" office:value="1143.361694">
            <text:p>1143.361694</text:p>
          </table:table-cell>
          <table:table-cell office:value-type="float" office:value="1111.406738">
            <text:p>1111.406738</text:p>
          </table:table-cell>
          <table:table-cell/>
        </table:table-row>
        <table:table-row table:style-name="ro1">
          <table:table-cell office:value-type="float" office:value="14.34999">
            <text:p>14.34999</text:p>
          </table:table-cell>
          <table:table-cell office:value-type="float" office:value="1139.82666">
            <text:p>1139.82666</text:p>
          </table:table-cell>
          <table:table-cell office:value-type="float" office:value="1102.044189">
            <text:p>1102.044189</text:p>
          </table:table-cell>
          <table:table-cell/>
        </table:table-row>
        <table:table-row table:style-name="ro1">
          <table:table-cell office:value-type="float" office:value="1058.031738">
            <text:p>1058.031738</text:p>
          </table:table-cell>
          <table:table-cell office:value-type="float" office:value="1138.321655">
            <text:p>1138.321655</text:p>
          </table:table-cell>
          <table:table-cell office:value-type="float" office:value="1115.431641">
            <text:p>1115.431641</text:p>
          </table:table-cell>
          <table:table-cell/>
        </table:table-row>
        <table:table-row table:style-name="ro1">
          <table:table-cell office:value-type="float" office:value="1117.46167">
            <text:p>1117.46167</text:p>
          </table:table-cell>
          <table:table-cell office:value-type="float" office:value="1123.079224">
            <text:p>1123.079224</text:p>
          </table:table-cell>
          <table:table-cell office:value-type="float" office:value="46.427467">
            <text:p>46.427467</text:p>
          </table:table-cell>
          <table:table-cell/>
        </table:table-row>
        <table:table-row table:style-name="ro1">
          <table:table-cell office:value-type="float" office:value="18.409986">
            <text:p>18.409986</text:p>
          </table:table-cell>
          <table:table-cell office:value-type="float" office:value="1129.204224">
            <text:p>1129.204224</text:p>
          </table:table-cell>
          <table:table-cell office:value-type="float" office:value="34.422474">
            <text:p>34.422474</text:p>
          </table:table-cell>
          <table:table-cell/>
        </table:table-row>
        <table:table-row table:style-name="ro1">
          <table:table-cell office:value-type="float" office:value="1123.569214">
            <text:p>1123.569214</text:p>
          </table:table-cell>
          <table:table-cell office:value-type="float" office:value="1118.459229">
            <text:p>1118.459229</text:p>
          </table:table-cell>
          <table:table-cell office:value-type="float" office:value="1070.246704">
            <text:p>1070.246704</text:p>
          </table:table-cell>
          <table:table-cell office:value-type="float" office:value="1004.246643">
            <text:p>1004.246643</text:p>
          </table:table-cell>
        </table:table-row>
        <table:table-row table:style-name="ro1">
          <table:table-cell office:value-type="float" office:value="1122.099243">
            <text:p>1122.099243</text:p>
          </table:table-cell>
          <table:table-cell office:value-type="float" office:value="79.834946">
            <text:p>79.834946</text:p>
          </table:table-cell>
          <table:table-cell office:value-type="float" office:value="1092.244263">
            <text:p>1092.244263</text:p>
          </table:table-cell>
          <table:table-cell/>
        </table:table-row>
        <table:table-row table:style-name="ro1">
          <table:table-cell office:value-type="float" office:value="64.207451">
            <text:p>64.207451</text:p>
          </table:table-cell>
          <table:table-cell office:value-type="float" office:value="37.257473">
            <text:p>37.257473</text:p>
          </table:table-cell>
          <table:table-cell office:value-type="float" office:value="1091.194214">
            <text:p>1091.194214</text:p>
          </table:table-cell>
          <table:table-cell/>
        </table:table-row>
        <table:table-row table:style-name="ro1">
          <table:table-cell office:value-type="float" office:value="83.999939">
            <text:p>83.999939</text:p>
          </table:table-cell>
          <table:table-cell office:value-type="float" office:value="1086.259155">
            <text:p>1086.259155</text:p>
          </table:table-cell>
          <table:table-cell office:value-type="float" office:value="1011.691772">
            <text:p>1011.691772</text:p>
          </table:table-cell>
          <table:table-cell/>
        </table:table-row>
        <table:table-row table:style-name="ro1">
          <table:table-cell office:value-type="float" office:value="15.907489">
            <text:p>15.907489</text:p>
          </table:table-cell>
          <table:table-cell office:value-type="float" office:value="1055.564209">
            <text:p>1055.564209</text:p>
          </table:table-cell>
          <table:table-cell office:value-type="float" office:value="1002.486755">
            <text:p>1002.486755</text:p>
          </table:table-cell>
          <table:table-cell/>
        </table:table-row>
        <table:table-row table:style-name="ro1">
          <table:table-cell office:value-type="float" office:value="1089.706665">
            <text:p>1089.706665</text:p>
          </table:table-cell>
          <table:table-cell office:value-type="float" office:value="13.12499">
            <text:p>13.12499</text:p>
          </table:table-cell>
          <table:table-cell office:value-type="float" office:value="1070.771729">
            <text:p>1070.771729</text:p>
          </table:table-cell>
          <table:table-cell/>
        </table:table-row>
        <table:table-row table:style-name="ro1">
          <table:table-cell office:value-type="float" office:value="21.437485">
            <text:p>21.437485</text:p>
          </table:table-cell>
          <table:table-cell office:value-type="float" office:value="1065.644287">
            <text:p>1065.644287</text:p>
          </table:table-cell>
          <table:table-cell office:value-type="float" office:value="1124.654175">
            <text:p>1124.654175</text:p>
          </table:table-cell>
          <table:table-cell/>
        </table:table-row>
        <table:table-row table:style-name="ro1">
          <table:table-cell office:value-type="float" office:value="1135.189209">
            <text:p>1135.189209</text:p>
          </table:table-cell>
          <table:table-cell office:value-type="float" office:value="35.647472">
            <text:p>35.647472</text:p>
          </table:table-cell>
          <table:table-cell office:value-type="float" office:value="1138.286621">
            <text:p>1138.286621</text:p>
          </table:table-cell>
          <table:table-cell/>
        </table:table-row>
        <table:table-row table:style-name="ro1">
          <table:table-cell office:value-type="float" office:value="68.669952">
            <text:p>68.669952</text:p>
          </table:table-cell>
          <table:table-cell office:value-type="float" office:value="1086.819214">
            <text:p>1086.819214</text:p>
          </table:table-cell>
          <table:table-cell office:value-type="float" office:value="1122.729126">
            <text:p>1122.729126</text:p>
          </table:table-cell>
          <table:table-cell/>
        </table:table-row>
        <table:table-row table:style-name="ro1">
          <table:table-cell office:value-type="float" office:value="1129.204224">
            <text:p>1129.204224</text:p>
          </table:table-cell>
          <table:table-cell office:value-type="float" office:value="1130.499146">
            <text:p>1130.499146</text:p>
          </table:table-cell>
          <table:table-cell office:value-type="float" office:value="1103.584229">
            <text:p>1103.584229</text:p>
          </table:table-cell>
          <table:table-cell/>
        </table:table-row>
        <table:table-row table:style-name="ro1">
          <table:table-cell office:value-type="float" office:value="1012.811768">
            <text:p>1012.811768</text:p>
          </table:table-cell>
          <table:table-cell office:value-type="float" office:value="180.844864">
            <text:p>180.844864</text:p>
          </table:table-cell>
          <table:table-cell office:value-type="float" office:value="40.284969">
            <text:p>40.284969</text:p>
          </table:table-cell>
          <table:table-cell office:value-type="float" office:value="1004.246643">
            <text:p>1004.246643</text:p>
          </table:table-cell>
        </table:table-row>
        <table:table-row table:style-name="ro1">
          <table:table-cell office:value-type="float" office:value="55.387459">
            <text:p>55.387459</text:p>
          </table:table-cell>
          <table:table-cell office:value-type="float" office:value="24.114983">
            <text:p>24.114983</text:p>
          </table:table-cell>
          <table:table-cell office:value-type="float" office:value="1120.57666">
            <text:p>1120.57666</text:p>
          </table:table-cell>
          <table:table-cell/>
        </table:table-row>
        <table:table-row table:style-name="ro1">
          <table:table-cell office:value-type="float" office:value="48.562466">
            <text:p>48.562466</text:p>
          </table:table-cell>
          <table:table-cell office:value-type="float" office:value="11.549992">
            <text:p>11.549992</text:p>
          </table:table-cell>
          <table:table-cell office:value-type="float" office:value="1071.786743">
            <text:p>1071.786743</text:p>
          </table:table-cell>
          <table:table-cell/>
        </table:table-row>
        <table:table-row table:style-name="ro1">
          <table:table-cell office:value-type="float" office:value="51.799961">
            <text:p>51.799961</text:p>
          </table:table-cell>
          <table:table-cell office:value-type="float" office:value="1107.329224">
            <text:p>1107.329224</text:p>
          </table:table-cell>
          <table:table-cell office:value-type="float" office:value="1036.611694">
            <text:p>1036.611694</text:p>
          </table:table-cell>
          <table:table-cell/>
        </table:table-row>
        <table:table-row table:style-name="ro1">
          <table:table-cell office:value-type="float" office:value="43.294968">
            <text:p>43.294968</text:p>
          </table:table-cell>
          <table:table-cell office:value-type="float" office:value="1085.051758">
            <text:p>1085.051758</text:p>
          </table:table-cell>
          <table:table-cell office:value-type="float" office:value="1007.77179">
            <text:p>1007.77179</text:p>
          </table:table-cell>
          <table:table-cell/>
        </table:table-row>
        <table:table-row table:style-name="ro1">
          <table:table-cell office:value-type="float" office:value="0.5775">
            <text:p>0.5775</text:p>
          </table:table-cell>
          <table:table-cell office:value-type="float" office:value="1101.32666">
            <text:p>1101.32666</text:p>
          </table:table-cell>
          <table:table-cell office:value-type="float" office:value="956.164307">
            <text:p>956.164307</text:p>
          </table:table-cell>
          <table:table-cell/>
        </table:table-row>
        <table:table-row table:style-name="ro1">
          <table:table-cell office:value-type="float" office:value="31.587477">
            <text:p>31.587477</text:p>
          </table:table-cell>
          <table:table-cell office:value-type="float" office:value="1123.026733">
            <text:p>1123.026733</text:p>
          </table:table-cell>
          <table:table-cell office:value-type="float" office:value="1061.304199">
            <text:p>1061.304199</text:p>
          </table:table-cell>
          <table:table-cell/>
        </table:table-row>
        <table:table-row table:style-name="ro1">
          <table:table-cell office:value-type="float" office:value="19.564985">
            <text:p>19.564985</text:p>
          </table:table-cell>
          <table:table-cell office:value-type="float" office:value="1081.394165">
            <text:p>1081.394165</text:p>
          </table:table-cell>
          <table:table-cell office:value-type="float" office:value="1014.631775">
            <text:p>1014.631775</text:p>
          </table:table-cell>
          <table:table-cell/>
        </table:table-row>
        <table:table-row table:style-name="ro1">
          <table:table-cell office:value-type="float" office:value="1129.22168">
            <text:p>1129.22168</text:p>
          </table:table-cell>
          <table:table-cell office:value-type="float" office:value="1066.011719">
            <text:p>1066.011719</text:p>
          </table:table-cell>
          <table:table-cell office:value-type="float" office:value="1082.496704">
            <text:p>1082.496704</text:p>
          </table:table-cell>
          <table:table-cell/>
        </table:table-row>
        <table:table-row table:style-name="ro1">
          <table:table-cell office:value-type="float" office:value="1105.579224">
            <text:p>1105.579224</text:p>
          </table:table-cell>
          <table:table-cell office:value-type="float" office:value="1130.411621">
            <text:p>1130.411621</text:p>
          </table:table-cell>
          <table:table-cell office:value-type="float" office:value="1103.829224">
            <text:p>1103.829224</text:p>
          </table:table-cell>
          <table:table-cell/>
        </table:table-row>
        <table:table-row table:style-name="ro1">
          <table:table-cell office:value-type="float" office:value="2.362498">
            <text:p>2.362498</text:p>
          </table:table-cell>
          <table:table-cell office:value-type="float" office:value="1104.616699">
            <text:p>1104.616699</text:p>
          </table:table-cell>
          <table:table-cell office:value-type="float" office:value="1105.859253">
            <text:p>1105.859253</text:p>
          </table:table-cell>
          <table:table-cell office:value-type="float" office:value="1004.246643">
            <text:p>1004.246643</text:p>
          </table:table-cell>
        </table:table-row>
        <table:table-row table:style-name="ro1">
          <table:table-cell office:value-type="float" office:value="13.87749">
            <text:p>13.87749</text:p>
          </table:table-cell>
          <table:table-cell office:value-type="float" office:value="61.407455">
            <text:p>61.407455</text:p>
          </table:table-cell>
          <table:table-cell office:value-type="float" office:value="38.569973">
            <text:p>38.569973</text:p>
          </table:table-cell>
          <table:table-cell/>
        </table:table-row>
        <table:table-row table:style-name="ro1">
          <table:table-cell office:value-type="float" office:value="3.429997">
            <text:p>3.429997</text:p>
          </table:table-cell>
          <table:table-cell office:value-type="float" office:value="62.649956">
            <text:p>62.649956</text:p>
          </table:table-cell>
          <table:table-cell office:value-type="float" office:value="26.074982">
            <text:p>26.074982</text:p>
          </table:table-cell>
          <table:table-cell/>
        </table:table-row>
        <table:table-row table:style-name="ro1">
          <table:table-cell office:value-type="float" office:value="1133.019165">
            <text:p>1133.019165</text:p>
          </table:table-cell>
          <table:table-cell office:value-type="float" office:value="40.58247">
            <text:p>40.58247</text:p>
          </table:table-cell>
          <table:table-cell office:value-type="float" office:value="1131.496704">
            <text:p>1131.496704</text:p>
          </table:table-cell>
          <table:table-cell/>
        </table:table-row>
        <table:table-row table:style-name="ro1">
          <table:table-cell office:value-type="float" office:value="1140.176636">
            <text:p>1140.176636</text:p>
          </table:table-cell>
          <table:table-cell office:value-type="float" office:value="1106.384155">
            <text:p>1106.384155</text:p>
          </table:table-cell>
          <table:table-cell office:value-type="float" office:value="1075.46167">
            <text:p>1075.46167</text:p>
          </table:table-cell>
          <table:table-cell/>
        </table:table-row>
        <table:table-row table:style-name="ro1">
          <table:table-cell office:value-type="float" office:value="1134.489136">
            <text:p>1134.489136</text:p>
          </table:table-cell>
          <table:table-cell office:value-type="float" office:value="1140.019165">
            <text:p>1140.019165</text:p>
          </table:table-cell>
          <table:table-cell office:value-type="float" office:value="1096.881714">
            <text:p>1096.881714</text:p>
          </table:table-cell>
          <table:table-cell/>
        </table:table-row>
        <table:table-row table:style-name="ro1">
          <table:table-cell office:value-type="float" office:value="1142.871704">
            <text:p>1142.871704</text:p>
          </table:table-cell>
          <table:table-cell office:value-type="float" office:value="1092.664185">
            <text:p>1092.664185</text:p>
          </table:table-cell>
          <table:table-cell office:value-type="float" office:value="1107.39917">
            <text:p>1107.39917</text:p>
          </table:table-cell>
          <table:table-cell/>
        </table:table-row>
        <table:table-row table:style-name="ro1">
          <table:table-cell office:value-type="float" office:value="21.349985">
            <text:p>21.349985</text:p>
          </table:table-cell>
          <table:table-cell office:value-type="float" office:value="1130.866699">
            <text:p>1130.866699</text:p>
          </table:table-cell>
          <table:table-cell office:value-type="float" office:value="1140.981689">
            <text:p>1140.981689</text:p>
          </table:table-cell>
          <table:table-cell/>
        </table:table-row>
        <table:table-row table:style-name="ro1">
          <table:table-cell office:value-type="float" office:value="10.569992">
            <text:p>10.569992</text:p>
          </table:table-cell>
          <table:table-cell office:value-type="float" office:value="43.469967">
            <text:p>43.469967</text:p>
          </table:table-cell>
          <table:table-cell office:value-type="float" office:value="17.744987">
            <text:p>17.744987</text:p>
          </table:table-cell>
          <table:table-cell/>
        </table:table-row>
        <table:table-row table:style-name="ro1">
          <table:table-cell office:value-type="float" office:value="43.64497">
            <text:p>43.64497</text:p>
          </table:table-cell>
          <table:table-cell office:value-type="float" office:value="1110.916748">
            <text:p>1110.916748</text:p>
          </table:table-cell>
          <table:table-cell office:value-type="float" office:value="56.647457">
            <text:p>56.647457</text:p>
          </table:table-cell>
          <table:table-cell/>
        </table:table-row>
        <table:table-row table:style-name="ro1">
          <table:table-cell office:value-type="float" office:value="30.029978">
            <text:p>30.029978</text:p>
          </table:table-cell>
          <table:table-cell office:value-type="float" office:value="1139.38916">
            <text:p>1139.38916</text:p>
          </table:table-cell>
          <table:table-cell office:value-type="float" office:value="64.977455">
            <text:p>64.977455</text:p>
          </table:table-cell>
          <table:table-cell office:value-type="float" office:value="1004.246643">
            <text:p>1004.246643</text:p>
          </table:table-cell>
        </table:table-row>
        <table:table-row table:style-name="ro1">
          <table:table-cell office:value-type="float" office:value="1053.586792">
            <text:p>1053.586792</text:p>
          </table:table-cell>
          <table:table-cell office:value-type="float" office:value="1112.964233">
            <text:p>1112.964233</text:p>
          </table:table-cell>
          <table:table-cell office:value-type="float" office:value="13.49249">
            <text:p>13.49249</text:p>
          </table:table-cell>
          <table:table-cell/>
        </table:table-row>
        <table:table-row table:style-name="ro1">
          <table:table-cell office:value-type="float" office:value="1091.21167">
            <text:p>1091.21167</text:p>
          </table:table-cell>
          <table:table-cell office:value-type="float" office:value="74.007446">
            <text:p>74.007446</text:p>
          </table:table-cell>
          <table:table-cell office:value-type="float" office:value="1140.859131">
            <text:p>1140.859131</text:p>
          </table:table-cell>
          <table:table-cell/>
        </table:table-row>
        <table:table-row table:style-name="ro1">
          <table:table-cell office:value-type="float" office:value="34.229977">
            <text:p>34.229977</text:p>
          </table:table-cell>
          <table:table-cell office:value-type="float" office:value="9.309993">
            <text:p>9.309993</text:p>
          </table:table-cell>
          <table:table-cell office:value-type="float" office:value="1085.734253">
            <text:p>1085.734253</text:p>
          </table:table-cell>
          <table:table-cell/>
        </table:table-row>
        <table:table-row table:style-name="ro1">
          <table:table-cell office:value-type="float" office:value="70.087448">
            <text:p>70.087448</text:p>
          </table:table-cell>
          <table:table-cell office:value-type="float" office:value="1097.651733">
            <text:p>1097.651733</text:p>
          </table:table-cell>
          <table:table-cell office:value-type="float" office:value="1058.539185">
            <text:p>1058.539185</text:p>
          </table:table-cell>
          <table:table-cell/>
        </table:table-row>
        <table:table-row table:style-name="ro1">
          <table:table-cell office:value-type="float" office:value="1068.759277">
            <text:p>1068.759277</text:p>
          </table:table-cell>
          <table:table-cell office:value-type="float" office:value="0.315">
            <text:p>0.315</text:p>
          </table:table-cell>
          <table:table-cell office:value-type="float" office:value="1074.289185">
            <text:p>1074.289185</text:p>
          </table:table-cell>
          <table:table-cell/>
        </table:table-row>
        <table:table-row table:style-name="ro1">
          <table:table-cell office:value-type="float" office:value="1110.601685">
            <text:p>1110.601685</text:p>
          </table:table-cell>
          <table:table-cell office:value-type="float" office:value="1099.821655">
            <text:p>1099.821655</text:p>
          </table:table-cell>
          <table:table-cell office:value-type="float" office:value="62.352455">
            <text:p>62.352455</text:p>
          </table:table-cell>
          <table:table-cell/>
        </table:table-row>
        <table:table-row table:style-name="ro1">
          <table:table-cell office:value-type="float" office:value="38.342472">
            <text:p>38.342472</text:p>
          </table:table-cell>
          <table:table-cell office:value-type="float" office:value="1143.361694">
            <text:p>1143.361694</text:p>
          </table:table-cell>
          <table:table-cell office:value-type="float" office:value="79.029945">
            <text:p>79.029945</text:p>
          </table:table-cell>
          <table:table-cell/>
        </table:table-row>
        <table:table-row table:style-name="ro1">
          <table:table-cell office:value-type="float" office:value="1120.804199">
            <text:p>1120.804199</text:p>
          </table:table-cell>
          <table:table-cell office:value-type="float" office:value="1130.271729">
            <text:p>1130.271729</text:p>
          </table:table-cell>
          <table:table-cell office:value-type="float" office:value="7.034995">
            <text:p>7.034995</text:p>
          </table:table-cell>
          <table:table-cell/>
        </table:table-row>
        <table:table-row table:style-name="ro1">
          <table:table-cell office:value-type="float" office:value="992.51178">
            <text:p>992.51178</text:p>
          </table:table-cell>
          <table:table-cell office:value-type="float" office:value="83.772438">
            <text:p>83.772438</text:p>
          </table:table-cell>
          <table:table-cell office:value-type="float" office:value="1117.776733">
            <text:p>1117.776733</text:p>
          </table:table-cell>
          <table:table-cell/>
        </table:table-row>
        <table:table-row table:style-name="ro1">
          <table:table-cell office:value-type="float" office:value="80.65744">
            <text:p>80.65744</text:p>
          </table:table-cell>
          <table:table-cell office:value-type="float" office:value="24.027483">
            <text:p>24.027483</text:p>
          </table:table-cell>
          <table:table-cell office:value-type="float" office:value="1139.144165">
            <text:p>1139.144165</text:p>
          </table:table-cell>
          <table:table-cell office:value-type="float" office:value="1004.246643">
            <text:p>1004.246643</text:p>
          </table:table-cell>
        </table:table-row>
        <table:table-row table:style-name="ro1">
          <table:table-cell office:value-type="float" office:value="1120.384155">
            <text:p>1120.384155</text:p>
          </table:table-cell>
          <table:table-cell office:value-type="float" office:value="1121.906738">
            <text:p>1121.906738</text:p>
          </table:table-cell>
          <table:table-cell office:value-type="float" office:value="1138.391724">
            <text:p>1138.391724</text:p>
          </table:table-cell>
          <table:table-cell/>
        </table:table-row>
        <table:table-row table:style-name="ro1">
          <table:table-cell office:value-type="float" office:value="1081.114258">
            <text:p>1081.114258</text:p>
          </table:table-cell>
          <table:table-cell office:value-type="float" office:value="1139.424194">
            <text:p>1139.424194</text:p>
          </table:table-cell>
          <table:table-cell office:value-type="float" office:value="2.082499">
            <text:p>2.082499</text:p>
          </table:table-cell>
          <table:table-cell/>
        </table:table-row>
        <table:table-row table:style-name="ro1">
          <table:table-cell office:value-type="float" office:value="67.742455">
            <text:p>67.742455</text:p>
          </table:table-cell>
          <table:table-cell office:value-type="float" office:value="1.539999">
            <text:p>1.539999</text:p>
          </table:table-cell>
          <table:table-cell office:value-type="float" office:value="61.774956">
            <text:p>61.774956</text:p>
          </table:table-cell>
          <table:table-cell/>
        </table:table-row>
        <table:table-row table:style-name="ro1">
          <table:table-cell office:value-type="float" office:value="1037.486694">
            <text:p>1037.486694</text:p>
          </table:table-cell>
          <table:table-cell office:value-type="float" office:value="1120.979248">
            <text:p>1120.979248</text:p>
          </table:table-cell>
          <table:table-cell office:value-type="float" office:value="1105.824219">
            <text:p>1105.824219</text:p>
          </table:table-cell>
          <table:table-cell/>
        </table:table-row>
        <table:table-row table:style-name="ro1">
          <table:table-cell office:value-type="float" office:value="1003.536743">
            <text:p>1003.536743</text:p>
          </table:table-cell>
          <table:table-cell office:value-type="float" office:value="18.637487">
            <text:p>18.637487</text:p>
          </table:table-cell>
          <table:table-cell office:value-type="float" office:value="1079.171753">
            <text:p>1079.171753</text:p>
          </table:table-cell>
          <table:table-cell/>
        </table:table-row>
        <table:table-row table:style-name="ro1">
          <table:table-cell office:value-type="float" office:value="37.292473">
            <text:p>37.292473</text:p>
          </table:table-cell>
          <table:table-cell office:value-type="float" office:value="52.657463">
            <text:p>52.657463</text:p>
          </table:table-cell>
          <table:table-cell office:value-type="float" office:value="1138.969116">
            <text:p>1138.969116</text:p>
          </table:table-cell>
          <table:table-cell/>
        </table:table-row>
        <table:table-row table:style-name="ro1">
          <table:table-cell office:value-type="float" office:value="10.079992">
            <text:p>10.079992</text:p>
          </table:table-cell>
          <table:table-cell office:value-type="float" office:value="1102.026733">
            <text:p>1102.026733</text:p>
          </table:table-cell>
          <table:table-cell office:value-type="float" office:value="1092.314209">
            <text:p>1092.314209</text:p>
          </table:table-cell>
          <table:table-cell/>
        </table:table-row>
        <table:table-row table:style-name="ro1">
          <table:table-cell office:value-type="float" office:value="17.709988">
            <text:p>17.709988</text:p>
          </table:table-cell>
          <table:table-cell office:value-type="float" office:value="1087.624268">
            <text:p>1087.624268</text:p>
          </table:table-cell>
          <table:table-cell office:value-type="float" office:value="36.242474">
            <text:p>36.242474</text:p>
          </table:table-cell>
          <table:table-cell/>
        </table:table-row>
        <table:table-row table:style-name="ro1">
          <table:table-cell office:value-type="float" office:value="52.254963">
            <text:p>52.254963</text:p>
          </table:table-cell>
          <table:table-cell office:value-type="float" office:value="63.104954">
            <text:p>63.104954</text:p>
          </table:table-cell>
          <table:table-cell office:value-type="float" office:value="58.239956">
            <text:p>58.239956</text:p>
          </table:table-cell>
          <table:table-cell/>
        </table:table-row>
        <table:table-row table:style-name="ro1">
          <table:table-cell office:value-type="float" office:value="26.739981">
            <text:p>26.739981</text:p>
          </table:table-cell>
          <table:table-cell office:value-type="float" office:value="1140.351685">
            <text:p>1140.351685</text:p>
          </table:table-cell>
          <table:table-cell office:value-type="float" office:value="19.197487">
            <text:p>19.197487</text:p>
          </table:table-cell>
          <table:table-cell office:value-type="float" office:value="1004.246643">
            <text:p>1004.246643</text:p>
          </table:table-cell>
        </table:table-row>
        <table:table-row table:style-name="ro1">
          <table:table-cell office:value-type="float" office:value="17.447487">
            <text:p>17.447487</text:p>
          </table:table-cell>
          <table:table-cell office:value-type="float" office:value="4.654996">
            <text:p>4.654996</text:p>
          </table:table-cell>
          <table:table-cell office:value-type="float" office:value="1110.741699">
            <text:p>1110.741699</text:p>
          </table:table-cell>
          <table:table-cell/>
        </table:table-row>
        <table:table-row table:style-name="ro1">
          <table:table-cell office:value-type="float" office:value="34.107475">
            <text:p>34.107475</text:p>
          </table:table-cell>
          <table:table-cell office:value-type="float" office:value="70.402451">
            <text:p>70.402451</text:p>
          </table:table-cell>
          <table:table-cell office:value-type="float" office:value="1135.50415">
            <text:p>1135.50415</text:p>
          </table:table-cell>
          <table:table-cell/>
        </table:table-row>
        <table:table-row table:style-name="ro1">
          <table:table-cell office:value-type="float" office:value="1102.079224">
            <text:p>1102.079224</text:p>
          </table:table-cell>
          <table:table-cell office:value-type="float" office:value="1119.684204">
            <text:p>1119.684204</text:p>
          </table:table-cell>
          <table:table-cell office:value-type="float" office:value="1125.074219">
            <text:p>1125.074219</text:p>
          </table:table-cell>
          <table:table-cell/>
        </table:table-row>
        <table:table-row table:style-name="ro1">
          <table:table-cell office:value-type="float" office:value="1081.849243">
            <text:p>1081.849243</text:p>
          </table:table-cell>
          <table:table-cell office:value-type="float" office:value="1091.684204">
            <text:p>1091.684204</text:p>
          </table:table-cell>
          <table:table-cell office:value-type="float" office:value="1.557499">
            <text:p>1.557499</text:p>
          </table:table-cell>
          <table:table-cell/>
        </table:table-row>
        <table:table-row table:style-name="ro1">
          <table:table-cell office:value-type="float" office:value="26.284981">
            <text:p>26.284981</text:p>
          </table:table-cell>
          <table:table-cell office:value-type="float" office:value="42.437469">
            <text:p>42.437469</text:p>
          </table:table-cell>
          <table:table-cell office:value-type="float" office:value="72.204948">
            <text:p>72.204948</text:p>
          </table:table-cell>
          <table:table-cell/>
        </table:table-row>
        <table:table-row table:style-name="ro1">
          <table:table-cell office:value-type="float" office:value="38.237473">
            <text:p>38.237473</text:p>
          </table:table-cell>
          <table:table-cell office:value-type="float" office:value="1137.411621">
            <text:p>1137.411621</text:p>
          </table:table-cell>
          <table:table-cell office:value-type="float" office:value="20.684984">
            <text:p>20.684984</text:p>
          </table:table-cell>
          <table:table-cell/>
        </table:table-row>
        <table:table-row table:style-name="ro1">
          <table:table-cell office:value-type="float" office:value="2.677498">
            <text:p>2.677498</text:p>
          </table:table-cell>
          <table:table-cell office:value-type="float" office:value="22.627483">
            <text:p>22.627483</text:p>
          </table:table-cell>
          <table:table-cell office:value-type="float" office:value="1137.604126">
            <text:p>1137.604126</text:p>
          </table:table-cell>
          <table:table-cell/>
        </table:table-row>
        <table:table-row table:style-name="ro1">
          <table:table-cell office:value-type="float" office:value="21.524984">
            <text:p>21.524984</text:p>
          </table:table-cell>
          <table:table-cell office:value-type="float" office:value="15.697489">
            <text:p>15.697489</text:p>
          </table:table-cell>
          <table:table-cell office:value-type="float" office:value="1132.581665">
            <text:p>1132.581665</text:p>
          </table:table-cell>
          <table:table-cell/>
        </table:table-row>
        <table:table-row table:style-name="ro1">
          <table:table-cell office:value-type="float" office:value="69.632446">
            <text:p>69.632446</text:p>
          </table:table-cell>
          <table:table-cell office:value-type="float" office:value="1111.021729">
            <text:p>1111.021729</text:p>
          </table:table-cell>
          <table:table-cell office:value-type="float" office:value="1140.70166">
            <text:p>1140.70166</text:p>
          </table:table-cell>
          <table:table-cell/>
        </table:table-row>
        <table:table-row table:style-name="ro1">
          <table:table-cell office:value-type="float" office:value="1103.321655">
            <text:p>1103.321655</text:p>
          </table:table-cell>
          <table:table-cell office:value-type="float" office:value="4.269997">
            <text:p>4.269997</text:p>
          </table:table-cell>
          <table:table-cell office:value-type="float" office:value="1140.894165">
            <text:p>1140.894165</text:p>
          </table:table-cell>
          <table:table-cell office:value-type="float" office:value="1004.246643">
            <text:p>1004.246643</text:p>
          </table:table-cell>
        </table:table-row>
        <table:table-row table:style-name="ro1">
          <table:table-cell office:value-type="float" office:value="1089.881714">
            <text:p>1089.881714</text:p>
          </table:table-cell>
          <table:table-cell office:value-type="float" office:value="1131.881714">
            <text:p>1131.881714</text:p>
          </table:table-cell>
          <table:table-cell office:value-type="float" office:value="47.127464">
            <text:p>47.127464</text:p>
          </table:table-cell>
          <table:table-cell/>
        </table:table-row>
        <table:table-row table:style-name="ro1">
          <table:table-cell office:value-type="float" office:value="37.397472">
            <text:p>37.397472</text:p>
          </table:table-cell>
          <table:table-cell office:value-type="float" office:value="1103.426758">
            <text:p>1103.426758</text:p>
          </table:table-cell>
          <table:table-cell office:value-type="float" office:value="56.38496">
            <text:p>56.38496</text:p>
          </table:table-cell>
          <table:table-cell/>
        </table:table-row>
        <table:table-row table:style-name="ro1">
          <table:table-cell office:value-type="float" office:value="1129.65918">
            <text:p>1129.65918</text:p>
          </table:table-cell>
          <table:table-cell office:value-type="float" office:value="11.934991">
            <text:p>11.934991</text:p>
          </table:table-cell>
          <table:table-cell office:value-type="float" office:value="1103.56665">
            <text:p>1103.56665</text:p>
          </table:table-cell>
          <table:table-cell/>
        </table:table-row>
        <table:table-row table:style-name="ro1">
          <table:table-cell office:value-type="float" office:value="95.374931">
            <text:p>95.374931</text:p>
          </table:table-cell>
          <table:table-cell office:value-type="float" office:value="56.332458">
            <text:p>56.332458</text:p>
          </table:table-cell>
          <table:table-cell office:value-type="float" office:value="1136.81665">
            <text:p>1136.81665</text:p>
          </table:table-cell>
          <table:table-cell/>
        </table:table-row>
        <table:table-row table:style-name="ro1">
          <table:table-cell office:value-type="float" office:value="45.482468">
            <text:p>45.482468</text:p>
          </table:table-cell>
          <table:table-cell office:value-type="float" office:value="10.167493">
            <text:p>10.167493</text:p>
          </table:table-cell>
          <table:table-cell office:value-type="float" office:value="1142.854126">
            <text:p>1142.854126</text:p>
          </table:table-cell>
          <table:table-cell/>
        </table:table-row>
        <table:table-row table:style-name="ro1">
          <table:table-cell office:value-type="float" office:value="27.159981">
            <text:p>27.159981</text:p>
          </table:table-cell>
          <table:table-cell office:value-type="float" office:value="1081.009277">
            <text:p>1081.009277</text:p>
          </table:table-cell>
          <table:table-cell office:value-type="float" office:value="1115.32666">
            <text:p>1115.32666</text:p>
          </table:table-cell>
          <table:table-cell/>
        </table:table-row>
        <table:table-row table:style-name="ro1">
          <table:table-cell office:value-type="float" office:value="12.022491">
            <text:p>12.022491</text:p>
          </table:table-cell>
          <table:table-cell office:value-type="float" office:value="48.649963">
            <text:p>48.649963</text:p>
          </table:table-cell>
          <table:table-cell office:value-type="float" office:value="1100.819214">
            <text:p>1100.819214</text:p>
          </table:table-cell>
          <table:table-cell/>
        </table:table-row>
        <table:table-row table:style-name="ro1">
          <table:table-cell office:value-type="float" office:value="45.692467">
            <text:p>45.692467</text:p>
          </table:table-cell>
          <table:table-cell office:value-type="float" office:value="1134.051636">
            <text:p>1134.051636</text:p>
          </table:table-cell>
          <table:table-cell office:value-type="float" office:value="1027.669312">
            <text:p>1027.669312</text:p>
          </table:table-cell>
          <table:table-cell/>
        </table:table-row>
        <table:table-row table:style-name="ro1">
          <table:table-cell office:value-type="float" office:value="1113.436646">
            <text:p>1113.436646</text:p>
          </table:table-cell>
          <table:table-cell office:value-type="float" office:value="1141.436646">
            <text:p>1141.436646</text:p>
          </table:table-cell>
          <table:table-cell office:value-type="float" office:value="1009.644287">
            <text:p>1009.644287</text:p>
          </table:table-cell>
          <table:table-cell/>
        </table:table-row>
        <table:table-row table:style-name="ro1">
          <table:table-cell office:value-type="float" office:value="43.24247">
            <text:p>43.24247</text:p>
          </table:table-cell>
          <table:table-cell office:value-type="float" office:value="15.854988">
            <text:p>15.854988</text:p>
          </table:table-cell>
          <table:table-cell office:value-type="float" office:value="1058.084229">
            <text:p>1058.084229</text:p>
          </table:table-cell>
          <table:table-cell office:value-type="float" office:value="1004.246643">
            <text:p>1004.246643</text:p>
          </table:table-cell>
        </table:table-row>
        <table:table-row table:style-name="ro1">
          <table:table-cell office:value-type="float" office:value="25.864981">
            <text:p>25.864981</text:p>
          </table:table-cell>
          <table:table-cell office:value-type="float" office:value="1109.621704">
            <text:p>1109.621704</text:p>
          </table:table-cell>
          <table:table-cell office:value-type="float" office:value="1055.826782">
            <text:p>1055.826782</text:p>
          </table:table-cell>
          <table:table-cell/>
        </table:table-row>
        <table:table-row table:style-name="ro1">
          <table:table-cell office:value-type="float" office:value="28.594978">
            <text:p>28.594978</text:p>
          </table:table-cell>
          <table:table-cell office:value-type="float" office:value="1107.119141">
            <text:p>1107.119141</text:p>
          </table:table-cell>
          <table:table-cell office:value-type="float" office:value="1028.614258">
            <text:p>1028.614258</text:p>
          </table:table-cell>
          <table:table-cell/>
        </table:table-row>
        <table:table-row table:style-name="ro1">
          <table:table-cell office:value-type="float" office:value="1129.116699">
            <text:p>1129.116699</text:p>
          </table:table-cell>
          <table:table-cell office:value-type="float" office:value="17.254988">
            <text:p>17.254988</text:p>
          </table:table-cell>
          <table:table-cell office:value-type="float" office:value="1034.266724">
            <text:p>1034.266724</text:p>
          </table:table-cell>
          <table:table-cell/>
        </table:table-row>
        <table:table-row table:style-name="ro1">
          <table:table-cell office:value-type="float" office:value="1145.671631">
            <text:p>1145.671631</text:p>
          </table:table-cell>
          <table:table-cell office:value-type="float" office:value="1140.281616">
            <text:p>1140.281616</text:p>
          </table:table-cell>
          <table:table-cell office:value-type="float" office:value="1052.834229">
            <text:p>1052.834229</text:p>
          </table:table-cell>
          <table:table-cell/>
        </table:table-row>
        <table:table-row table:style-name="ro1">
          <table:table-cell office:value-type="float" office:value="2.799998">
            <text:p>2.799998</text:p>
          </table:table-cell>
          <table:table-cell office:value-type="float" office:value="1117.934204">
            <text:p>1117.934204</text:p>
          </table:table-cell>
          <table:table-cell office:value-type="float" office:value="1077.21167">
            <text:p>1077.21167</text:p>
          </table:table-cell>
          <table:table-cell/>
        </table:table-row>
        <table:table-row table:style-name="ro1">
          <table:table-cell office:value-type="float" office:value="0.979999">
            <text:p>0.979999</text:p>
          </table:table-cell>
          <table:table-cell office:value-type="float" office:value="1132.00415">
            <text:p>1132.00415</text:p>
          </table:table-cell>
          <table:table-cell office:value-type="float" office:value="1073.291748">
            <text:p>1073.291748</text:p>
          </table:table-cell>
          <table:table-cell/>
        </table:table-row>
        <table:table-row table:style-name="ro1">
          <table:table-cell office:value-type="float" office:value="26.179981">
            <text:p>26.179981</text:p>
          </table:table-cell>
          <table:table-cell office:value-type="float" office:value="1143.291626">
            <text:p>1143.291626</text:p>
          </table:table-cell>
          <table:table-cell office:value-type="float" office:value="1073.169189">
            <text:p>1073.169189</text:p>
          </table:table-cell>
          <table:table-cell/>
        </table:table-row>
        <table:table-row table:style-name="ro1">
          <table:table-cell office:value-type="float" office:value="18.392487">
            <text:p>18.392487</text:p>
          </table:table-cell>
          <table:table-cell office:value-type="float" office:value="1.697499">
            <text:p>1.697499</text:p>
          </table:table-cell>
          <table:table-cell office:value-type="float" office:value="1099.874146">
            <text:p>1099.874146</text:p>
          </table:table-cell>
          <table:table-cell/>
        </table:table-row>
        <table:table-row table:style-name="ro1">
          <table:table-cell office:value-type="float" office:value="2.099998">
            <text:p>2.099998</text:p>
          </table:table-cell>
          <table:table-cell office:value-type="float" office:value="1131.12915">
            <text:p>1131.12915</text:p>
          </table:table-cell>
          <table:table-cell office:value-type="float" office:value="1088.761719">
            <text:p>1088.761719</text:p>
          </table:table-cell>
          <table:table-cell/>
        </table:table-row>
        <table:table-row table:style-name="ro1">
          <table:table-cell office:value-type="float" office:value="3.027498">
            <text:p>3.027498</text:p>
          </table:table-cell>
          <table:table-cell office:value-type="float" office:value="1145.12915">
            <text:p>1145.12915</text:p>
          </table:table-cell>
          <table:table-cell office:value-type="float" office:value="1110.724243">
            <text:p>1110.724243</text:p>
          </table:table-cell>
          <table:table-cell office:value-type="float" office:value="1004.246643">
            <text:p>1004.246643</text:p>
          </table:table-cell>
        </table:table-row>
        <table:table-row table:style-name="ro1">
          <table:table-cell office:value-type="float" office:value="1140.824219">
            <text:p>1140.824219</text:p>
          </table:table-cell>
          <table:table-cell office:value-type="float" office:value="1145.479126">
            <text:p>1145.479126</text:p>
          </table:table-cell>
          <table:table-cell office:value-type="float" office:value="1109.061646">
            <text:p>1109.061646</text:p>
          </table:table-cell>
          <table:table-cell/>
        </table:table-row>
        <table:table-row table:style-name="ro1">
          <table:table-cell office:value-type="float" office:value="1143.851685">
            <text:p>1143.851685</text:p>
          </table:table-cell>
          <table:table-cell office:value-type="float" office:value="1146.599121">
            <text:p>1146.599121</text:p>
          </table:table-cell>
          <table:table-cell office:value-type="float" office:value="1107.39917">
            <text:p>1107.39917</text:p>
          </table:table-cell>
          <table:table-cell/>
        </table:table-row>
        <table:table-row table:style-name="ro1">
          <table:table-cell office:value-type="float" office:value="1140.526733">
            <text:p>1140.526733</text:p>
          </table:table-cell>
          <table:table-cell office:value-type="float" office:value="1140.736694">
            <text:p>1140.736694</text:p>
          </table:table-cell>
          <table:table-cell office:value-type="float" office:value="1082.601685">
            <text:p>1082.601685</text:p>
          </table:table-cell>
          <table:table-cell/>
        </table:table-row>
        <table:table-row table:style-name="ro1">
          <table:table-cell office:value-type="float" office:value="30.764978">
            <text:p>30.764978</text:p>
          </table:table-cell>
          <table:table-cell office:value-type="float" office:value="1112.001709">
            <text:p>1112.001709</text:p>
          </table:table-cell>
          <table:table-cell office:value-type="float" office:value="1065.714233">
            <text:p>1065.714233</text:p>
          </table:table-cell>
          <table:table-cell/>
        </table:table-row>
        <table:table-row table:style-name="ro1">
          <table:table-cell office:value-type="float" office:value="1130.796631">
            <text:p>1130.796631</text:p>
          </table:table-cell>
          <table:table-cell office:value-type="float" office:value="2.169998">
            <text:p>2.169998</text:p>
          </table:table-cell>
          <table:table-cell office:value-type="float" office:value="1057.384277">
            <text:p>1057.384277</text:p>
          </table:table-cell>
          <table:table-cell/>
        </table:table-row>
        <table:table-row table:style-name="ro1">
          <table:table-cell office:value-type="float" office:value="1145.531616">
            <text:p>1145.531616</text:p>
          </table:table-cell>
          <table:table-cell office:value-type="float" office:value="1130.901733">
            <text:p>1130.901733</text:p>
          </table:table-cell>
          <table:table-cell office:value-type="float" office:value="1096.40918">
            <text:p>1096.40918</text:p>
          </table:table-cell>
          <table:table-cell/>
        </table:table-row>
        <table:table-row table:style-name="ro1">
          <table:table-cell office:value-type="float" office:value="13.63249">
            <text:p>13.63249</text:p>
          </table:table-cell>
          <table:table-cell office:value-type="float" office:value="1114.801636">
            <text:p>1114.801636</text:p>
          </table:table-cell>
          <table:table-cell office:value-type="float" office:value="1107.539185">
            <text:p>1107.539185</text:p>
          </table:table-cell>
          <table:table-cell/>
        </table:table-row>
        <table:table-row table:style-name="ro1">
          <table:table-cell office:value-type="float" office:value="1140.21167">
            <text:p>1140.21167</text:p>
          </table:table-cell>
          <table:table-cell office:value-type="float" office:value="0.665">
            <text:p>0.665</text:p>
          </table:table-cell>
          <table:table-cell office:value-type="float" office:value="1126.876709">
            <text:p>1126.876709</text:p>
          </table:table-cell>
          <table:table-cell/>
        </table:table-row>
        <table:table-row table:style-name="ro1">
          <table:table-cell office:value-type="float" office:value="6.999995">
            <text:p>6.999995</text:p>
          </table:table-cell>
          <table:table-cell office:value-type="float" office:value="20.037485">
            <text:p>20.037485</text:p>
          </table:table-cell>
          <table:table-cell office:value-type="float" office:value="0.6125">
            <text:p>0.6125</text:p>
          </table:table-cell>
          <table:table-cell/>
        </table:table-row>
        <table:table-row table:style-name="ro1">
          <table:table-cell office:value-type="float" office:value="1138.531616">
            <text:p>1138.531616</text:p>
          </table:table-cell>
          <table:table-cell office:value-type="float" office:value="66.832451">
            <text:p>66.832451</text:p>
          </table:table-cell>
          <table:table-cell office:value-type="float" office:value="34.947475">
            <text:p>34.947475</text:p>
          </table:table-cell>
          <table:table-cell office:value-type="float" office:value="1004.246643">
            <text:p>1004.246643</text:p>
          </table:table-cell>
        </table:table-row>
        <table:table-row table:style-name="ro1">
          <table:table-cell office:value-type="float" office:value="1111.72168">
            <text:p>1111.72168</text:p>
          </table:table-cell>
          <table:table-cell office:value-type="float" office:value="1140.404175">
            <text:p>1140.404175</text:p>
          </table:table-cell>
          <table:table-cell office:value-type="float" office:value="1142.39917">
            <text:p>1142.39917</text:p>
          </table:table-cell>
          <table:table-cell/>
        </table:table-row>
        <table:table-row table:style-name="ro1">
          <table:table-cell office:value-type="float" office:value="1118.179199">
            <text:p>1118.179199</text:p>
          </table:table-cell>
          <table:table-cell office:value-type="float" office:value="1126.474243">
            <text:p>1126.474243</text:p>
          </table:table-cell>
          <table:table-cell office:value-type="float" office:value="1116.499146">
            <text:p>1116.499146</text:p>
          </table:table-cell>
          <table:table-cell/>
        </table:table-row>
        <table:table-row table:style-name="ro1">
          <table:table-cell office:value-type="float" office:value="33.774975">
            <text:p>33.774975</text:p>
          </table:table-cell>
          <table:table-cell office:value-type="float" office:value="1103.531738">
            <text:p>1103.531738</text:p>
          </table:table-cell>
          <table:table-cell office:value-type="float" office:value="1119.544189">
            <text:p>1119.544189</text:p>
          </table:table-cell>
          <table:table-cell/>
        </table:table-row>
        <table:table-row table:style-name="ro1">
          <table:table-cell office:value-type="float" office:value="62.054955">
            <text:p>62.054955</text:p>
          </table:table-cell>
          <table:table-cell office:value-type="float" office:value="1137.58667">
            <text:p>1137.58667</text:p>
          </table:table-cell>
          <table:table-cell office:value-type="float" office:value="1119.824219">
            <text:p>1119.824219</text:p>
          </table:table-cell>
          <table:table-cell/>
        </table:table-row>
        <table:table-row table:style-name="ro1">
          <table:table-cell office:value-type="float" office:value="1098.001709">
            <text:p>1098.001709</text:p>
          </table:table-cell>
          <table:table-cell office:value-type="float" office:value="3.429997">
            <text:p>3.429997</text:p>
          </table:table-cell>
          <table:table-cell office:value-type="float" office:value="1086.731689">
            <text:p>1086.731689</text:p>
          </table:table-cell>
          <table:table-cell/>
        </table:table-row>
        <table:table-row table:style-name="ro1">
          <table:table-cell office:value-type="float" office:value="1127.716675">
            <text:p>1127.716675</text:p>
          </table:table-cell>
          <table:table-cell office:value-type="float" office:value="5.512496">
            <text:p>5.512496</text:p>
          </table:table-cell>
          <table:table-cell office:value-type="float" office:value="53.077461">
            <text:p>53.077461</text:p>
          </table:table-cell>
          <table:table-cell/>
        </table:table-row>
        <table:table-row table:style-name="ro1">
          <table:table-cell office:value-type="float" office:value="1140.421631">
            <text:p>1140.421631</text:p>
          </table:table-cell>
          <table:table-cell office:value-type="float" office:value="29.854979">
            <text:p>29.854979</text:p>
          </table:table-cell>
          <table:table-cell office:value-type="float" office:value="57.80246">
            <text:p>57.80246</text:p>
          </table:table-cell>
          <table:table-cell/>
        </table:table-row>
        <table:table-row table:style-name="ro1">
          <table:table-cell office:value-type="float" office:value="1114.976685">
            <text:p>1114.976685</text:p>
          </table:table-cell>
          <table:table-cell office:value-type="float" office:value="1106.559204">
            <text:p>1106.559204</text:p>
          </table:table-cell>
          <table:table-cell office:value-type="float" office:value="1108.27417">
            <text:p>1108.27417</text:p>
          </table:table-cell>
          <table:table-cell/>
        </table:table-row>
        <table:table-row table:style-name="ro1">
          <table:table-cell office:value-type="float" office:value="1103.829224">
            <text:p>1103.829224</text:p>
          </table:table-cell>
          <table:table-cell office:value-type="float" office:value="1138.234131">
            <text:p>1138.234131</text:p>
          </table:table-cell>
          <table:table-cell office:value-type="float" office:value="1120.436646">
            <text:p>1120.436646</text:p>
          </table:table-cell>
          <table:table-cell/>
        </table:table-row>
        <table:table-row table:style-name="ro1">
          <table:table-cell office:value-type="float" office:value="121.922409">
            <text:p>121.922409</text:p>
          </table:table-cell>
          <table:table-cell office:value-type="float" office:value="1127.121704">
            <text:p>1127.121704</text:p>
          </table:table-cell>
          <table:table-cell office:value-type="float" office:value="10.377493">
            <text:p>10.377493</text:p>
          </table:table-cell>
          <table:table-cell office:value-type="float" office:value="1004.246643">
            <text:p>1004.246643</text:p>
          </table:table-cell>
        </table:table-row>
        <table:table-row table:style-name="ro1">
          <table:table-cell office:value-type="float" office:value="1118.896729">
            <text:p>1118.896729</text:p>
          </table:table-cell>
          <table:table-cell office:value-type="float" office:value="11.024992">
            <text:p>11.024992</text:p>
          </table:table-cell>
          <table:table-cell office:value-type="float" office:value="1106.699219">
            <text:p>1106.699219</text:p>
          </table:table-cell>
          <table:table-cell/>
        </table:table-row>
        <table:table-row table:style-name="ro1">
          <table:table-cell office:value-type="float" office:value="16.712488">
            <text:p>16.712488</text:p>
          </table:table-cell>
          <table:table-cell office:value-type="float" office:value="1113.62915">
            <text:p>1113.62915</text:p>
          </table:table-cell>
          <table:table-cell office:value-type="float" office:value="23.432484">
            <text:p>23.432484</text:p>
          </table:table-cell>
          <table:table-cell/>
        </table:table-row>
        <table:table-row table:style-name="ro1">
          <table:table-cell office:value-type="float" office:value="8.382494">
            <text:p>8.382494</text:p>
          </table:table-cell>
          <table:table-cell office:value-type="float" office:value="58.729958">
            <text:p>58.729958</text:p>
          </table:table-cell>
          <table:table-cell office:value-type="float" office:value="46.059967">
            <text:p>46.059967</text:p>
          </table:table-cell>
          <table:table-cell/>
        </table:table-row>
        <table:table-row table:style-name="ro1">
          <table:table-cell office:value-type="float" office:value="1084.824219">
            <text:p>1084.824219</text:p>
          </table:table-cell>
          <table:table-cell office:value-type="float" office:value="10.972492">
            <text:p>10.972492</text:p>
          </table:table-cell>
          <table:table-cell office:value-type="float" office:value="1136.27417">
            <text:p>1136.27417</text:p>
          </table:table-cell>
          <table:table-cell/>
        </table:table-row>
        <table:table-row table:style-name="ro1">
          <table:table-cell office:value-type="float" office:value="1061.146729">
            <text:p>1061.146729</text:p>
          </table:table-cell>
          <table:table-cell office:value-type="float" office:value="1135.381714">
            <text:p>1135.381714</text:p>
          </table:table-cell>
          <table:table-cell office:value-type="float" office:value="1100.976685">
            <text:p>1100.976685</text:p>
          </table:table-cell>
          <table:table-cell/>
        </table:table-row>
        <table:table-row table:style-name="ro1">
          <table:table-cell office:value-type="float" office:value="88.777435">
            <text:p>88.777435</text:p>
          </table:table-cell>
          <table:table-cell office:value-type="float" office:value="1136.589233">
            <text:p>1136.589233</text:p>
          </table:table-cell>
          <table:table-cell office:value-type="float" office:value="1145.374146">
            <text:p>1145.374146</text:p>
          </table:table-cell>
          <table:table-cell/>
        </table:table-row>
        <table:table-row table:style-name="ro1">
          <table:table-cell office:value-type="float" office:value="42.29747">
            <text:p>42.29747</text:p>
          </table:table-cell>
          <table:table-cell office:value-type="float" office:value="1055.826782">
            <text:p>1055.826782</text:p>
          </table:table-cell>
          <table:table-cell office:value-type="float" office:value="1095.551758">
            <text:p>1095.551758</text:p>
          </table:table-cell>
          <table:table-cell/>
        </table:table-row>
        <table:table-row table:style-name="ro1">
          <table:table-cell office:value-type="float" office:value="1037.416748">
            <text:p>1037.416748</text:p>
          </table:table-cell>
          <table:table-cell office:value-type="float" office:value="56.594959">
            <text:p>56.594959</text:p>
          </table:table-cell>
          <table:table-cell office:value-type="float" office:value="51.957462">
            <text:p>51.957462</text:p>
          </table:table-cell>
          <table:table-cell/>
        </table:table-row>
        <table:table-row table:style-name="ro1">
          <table:table-cell office:value-type="float" office:value="30.327478">
            <text:p>30.327478</text:p>
          </table:table-cell>
          <table:table-cell office:value-type="float" office:value="9.957493">
            <text:p>9.957493</text:p>
          </table:table-cell>
          <table:table-cell office:value-type="float" office:value="52.867462">
            <text:p>52.867462</text:p>
          </table:table-cell>
          <table:table-cell/>
        </table:table-row>
        <table:table-row table:style-name="ro1">
          <table:table-cell office:value-type="float" office:value="33.477474">
            <text:p>33.477474</text:p>
          </table:table-cell>
          <table:table-cell office:value-type="float" office:value="1139.599121">
            <text:p>1139.599121</text:p>
          </table:table-cell>
          <table:table-cell office:value-type="float" office:value="1144.866699">
            <text:p>1144.866699</text:p>
          </table:table-cell>
          <table:table-cell office:value-type="float" office:value="1004.246643">
            <text:p>1004.246643</text:p>
          </table:table-cell>
        </table:table-row>
        <table:table-row table:style-name="ro1">
          <table:table-cell office:value-type="float" office:value="1047.969238">
            <text:p>1047.969238</text:p>
          </table:table-cell>
          <table:table-cell office:value-type="float" office:value="1131.724121">
            <text:p>1131.724121</text:p>
          </table:table-cell>
          <table:table-cell office:value-type="float" office:value="1101.729248">
            <text:p>1101.729248</text:p>
          </table:table-cell>
          <table:table-cell/>
        </table:table-row>
        <table:table-row table:style-name="ro1">
          <table:table-cell office:value-type="float" office:value="45.447468">
            <text:p>45.447468</text:p>
          </table:table-cell>
          <table:table-cell office:value-type="float" office:value="44.939968">
            <text:p>44.939968</text:p>
          </table:table-cell>
          <table:table-cell office:value-type="float" office:value="1134.19165">
            <text:p>1134.19165</text:p>
          </table:table-cell>
          <table:table-cell/>
        </table:table-row>
        <table:table-row table:style-name="ro1">
          <table:table-cell office:value-type="float" office:value="13.317491">
            <text:p>13.317491</text:p>
          </table:table-cell>
          <table:table-cell office:value-type="float" office:value="1128.241699">
            <text:p>1128.241699</text:p>
          </table:table-cell>
          <table:table-cell office:value-type="float" office:value="1107.136719">
            <text:p>1107.136719</text:p>
          </table:table-cell>
          <table:table-cell/>
        </table:table-row>
        <table:table-row table:style-name="ro1">
          <table:table-cell office:value-type="float" office:value="1053.919189">
            <text:p>1053.919189</text:p>
          </table:table-cell>
          <table:table-cell office:value-type="float" office:value="1098.404175">
            <text:p>1098.404175</text:p>
          </table:table-cell>
          <table:table-cell office:value-type="float" office:value="1129.834229">
            <text:p>1129.834229</text:p>
          </table:table-cell>
          <table:table-cell/>
        </table:table-row>
        <table:table-row table:style-name="ro1">
          <table:table-cell office:value-type="float" office:value="1122.064209">
            <text:p>1122.064209</text:p>
          </table:table-cell>
          <table:table-cell office:value-type="float" office:value="61.144955">
            <text:p>61.144955</text:p>
          </table:table-cell>
          <table:table-cell office:value-type="float" office:value="32.549976">
            <text:p>32.549976</text:p>
          </table:table-cell>
          <table:table-cell/>
        </table:table-row>
        <table:table-row table:style-name="ro1">
          <table:table-cell office:value-type="float" office:value="6.719995">
            <text:p>6.719995</text:p>
          </table:table-cell>
          <table:table-cell office:value-type="float" office:value="1111.72168">
            <text:p>1111.72168</text:p>
          </table:table-cell>
          <table:table-cell office:value-type="float" office:value="33.459976">
            <text:p>33.459976</text:p>
          </table:table-cell>
          <table:table-cell/>
        </table:table-row>
        <table:table-row table:style-name="ro1">
          <table:table-cell office:value-type="float" office:value="1093.434204">
            <text:p>1093.434204</text:p>
          </table:table-cell>
          <table:table-cell office:value-type="float" office:value="21.594984">
            <text:p>21.594984</text:p>
          </table:table-cell>
          <table:table-cell office:value-type="float" office:value="1126.894165">
            <text:p>1126.894165</text:p>
          </table:table-cell>
          <table:table-cell/>
        </table:table-row>
        <table:table-row table:style-name="ro1">
          <table:table-cell office:value-type="float" office:value="64.574951">
            <text:p>64.574951</text:p>
          </table:table-cell>
          <table:table-cell office:value-type="float" office:value="41.212471">
            <text:p>41.212471</text:p>
          </table:table-cell>
          <table:table-cell office:value-type="float" office:value="1109.954224">
            <text:p>1109.954224</text:p>
          </table:table-cell>
          <table:table-cell/>
        </table:table-row>
        <table:table-row table:style-name="ro1">
          <table:table-cell office:value-type="float" office:value="42.83997">
            <text:p>42.83997</text:p>
          </table:table-cell>
          <table:table-cell office:value-type="float" office:value="1143.204224">
            <text:p>1143.204224</text:p>
          </table:table-cell>
          <table:table-cell office:value-type="float" office:value="1137.411621">
            <text:p>1137.411621</text:p>
          </table:table-cell>
          <table:table-cell/>
        </table:table-row>
        <table:table-row table:style-name="ro1">
          <table:table-cell office:value-type="float" office:value="1139.616699">
            <text:p>1139.616699</text:p>
          </table:table-cell>
          <table:table-cell office:value-type="float" office:value="1106.839233">
            <text:p>1106.839233</text:p>
          </table:table-cell>
          <table:table-cell office:value-type="float" office:value="1106.349243">
            <text:p>1106.349243</text:p>
          </table:table-cell>
          <table:table-cell office:value-type="float" office:value="1004.246643">
            <text:p>1004.246643</text:p>
          </table:table-cell>
        </table:table-row>
        <table:table-row table:style-name="ro1">
          <table:table-cell office:value-type="float" office:value="1106.08667">
            <text:p>1106.08667</text:p>
          </table:table-cell>
          <table:table-cell office:value-type="float" office:value="6.702495">
            <text:p>6.702495</text:p>
          </table:table-cell>
          <table:table-cell office:value-type="float" office:value="31.622477">
            <text:p>31.622477</text:p>
          </table:table-cell>
          <table:table-cell/>
        </table:table-row>
        <table:table-row table:style-name="ro1">
          <table:table-cell office:value-type="float" office:value="57.067459">
            <text:p>57.067459</text:p>
          </table:table-cell>
          <table:table-cell office:value-type="float" office:value="18.969986">
            <text:p>18.969986</text:p>
          </table:table-cell>
          <table:table-cell office:value-type="float" office:value="54.63496">
            <text:p>54.63496</text:p>
          </table:table-cell>
          <table:table-cell/>
        </table:table-row>
        <table:table-row table:style-name="ro1">
          <table:table-cell office:value-type="float" office:value="1112.999146">
            <text:p>1112.999146</text:p>
          </table:table-cell>
          <table:table-cell office:value-type="float" office:value="2.852498">
            <text:p>2.852498</text:p>
          </table:table-cell>
          <table:table-cell office:value-type="float" office:value="1129.921631">
            <text:p>1129.921631</text:p>
          </table:table-cell>
          <table:table-cell/>
        </table:table-row>
        <table:table-row table:style-name="ro1">
          <table:table-cell office:value-type="float" office:value="1138.216675">
            <text:p>1138.216675</text:p>
          </table:table-cell>
          <table:table-cell office:value-type="float" office:value="5.477496">
            <text:p>5.477496</text:p>
          </table:table-cell>
          <table:table-cell office:value-type="float" office:value="1114.644165">
            <text:p>1114.644165</text:p>
          </table:table-cell>
          <table:table-cell/>
        </table:table-row>
        <table:table-row table:style-name="ro1">
          <table:table-cell office:value-type="float" office:value="41.124969">
            <text:p>41.124969</text:p>
          </table:table-cell>
          <table:table-cell office:value-type="float" office:value="1145.111694">
            <text:p>1145.111694</text:p>
          </table:table-cell>
          <table:table-cell office:value-type="float" office:value="1105.21167">
            <text:p>1105.21167</text:p>
          </table:table-cell>
          <table:table-cell/>
        </table:table-row>
        <table:table-row table:style-name="ro1">
          <table:table-cell office:value-type="float" office:value="20.159985">
            <text:p>20.159985</text:p>
          </table:table-cell>
          <table:table-cell office:value-type="float" office:value="21.367485">
            <text:p>21.367485</text:p>
          </table:table-cell>
          <table:table-cell office:value-type="float" office:value="1093.661743">
            <text:p>1093.661743</text:p>
          </table:table-cell>
          <table:table-cell/>
        </table:table-row>
        <table:table-row table:style-name="ro1">
          <table:table-cell office:value-type="float" office:value="1146.529175">
            <text:p>1146.529175</text:p>
          </table:table-cell>
          <table:table-cell office:value-type="float" office:value="26.109982">
            <text:p>26.109982</text:p>
          </table:table-cell>
          <table:table-cell office:value-type="float" office:value="1137.831665">
            <text:p>1137.831665</text:p>
          </table:table-cell>
          <table:table-cell/>
        </table:table-row>
        <table:table-row table:style-name="ro1">
          <table:table-cell office:value-type="float" office:value="114.134918">
            <text:p>114.134918</text:p>
          </table:table-cell>
          <table:table-cell office:value-type="float" office:value="1122.834229">
            <text:p>1122.834229</text:p>
          </table:table-cell>
          <table:table-cell office:value-type="float" office:value="1135.276733">
            <text:p>1135.276733</text:p>
          </table:table-cell>
          <table:table-cell/>
        </table:table-row>
        <table:table-row table:style-name="ro1">
          <table:table-cell office:value-type="float" office:value="1116.69165">
            <text:p>1116.69165</text:p>
          </table:table-cell>
          <table:table-cell office:value-type="float" office:value="24.062483">
            <text:p>24.062483</text:p>
          </table:table-cell>
          <table:table-cell office:value-type="float" office:value="1031.536743">
            <text:p>1031.536743</text:p>
          </table:table-cell>
          <table:table-cell/>
        </table:table-row>
        <table:table-row table:style-name="ro1">
          <table:table-cell office:value-type="float" office:value="3.149998">
            <text:p>3.149998</text:p>
          </table:table-cell>
          <table:table-cell office:value-type="float" office:value="1124.216675">
            <text:p>1124.216675</text:p>
          </table:table-cell>
          <table:table-cell office:value-type="float" office:value="1063.701782">
            <text:p>1063.701782</text:p>
          </table:table-cell>
          <table:table-cell office:value-type="float" office:value="1004.246643">
            <text:p>1004.246643</text:p>
          </table:table-cell>
        </table:table-row>
        <table:table-row table:style-name="ro1">
          <table:table-cell office:value-type="float" office:value="60.199955">
            <text:p>60.199955</text:p>
          </table:table-cell>
          <table:table-cell office:value-type="float" office:value="2.379998">
            <text:p>2.379998</text:p>
          </table:table-cell>
          <table:table-cell office:value-type="float" office:value="1093.854248">
            <text:p>1093.854248</text:p>
          </table:table-cell>
          <table:table-cell/>
        </table:table-row>
        <table:table-row table:style-name="ro1">
          <table:table-cell office:value-type="float" office:value="52.324963">
            <text:p>52.324963</text:p>
          </table:table-cell>
          <table:table-cell office:value-type="float" office:value="1119.999146">
            <text:p>1119.999146</text:p>
          </table:table-cell>
          <table:table-cell office:value-type="float" office:value="1025.184204">
            <text:p>1025.184204</text:p>
          </table:table-cell>
          <table:table-cell/>
        </table:table-row>
        <table:table-row table:style-name="ro1">
          <table:table-cell office:value-type="float" office:value="1146.161621">
            <text:p>1146.161621</text:p>
          </table:table-cell>
          <table:table-cell office:value-type="float" office:value="1136.029175">
            <text:p>1136.029175</text:p>
          </table:table-cell>
          <table:table-cell office:value-type="float" office:value="1009.784241">
            <text:p>1009.784241</text:p>
          </table:table-cell>
          <table:table-cell/>
        </table:table-row>
        <table:table-row table:style-name="ro1">
          <table:table-cell office:value-type="float" office:value="1114.276733">
            <text:p>1114.276733</text:p>
          </table:table-cell>
          <table:table-cell office:value-type="float" office:value="1.609999">
            <text:p>1.609999</text:p>
          </table:table-cell>
          <table:table-cell office:value-type="float" office:value="1064.489258">
            <text:p>1064.489258</text:p>
          </table:table-cell>
          <table:table-cell/>
        </table:table-row>
        <table:table-row table:style-name="ro1">
          <table:table-cell office:value-type="float" office:value="23.887484">
            <text:p>23.887484</text:p>
          </table:table-cell>
          <table:table-cell office:value-type="float" office:value="1106.664185">
            <text:p>1106.664185</text:p>
          </table:table-cell>
          <table:table-cell office:value-type="float" office:value="1045.869263">
            <text:p>1045.869263</text:p>
          </table:table-cell>
          <table:table-cell/>
        </table:table-row>
        <table:table-row table:style-name="ro1">
          <table:table-cell office:value-type="float" office:value="17.132488">
            <text:p>17.132488</text:p>
          </table:table-cell>
          <table:table-cell office:value-type="float" office:value="1139.144165">
            <text:p>1139.144165</text:p>
          </table:table-cell>
          <table:table-cell office:value-type="float" office:value="1061.006714">
            <text:p>1061.006714</text:p>
          </table:table-cell>
          <table:table-cell/>
        </table:table-row>
        <table:table-row table:style-name="ro1">
          <table:table-cell office:value-type="float" office:value="45.797466">
            <text:p>45.797466</text:p>
          </table:table-cell>
          <table:table-cell office:value-type="float" office:value="1105.106689">
            <text:p>1105.106689</text:p>
          </table:table-cell>
          <table:table-cell office:value-type="float" office:value="1066.22168">
            <text:p>1066.22168</text:p>
          </table:table-cell>
          <table:table-cell/>
        </table:table-row>
        <table:table-row table:style-name="ro1">
          <table:table-cell office:value-type="float" office:value="15.364989">
            <text:p>15.364989</text:p>
          </table:table-cell>
          <table:table-cell office:value-type="float" office:value="1140.806641">
            <text:p>1140.806641</text:p>
          </table:table-cell>
          <table:table-cell office:value-type="float" office:value="1083.021729">
            <text:p>1083.021729</text:p>
          </table:table-cell>
          <table:table-cell/>
        </table:table-row>
        <table:table-row table:style-name="ro1">
          <table:table-cell office:value-type="float" office:value="16.397488">
            <text:p>16.397488</text:p>
          </table:table-cell>
          <table:table-cell office:value-type="float" office:value="1103.12915">
            <text:p>1103.12915</text:p>
          </table:table-cell>
          <table:table-cell office:value-type="float" office:value="1088.849243">
            <text:p>1088.849243</text:p>
          </table:table-cell>
          <table:table-cell/>
        </table:table-row>
        <table:table-row table:style-name="ro1">
          <table:table-cell office:value-type="float" office:value="1121.94165">
            <text:p>1121.94165</text:p>
          </table:table-cell>
          <table:table-cell office:value-type="float" office:value="13.85999">
            <text:p>13.85999</text:p>
          </table:table-cell>
          <table:table-cell office:value-type="float" office:value="1105.544189">
            <text:p>1105.544189</text:p>
          </table:table-cell>
          <table:table-cell office:value-type="float" office:value="1004.246643">
            <text:p>1004.246643</text:p>
          </table:table-cell>
        </table:table-row>
        <table:table-row table:style-name="ro1">
          <table:table-cell office:value-type="float" office:value="1119.544189">
            <text:p>1119.544189</text:p>
          </table:table-cell>
          <table:table-cell office:value-type="float" office:value="19.214987">
            <text:p>19.214987</text:p>
          </table:table-cell>
          <table:table-cell office:value-type="float" office:value="1086.731689">
            <text:p>1086.731689</text:p>
          </table:table-cell>
          <table:table-cell/>
        </table:table-row>
        <table:table-row table:style-name="ro1">
          <table:table-cell office:value-type="float" office:value="1144.726685">
            <text:p>1144.726685</text:p>
          </table:table-cell>
          <table:table-cell office:value-type="float" office:value="1131.84668">
            <text:p>1131.84668</text:p>
          </table:table-cell>
          <table:table-cell office:value-type="float" office:value="1076.82666">
            <text:p>1076.82666</text:p>
          </table:table-cell>
          <table:table-cell/>
        </table:table-row>
        <table:table-row table:style-name="ro1">
          <table:table-cell office:value-type="float" office:value="17.919987">
            <text:p>17.919987</text:p>
          </table:table-cell>
          <table:table-cell office:value-type="float" office:value="1108.204224">
            <text:p>1108.204224</text:p>
          </table:table-cell>
          <table:table-cell office:value-type="float" office:value="1045.624268">
            <text:p>1045.624268</text:p>
          </table:table-cell>
          <table:table-cell/>
        </table:table-row>
        <table:table-row table:style-name="ro1">
          <table:table-cell office:value-type="float" office:value="1120.996704">
            <text:p>1120.996704</text:p>
          </table:table-cell>
          <table:table-cell office:value-type="float" office:value="6.544995">
            <text:p>6.544995</text:p>
          </table:table-cell>
          <table:table-cell office:value-type="float" office:value="1098.071655">
            <text:p>1098.071655</text:p>
          </table:table-cell>
          <table:table-cell/>
        </table:table-row>
        <table:table-row table:style-name="ro1">
          <table:table-cell office:value-type="float" office:value="1.732499">
            <text:p>1.732499</text:p>
          </table:table-cell>
          <table:table-cell office:value-type="float" office:value="1095.516724">
            <text:p>1095.516724</text:p>
          </table:table-cell>
          <table:table-cell office:value-type="float" office:value="1101.099243">
            <text:p>1101.099243</text:p>
          </table:table-cell>
          <table:table-cell/>
        </table:table-row>
        <table:table-row table:style-name="ro1">
          <table:table-cell office:value-type="float" office:value="7.314995">
            <text:p>7.314995</text:p>
          </table:table-cell>
          <table:table-cell office:value-type="float" office:value="5.109996">
            <text:p>5.109996</text:p>
          </table:table-cell>
          <table:table-cell office:value-type="float" office:value="1124.286743">
            <text:p>1124.286743</text:p>
          </table:table-cell>
          <table:table-cell/>
        </table:table-row>
        <table:table-row table:style-name="ro1">
          <table:table-cell office:value-type="float" office:value="1.749999">
            <text:p>1.749999</text:p>
          </table:table-cell>
          <table:table-cell office:value-type="float" office:value="6.684995">
            <text:p>6.684995</text:p>
          </table:table-cell>
          <table:table-cell office:value-type="float" office:value="1132.686646">
            <text:p>1132.686646</text:p>
          </table:table-cell>
          <table:table-cell/>
        </table:table-row>
        <table:table-row table:style-name="ro1">
          <table:table-cell office:value-type="float" office:value="1126.876709">
            <text:p>1126.876709</text:p>
          </table:table-cell>
          <table:table-cell office:value-type="float" office:value="17.902487">
            <text:p>17.902487</text:p>
          </table:table-cell>
          <table:table-cell office:value-type="float" office:value="9.047493">
            <text:p>9.047493</text:p>
          </table:table-cell>
          <table:table-cell/>
        </table:table-row>
        <table:table-row table:style-name="ro1">
          <table:table-cell office:value-type="float" office:value="32.864975">
            <text:p>32.864975</text:p>
          </table:table-cell>
          <table:table-cell office:value-type="float" office:value="35.332474">
            <text:p>35.332474</text:p>
          </table:table-cell>
          <table:table-cell office:value-type="float" office:value="34.247475">
            <text:p>34.247475</text:p>
          </table:table-cell>
          <table:table-cell/>
        </table:table-row>
        <table:table-row table:style-name="ro1">
          <table:table-cell office:value-type="float" office:value="87.167435">
            <text:p>87.167435</text:p>
          </table:table-cell>
          <table:table-cell office:value-type="float" office:value="1103.531738">
            <text:p>1103.531738</text:p>
          </table:table-cell>
          <table:table-cell office:value-type="float" office:value="6.929995">
            <text:p>6.929995</text:p>
          </table:table-cell>
          <table:table-cell office:value-type="float" office:value="1004.246643">
            <text:p>1004.246643</text:p>
          </table:table-cell>
        </table:table-row>
        <table:table-row table:style-name="ro1">
          <table:table-cell office:value-type="float" office:value="1113.839233">
            <text:p>1113.839233</text:p>
          </table:table-cell>
          <table:table-cell office:value-type="float" office:value="1118.354248">
            <text:p>1118.354248</text:p>
          </table:table-cell>
          <table:table-cell office:value-type="float" office:value="1127.174194">
            <text:p>1127.174194</text:p>
          </table:table-cell>
          <table:table-cell/>
        </table:table-row>
        <table:table-row table:style-name="ro1">
          <table:table-cell office:value-type="float" office:value="1128.88916">
            <text:p>1128.88916</text:p>
          </table:table-cell>
          <table:table-cell office:value-type="float" office:value="78.522446">
            <text:p>78.522446</text:p>
          </table:table-cell>
          <table:table-cell office:value-type="float" office:value="1143.554199">
            <text:p>1143.554199</text:p>
          </table:table-cell>
          <table:table-cell/>
        </table:table-row>
        <table:table-row table:style-name="ro1">
          <table:table-cell office:value-type="float" office:value="29.224979">
            <text:p>29.224979</text:p>
          </table:table-cell>
          <table:table-cell office:value-type="float" office:value="42.26247">
            <text:p>42.26247</text:p>
          </table:table-cell>
          <table:table-cell office:value-type="float" office:value="0.997499">
            <text:p>0.997499</text:p>
          </table:table-cell>
          <table:table-cell/>
        </table:table-row>
        <table:table-row table:style-name="ro1">
          <table:table-cell office:value-type="float" office:value="1113.331665">
            <text:p>1113.331665</text:p>
          </table:table-cell>
          <table:table-cell office:value-type="float" office:value="1087.116699">
            <text:p>1087.116699</text:p>
          </table:table-cell>
          <table:table-cell office:value-type="float" office:value="1085.716675">
            <text:p>1085.716675</text:p>
          </table:table-cell>
          <table:table-cell/>
        </table:table-row>
        <table:table-row table:style-name="ro1">
          <table:table-cell office:value-type="float" office:value="1103.829224">
            <text:p>1103.829224</text:p>
          </table:table-cell>
          <table:table-cell office:value-type="float" office:value="1028.789307">
            <text:p>1028.789307</text:p>
          </table:table-cell>
          <table:table-cell office:value-type="float" office:value="24.639982">
            <text:p>24.639982</text:p>
          </table:table-cell>
          <table:table-cell/>
        </table:table-row>
        <table:table-row table:style-name="ro1">
          <table:table-cell office:value-type="float" office:value="58.992458">
            <text:p>58.992458</text:p>
          </table:table-cell>
          <table:table-cell office:value-type="float" office:value="1132.791626">
            <text:p>1132.791626</text:p>
          </table:table-cell>
          <table:table-cell office:value-type="float" office:value="79.204941">
            <text:p>79.204941</text:p>
          </table:table-cell>
          <table:table-cell/>
        </table:table-row>
        <table:table-row table:style-name="ro1">
          <table:table-cell office:value-type="float" office:value="1101.65918">
            <text:p>1101.65918</text:p>
          </table:table-cell>
          <table:table-cell office:value-type="float" office:value="1145.986694">
            <text:p>1145.986694</text:p>
          </table:table-cell>
          <table:table-cell office:value-type="float" office:value="4.427497">
            <text:p>4.427497</text:p>
          </table:table-cell>
          <table:table-cell/>
        </table:table-row>
        <table:table-row table:style-name="ro1">
          <table:table-cell office:value-type="float" office:value="1066.799194">
            <text:p>1066.799194</text:p>
          </table:table-cell>
          <table:table-cell office:value-type="float" office:value="27.982479">
            <text:p>27.982479</text:p>
          </table:table-cell>
          <table:table-cell office:value-type="float" office:value="1113.681641">
            <text:p>1113.681641</text:p>
          </table:table-cell>
          <table:table-cell/>
        </table:table-row>
        <table:table-row table:style-name="ro1">
          <table:table-cell office:value-type="float" office:value="46.059967">
            <text:p>46.059967</text:p>
          </table:table-cell>
          <table:table-cell office:value-type="float" office:value="67.269951">
            <text:p>67.269951</text:p>
          </table:table-cell>
          <table:table-cell office:value-type="float" office:value="1139.72168">
            <text:p>1139.72168</text:p>
          </table:table-cell>
          <table:table-cell/>
        </table:table-row>
        <table:table-row table:style-name="ro1">
          <table:table-cell office:value-type="float" office:value="1104.931641">
            <text:p>1104.931641</text:p>
          </table:table-cell>
          <table:table-cell office:value-type="float" office:value="1130.779175">
            <text:p>1130.779175</text:p>
          </table:table-cell>
          <table:table-cell office:value-type="float" office:value="1095.271729">
            <text:p>1095.271729</text:p>
          </table:table-cell>
          <table:table-cell office:value-type="float" office:value="976.141785">
            <text:p>976.141785</text:p>
          </table:table-cell>
        </table:table-row>
        <table:table-row table:style-name="ro1">
          <table:table-cell office:value-type="float" office:value="1140.841675">
            <text:p>1140.841675</text:p>
          </table:table-cell>
          <table:table-cell office:value-type="float" office:value="1094.256714">
            <text:p>1094.256714</text:p>
          </table:table-cell>
          <table:table-cell office:value-type="float" office:value="8.119994">
            <text:p>8.119994</text:p>
          </table:table-cell>
          <table:table-cell/>
        </table:table-row>
        <table:table-row table:style-name="ro1">
          <table:table-cell office:value-type="float" office:value="24.552483">
            <text:p>24.552483</text:p>
          </table:table-cell>
          <table:table-cell office:value-type="float" office:value="1116.411743">
            <text:p>1116.411743</text:p>
          </table:table-cell>
          <table:table-cell office:value-type="float" office:value="62.964954">
            <text:p>62.964954</text:p>
          </table:table-cell>
          <table:table-cell/>
        </table:table-row>
        <table:table-row table:style-name="ro1">
          <table:table-cell office:value-type="float" office:value="23.484983">
            <text:p>23.484983</text:p>
          </table:table-cell>
          <table:table-cell office:value-type="float" office:value="1136.431641">
            <text:p>1136.431641</text:p>
          </table:table-cell>
          <table:table-cell office:value-type="float" office:value="30.799978">
            <text:p>30.799978</text:p>
          </table:table-cell>
          <table:table-cell/>
        </table:table-row>
        <table:table-row table:style-name="ro1">
          <table:table-cell office:value-type="float" office:value="1111.914185">
            <text:p>1111.914185</text:p>
          </table:table-cell>
          <table:table-cell office:value-type="float" office:value="25.357481">
            <text:p>25.357481</text:p>
          </table:table-cell>
          <table:table-cell office:value-type="float" office:value="1125.091675">
            <text:p>1125.091675</text:p>
          </table:table-cell>
          <table:table-cell/>
        </table:table-row>
        <table:table-row table:style-name="ro1">
          <table:table-cell office:value-type="float" office:value="27.24748">
            <text:p>27.24748</text:p>
          </table:table-cell>
          <table:table-cell office:value-type="float" office:value="51.782463">
            <text:p>51.782463</text:p>
          </table:table-cell>
          <table:table-cell office:value-type="float" office:value="1135.539185">
            <text:p>1135.539185</text:p>
          </table:table-cell>
          <table:table-cell/>
        </table:table-row>
        <table:table-row table:style-name="ro1">
          <table:table-cell office:value-type="float" office:value="2.344998">
            <text:p>2.344998</text:p>
          </table:table-cell>
          <table:table-cell office:value-type="float" office:value="1144.551636">
            <text:p>1144.551636</text:p>
          </table:table-cell>
          <table:table-cell office:value-type="float" office:value="1134.13916">
            <text:p>1134.13916</text:p>
          </table:table-cell>
          <table:table-cell/>
        </table:table-row>
        <table:table-row table:style-name="ro1">
          <table:table-cell office:value-type="float" office:value="1093.031738">
            <text:p>1093.031738</text:p>
          </table:table-cell>
          <table:table-cell office:value-type="float" office:value="1126.229126">
            <text:p>1126.229126</text:p>
          </table:table-cell>
          <table:table-cell office:value-type="float" office:value="20.019985">
            <text:p>20.019985</text:p>
          </table:table-cell>
          <table:table-cell/>
        </table:table-row>
        <table:table-row table:style-name="ro1">
          <table:table-cell office:value-type="float" office:value="1106.804199">
            <text:p>1106.804199</text:p>
          </table:table-cell>
          <table:table-cell office:value-type="float" office:value="15.557488">
            <text:p>15.557488</text:p>
          </table:table-cell>
          <table:table-cell office:value-type="float" office:value="31.832478">
            <text:p>31.832478</text:p>
          </table:table-cell>
          <table:table-cell/>
        </table:table-row>
        <table:table-row table:style-name="ro1">
          <table:table-cell office:value-type="float" office:value="0.6825">
            <text:p>0.6825</text:p>
          </table:table-cell>
          <table:table-cell office:value-type="float" office:value="4.357497">
            <text:p>4.357497</text:p>
          </table:table-cell>
          <table:table-cell office:value-type="float" office:value="39.007473">
            <text:p>39.007473</text:p>
          </table:table-cell>
          <table:table-cell/>
        </table:table-row>
        <table:table-row table:style-name="ro1">
          <table:table-cell office:value-type="float" office:value="1140.631714">
            <text:p>1140.631714</text:p>
          </table:table-cell>
          <table:table-cell office:value-type="float" office:value="1142.749146">
            <text:p>1142.749146</text:p>
          </table:table-cell>
          <table:table-cell office:value-type="float" office:value="1111.00415">
            <text:p>1111.00415</text:p>
          </table:table-cell>
          <table:table-cell office:value-type="float" office:value="976.141785">
            <text:p>976.141785</text:p>
          </table:table-cell>
        </table:table-row>
        <table:table-row table:style-name="ro1">
          <table:table-cell office:value-type="float" office:value="1138.881714">
            <text:p>1138.881714</text:p>
          </table:table-cell>
          <table:table-cell office:value-type="float" office:value="50.417465">
            <text:p>50.417465</text:p>
          </table:table-cell>
          <table:table-cell office:value-type="float" office:value="1110.776733">
            <text:p>1110.776733</text:p>
          </table:table-cell>
          <table:table-cell/>
        </table:table-row>
        <table:table-row table:style-name="ro1">
          <table:table-cell office:value-type="float" office:value="77.822441">
            <text:p>77.822441</text:p>
          </table:table-cell>
          <table:table-cell office:value-type="float" office:value="1130.63916">
            <text:p>1130.63916</text:p>
          </table:table-cell>
          <table:table-cell office:value-type="float" office:value="1139.581665">
            <text:p>1139.581665</text:p>
          </table:table-cell>
          <table:table-cell/>
        </table:table-row>
        <table:table-row table:style-name="ro1">
          <table:table-cell office:value-type="float" office:value="1120.366699">
            <text:p>1120.366699</text:p>
          </table:table-cell>
          <table:table-cell office:value-type="float" office:value="1130.289185">
            <text:p>1130.289185</text:p>
          </table:table-cell>
          <table:table-cell office:value-type="float" office:value="1112.684204">
            <text:p>1112.684204</text:p>
          </table:table-cell>
          <table:table-cell/>
        </table:table-row>
        <table:table-row table:style-name="ro1">
          <table:table-cell office:value-type="float" office:value="1106.296753">
            <text:p>1106.296753</text:p>
          </table:table-cell>
          <table:table-cell office:value-type="float" office:value="1082.531738">
            <text:p>1082.531738</text:p>
          </table:table-cell>
          <table:table-cell office:value-type="float" office:value="1135.924194">
            <text:p>1135.924194</text:p>
          </table:table-cell>
          <table:table-cell/>
        </table:table-row>
        <table:table-row table:style-name="ro1">
          <table:table-cell office:value-type="float" office:value="5.897496">
            <text:p>5.897496</text:p>
          </table:table-cell>
          <table:table-cell office:value-type="float" office:value="31.639977">
            <text:p>31.639977</text:p>
          </table:table-cell>
          <table:table-cell office:value-type="float" office:value="1146.77417">
            <text:p>1146.77417</text:p>
          </table:table-cell>
          <table:table-cell/>
        </table:table-row>
        <table:table-row table:style-name="ro1">
          <table:table-cell office:value-type="float" office:value="28.857479">
            <text:p>28.857479</text:p>
          </table:table-cell>
          <table:table-cell office:value-type="float" office:value="33.249977">
            <text:p>33.249977</text:p>
          </table:table-cell>
          <table:table-cell office:value-type="float" office:value="24.919981">
            <text:p>24.919981</text:p>
          </table:table-cell>
          <table:table-cell/>
        </table:table-row>
        <table:table-row table:style-name="ro1">
          <table:table-cell office:value-type="float" office:value="45.377468">
            <text:p>45.377468</text:p>
          </table:table-cell>
          <table:table-cell office:value-type="float" office:value="1106.244141">
            <text:p>1106.244141</text:p>
          </table:table-cell>
          <table:table-cell office:value-type="float" office:value="1128.469238">
            <text:p>1128.469238</text:p>
          </table:table-cell>
          <table:table-cell/>
        </table:table-row>
        <table:table-row table:style-name="ro1">
          <table:table-cell office:value-type="float" office:value="1096.321655">
            <text:p>1096.321655</text:p>
          </table:table-cell>
          <table:table-cell office:value-type="float" office:value="40.10997">
            <text:p>40.10997</text:p>
          </table:table-cell>
          <table:table-cell office:value-type="float" office:value="1.032499">
            <text:p>1.032499</text:p>
          </table:table-cell>
          <table:table-cell/>
        </table:table-row>
        <table:table-row table:style-name="ro1">
          <table:table-cell office:value-type="float" office:value="39.392471">
            <text:p>39.392471</text:p>
          </table:table-cell>
          <table:table-cell office:value-type="float" office:value="6.527495">
            <text:p>6.527495</text:p>
          </table:table-cell>
          <table:table-cell office:value-type="float" office:value="1126.579224">
            <text:p>1126.579224</text:p>
          </table:table-cell>
          <table:table-cell/>
        </table:table-row>
        <table:table-row table:style-name="ro1">
          <table:table-cell office:value-type="float" office:value="1069.389282">
            <text:p>1069.389282</text:p>
          </table:table-cell>
          <table:table-cell office:value-type="float" office:value="1116.936646">
            <text:p>1116.936646</text:p>
          </table:table-cell>
          <table:table-cell office:value-type="float" office:value="1114.276733">
            <text:p>1114.276733</text:p>
          </table:table-cell>
          <table:table-cell office:value-type="float" office:value="976.141785">
            <text:p>976.141785</text:p>
          </table:table-cell>
        </table:table-row>
        <table:table-row table:style-name="ro1">
          <table:table-cell office:value-type="float" office:value="1083.231689">
            <text:p>1083.231689</text:p>
          </table:table-cell>
          <table:table-cell office:value-type="float" office:value="13.15999">
            <text:p>13.15999</text:p>
          </table:table-cell>
          <table:table-cell office:value-type="float" office:value="15.119989">
            <text:p>15.119989</text:p>
          </table:table-cell>
          <table:table-cell/>
        </table:table-row>
        <table:table-row table:style-name="ro1">
          <table:table-cell office:value-type="float" office:value="34.107475">
            <text:p>34.107475</text:p>
          </table:table-cell>
          <table:table-cell office:value-type="float" office:value="1126.946655">
            <text:p>1126.946655</text:p>
          </table:table-cell>
          <table:table-cell office:value-type="float" office:value="3.989997">
            <text:p>3.989997</text:p>
          </table:table-cell>
          <table:table-cell/>
        </table:table-row>
        <table:table-row table:style-name="ro1">
          <table:table-cell office:value-type="float" office:value="48.789963">
            <text:p>48.789963</text:p>
          </table:table-cell>
          <table:table-cell office:value-type="float" office:value="19.197487">
            <text:p>19.197487</text:p>
          </table:table-cell>
          <table:table-cell office:value-type="float" office:value="20.212486">
            <text:p>20.212486</text:p>
          </table:table-cell>
          <table:table-cell/>
        </table:table-row>
        <table:table-row table:style-name="ro1">
          <table:table-cell office:value-type="float" office:value="1091.666748">
            <text:p>1091.666748</text:p>
          </table:table-cell>
          <table:table-cell office:value-type="float" office:value="16.257488">
            <text:p>16.257488</text:p>
          </table:table-cell>
          <table:table-cell office:value-type="float" office:value="1088.376709">
            <text:p>1088.376709</text:p>
          </table:table-cell>
          <table:table-cell/>
        </table:table-row>
        <table:table-row table:style-name="ro1">
          <table:table-cell office:value-type="float" office:value="44.08247">
            <text:p>44.08247</text:p>
          </table:table-cell>
          <table:table-cell office:value-type="float" office:value="28.839979">
            <text:p>28.839979</text:p>
          </table:table-cell>
          <table:table-cell office:value-type="float" office:value="1102.411743">
            <text:p>1102.411743</text:p>
          </table:table-cell>
          <table:table-cell/>
        </table:table-row>
        <table:table-row table:style-name="ro1">
          <table:table-cell office:value-type="float" office:value="60.602455">
            <text:p>60.602455</text:p>
          </table:table-cell>
          <table:table-cell office:value-type="float" office:value="1111.056641">
            <text:p>1111.056641</text:p>
          </table:table-cell>
          <table:table-cell office:value-type="float" office:value="1113.891724">
            <text:p>1113.891724</text:p>
          </table:table-cell>
          <table:table-cell/>
        </table:table-row>
        <table:table-row table:style-name="ro1">
          <table:table-cell office:value-type="float" office:value="1088.936768">
            <text:p>1088.936768</text:p>
          </table:table-cell>
          <table:table-cell office:value-type="float" office:value="1145.304199">
            <text:p>1145.304199</text:p>
          </table:table-cell>
          <table:table-cell office:value-type="float" office:value="1078.821777">
            <text:p>1078.821777</text:p>
          </table:table-cell>
          <table:table-cell/>
        </table:table-row>
        <table:table-row table:style-name="ro1">
          <table:table-cell office:value-type="float" office:value="2.502498">
            <text:p>2.502498</text:p>
          </table:table-cell>
          <table:table-cell office:value-type="float" office:value="25.672482">
            <text:p>25.672482</text:p>
          </table:table-cell>
          <table:table-cell office:value-type="float" office:value="1103.794189">
            <text:p>1103.794189</text:p>
          </table:table-cell>
          <table:table-cell/>
        </table:table-row>
        <table:table-row table:style-name="ro1">
          <table:table-cell office:value-type="float" office:value="48.124966">
            <text:p>48.124966</text:p>
          </table:table-cell>
          <table:table-cell office:value-type="float" office:value="1124.619141">
            <text:p>1124.619141</text:p>
          </table:table-cell>
          <table:table-cell office:value-type="float" office:value="1096.321655">
            <text:p>1096.321655</text:p>
          </table:table-cell>
          <table:table-cell/>
        </table:table-row>
        <table:table-row table:style-name="ro1">
          <table:table-cell office:value-type="float" office:value="1119.071655">
            <text:p>1119.071655</text:p>
          </table:table-cell>
          <table:table-cell office:value-type="float" office:value="1140.684204">
            <text:p>1140.684204</text:p>
          </table:table-cell>
          <table:table-cell office:value-type="float" office:value="1075.479248">
            <text:p>1075.479248</text:p>
          </table:table-cell>
          <table:table-cell office:value-type="float" office:value="976.141785">
            <text:p>976.141785</text:p>
          </table:table-cell>
        </table:table-row>
        <table:table-row table:style-name="ro1">
          <table:table-cell office:value-type="float" office:value="1134.57666">
            <text:p>1134.57666</text:p>
          </table:table-cell>
          <table:table-cell office:value-type="float" office:value="6.877495">
            <text:p>6.877495</text:p>
          </table:table-cell>
          <table:table-cell office:value-type="float" office:value="1105.15918">
            <text:p>1105.15918</text:p>
          </table:table-cell>
          <table:table-cell/>
        </table:table-row>
        <table:table-row table:style-name="ro1">
          <table:table-cell office:value-type="float" office:value="43.10247">
            <text:p>43.10247</text:p>
          </table:table-cell>
          <table:table-cell office:value-type="float" office:value="1133.26416">
            <text:p>1133.26416</text:p>
          </table:table-cell>
          <table:table-cell office:value-type="float" office:value="1119.054199">
            <text:p>1119.054199</text:p>
          </table:table-cell>
          <table:table-cell/>
        </table:table-row>
        <table:table-row table:style-name="ro1">
          <table:table-cell office:value-type="float" office:value="18.042486">
            <text:p>18.042486</text:p>
          </table:table-cell>
          <table:table-cell office:value-type="float" office:value="1139.546631">
            <text:p>1139.546631</text:p>
          </table:table-cell>
          <table:table-cell office:value-type="float" office:value="1079.136719">
            <text:p>1079.136719</text:p>
          </table:table-cell>
          <table:table-cell/>
        </table:table-row>
        <table:table-row table:style-name="ro1">
          <table:table-cell office:value-type="float" office:value="1123.866699">
            <text:p>1123.866699</text:p>
          </table:table-cell>
          <table:table-cell office:value-type="float" office:value="1136.361694">
            <text:p>1136.361694</text:p>
          </table:table-cell>
          <table:table-cell office:value-type="float" office:value="1054.671753">
            <text:p>1054.671753</text:p>
          </table:table-cell>
          <table:table-cell/>
        </table:table-row>
        <table:table-row table:style-name="ro1">
          <table:table-cell office:value-type="float" office:value="1144.936646">
            <text:p>1144.936646</text:p>
          </table:table-cell>
          <table:table-cell office:value-type="float" office:value="1113.541748">
            <text:p>1113.541748</text:p>
          </table:table-cell>
          <table:table-cell office:value-type="float" office:value="1088.271729">
            <text:p>1088.271729</text:p>
          </table:table-cell>
          <table:table-cell/>
        </table:table-row>
        <table:table-row table:style-name="ro1">
          <table:table-cell office:value-type="float" office:value="25.637482">
            <text:p>25.637482</text:p>
          </table:table-cell>
          <table:table-cell office:value-type="float" office:value="4.899996">
            <text:p>4.899996</text:p>
          </table:table-cell>
          <table:table-cell office:value-type="float" office:value="1070.999268">
            <text:p>1070.999268</text:p>
          </table:table-cell>
          <table:table-cell/>
        </table:table-row>
        <table:table-row table:style-name="ro1">
          <table:table-cell office:value-type="float" office:value="2.344998">
            <text:p>2.344998</text:p>
          </table:table-cell>
          <table:table-cell office:value-type="float" office:value="3.744997">
            <text:p>3.744997</text:p>
          </table:table-cell>
          <table:table-cell office:value-type="float" office:value="1086.224243">
            <text:p>1086.224243</text:p>
          </table:table-cell>
          <table:table-cell/>
        </table:table-row>
        <table:table-row table:style-name="ro1">
          <table:table-cell office:value-type="float" office:value="1136.886719">
            <text:p>1136.886719</text:p>
          </table:table-cell>
          <table:table-cell office:value-type="float" office:value="12.074991">
            <text:p>12.074991</text:p>
          </table:table-cell>
          <table:table-cell office:value-type="float" office:value="1098.859253">
            <text:p>1098.859253</text:p>
          </table:table-cell>
          <table:table-cell/>
        </table:table-row>
        <table:table-row table:style-name="ro1">
          <table:table-cell office:value-type="float" office:value="1140.981689">
            <text:p>1140.981689</text:p>
          </table:table-cell>
          <table:table-cell office:value-type="float" office:value="18.689987">
            <text:p>18.689987</text:p>
          </table:table-cell>
          <table:table-cell office:value-type="float" office:value="1113.821655">
            <text:p>1113.821655</text:p>
          </table:table-cell>
          <table:table-cell/>
        </table:table-row>
        <table:table-row table:style-name="ro1">
          <table:table-cell office:value-type="float" office:value="1142.88916">
            <text:p>1142.88916</text:p>
          </table:table-cell>
          <table:table-cell office:value-type="float" office:value="1138.829224">
            <text:p>1138.829224</text:p>
          </table:table-cell>
          <table:table-cell office:value-type="float" office:value="1112.526733">
            <text:p>1112.526733</text:p>
          </table:table-cell>
          <table:table-cell office:value-type="float" office:value="976.141785">
            <text:p>976.141785</text:p>
          </table:table-cell>
        </table:table-row>
        <table:table-row table:style-name="ro1">
          <table:table-cell office:value-type="float" office:value="9.099994">
            <text:p>9.099994</text:p>
          </table:table-cell>
          <table:table-cell office:value-type="float" office:value="1122.834229">
            <text:p>1122.834229</text:p>
          </table:table-cell>
          <table:table-cell office:value-type="float" office:value="1099.069214">
            <text:p>1099.069214</text:p>
          </table:table-cell>
          <table:table-cell/>
        </table:table-row>
        <table:table-row table:style-name="ro1">
          <table:table-cell office:value-type="float" office:value="4.987496">
            <text:p>4.987496</text:p>
          </table:table-cell>
          <table:table-cell office:value-type="float" office:value="1136.046631">
            <text:p>1136.046631</text:p>
          </table:table-cell>
          <table:table-cell office:value-type="float" office:value="1073.536743">
            <text:p>1073.536743</text:p>
          </table:table-cell>
          <table:table-cell/>
        </table:table-row>
        <table:table-row table:style-name="ro1">
          <table:table-cell office:value-type="float" office:value="9.484993">
            <text:p>9.484993</text:p>
          </table:table-cell>
          <table:table-cell office:value-type="float" office:value="1128.154175">
            <text:p>1128.154175</text:p>
          </table:table-cell>
          <table:table-cell office:value-type="float" office:value="1073.974243">
            <text:p>1073.974243</text:p>
          </table:table-cell>
          <table:table-cell/>
        </table:table-row>
        <table:table-row table:style-name="ro1">
          <table:table-cell office:value-type="float" office:value="27.929979">
            <text:p>27.929979</text:p>
          </table:table-cell>
          <table:table-cell office:value-type="float" office:value="1120.821655">
            <text:p>1120.821655</text:p>
          </table:table-cell>
          <table:table-cell office:value-type="float" office:value="1076.809204">
            <text:p>1076.809204</text:p>
          </table:table-cell>
          <table:table-cell/>
        </table:table-row>
        <table:table-row table:style-name="ro1">
          <table:table-cell office:value-type="float" office:value="1144.09668">
            <text:p>1144.09668</text:p>
          </table:table-cell>
          <table:table-cell office:value-type="float" office:value="1114.906738">
            <text:p>1114.906738</text:p>
          </table:table-cell>
          <table:table-cell office:value-type="float" office:value="1074.236694">
            <text:p>1074.236694</text:p>
          </table:table-cell>
          <table:table-cell/>
        </table:table-row>
        <table:table-row table:style-name="ro1">
          <table:table-cell office:value-type="float" office:value="5.214996">
            <text:p>5.214996</text:p>
          </table:table-cell>
          <table:table-cell office:value-type="float" office:value="1140.561646">
            <text:p>1140.561646</text:p>
          </table:table-cell>
          <table:table-cell office:value-type="float" office:value="1085.506714">
            <text:p>1085.506714</text:p>
          </table:table-cell>
          <table:table-cell/>
        </table:table-row>
        <table:table-row table:style-name="ro1">
          <table:table-cell office:value-type="float" office:value="1135.311646">
            <text:p>1135.311646</text:p>
          </table:table-cell>
          <table:table-cell office:value-type="float" office:value="1136.32666">
            <text:p>1136.32666</text:p>
          </table:table-cell>
          <table:table-cell office:value-type="float" office:value="1080.361694">
            <text:p>1080.361694</text:p>
          </table:table-cell>
          <table:table-cell/>
        </table:table-row>
        <table:table-row table:style-name="ro1">
          <table:table-cell office:value-type="float" office:value="1132.109131">
            <text:p>1132.109131</text:p>
          </table:table-cell>
          <table:table-cell office:value-type="float" office:value="7.787494">
            <text:p>7.787494</text:p>
          </table:table-cell>
          <table:table-cell office:value-type="float" office:value="1086.941772">
            <text:p>1086.941772</text:p>
          </table:table-cell>
          <table:table-cell/>
        </table:table-row>
        <table:table-row table:style-name="ro1">
          <table:table-cell office:value-type="float" office:value="1139.529175">
            <text:p>1139.529175</text:p>
          </table:table-cell>
          <table:table-cell office:value-type="float" office:value="6.509995">
            <text:p>6.509995</text:p>
          </table:table-cell>
          <table:table-cell office:value-type="float" office:value="1096.601685">
            <text:p>1096.601685</text:p>
          </table:table-cell>
          <table:table-cell/>
        </table:table-row>
        <table:table-row table:style-name="ro1">
          <table:table-cell office:value-type="float" office:value="12.879991">
            <text:p>12.879991</text:p>
          </table:table-cell>
          <table:table-cell office:value-type="float" office:value="1126.579224">
            <text:p>1126.579224</text:p>
          </table:table-cell>
          <table:table-cell office:value-type="float" office:value="1087.519165">
            <text:p>1087.519165</text:p>
          </table:table-cell>
          <table:table-cell office:value-type="float" office:value="976.141785">
            <text:p>976.141785</text:p>
          </table:table-cell>
        </table:table-row>
        <table:table-row table:style-name="ro1">
          <table:table-cell office:value-type="float" office:value="1143.256714">
            <text:p>1143.256714</text:p>
          </table:table-cell>
          <table:table-cell office:value-type="float" office:value="28.69998">
            <text:p>28.69998</text:p>
          </table:table-cell>
          <table:table-cell office:value-type="float" office:value="1099.944214">
            <text:p>1099.944214</text:p>
          </table:table-cell>
          <table:table-cell/>
        </table:table-row>
        <table:table-row table:style-name="ro1">
          <table:table-cell office:value-type="float" office:value="24.657482">
            <text:p>24.657482</text:p>
          </table:table-cell>
          <table:table-cell office:value-type="float" office:value="1144.744141">
            <text:p>1144.744141</text:p>
          </table:table-cell>
          <table:table-cell office:value-type="float" office:value="1111.669189">
            <text:p>1111.669189</text:p>
          </table:table-cell>
          <table:table-cell/>
        </table:table-row>
        <table:table-row table:style-name="ro1">
          <table:table-cell office:value-type="float" office:value="5.582496">
            <text:p>5.582496</text:p>
          </table:table-cell>
          <table:table-cell office:value-type="float" office:value="1141.051636">
            <text:p>1141.051636</text:p>
          </table:table-cell>
          <table:table-cell office:value-type="float" office:value="1141.08667">
            <text:p>1141.08667</text:p>
          </table:table-cell>
          <table:table-cell/>
        </table:table-row>
        <table:table-row table:style-name="ro1">
          <table:table-cell office:value-type="float" office:value="4.339997">
            <text:p>4.339997</text:p>
          </table:table-cell>
          <table:table-cell office:value-type="float" office:value="1133.64917">
            <text:p>1133.64917</text:p>
          </table:table-cell>
          <table:table-cell office:value-type="float" office:value="1140.964233">
            <text:p>1140.964233</text:p>
          </table:table-cell>
          <table:table-cell/>
        </table:table-row>
        <table:table-row table:style-name="ro1">
          <table:table-cell office:value-type="float" office:value="1146.809204">
            <text:p>1146.809204</text:p>
          </table:table-cell>
          <table:table-cell office:value-type="float" office:value="0.734999">
            <text:p>0.734999</text:p>
          </table:table-cell>
          <table:table-cell office:value-type="float" office:value="1118.38916">
            <text:p>1118.38916</text:p>
          </table:table-cell>
          <table:table-cell/>
        </table:table-row>
        <table:table-row table:style-name="ro1">
          <table:table-cell office:value-type="float" office:value="1.679999">
            <text:p>1.679999</text:p>
          </table:table-cell>
          <table:table-cell office:value-type="float" office:value="3.027498">
            <text:p>3.027498</text:p>
          </table:table-cell>
          <table:table-cell office:value-type="float" office:value="1121.276733">
            <text:p>1121.276733</text:p>
          </table:table-cell>
          <table:table-cell/>
        </table:table-row>
        <table:table-row table:style-name="ro1">
          <table:table-cell office:value-type="float" office:value="1144.919189">
            <text:p>1144.919189</text:p>
          </table:table-cell>
          <table:table-cell office:value-type="float" office:value="1132.406738">
            <text:p>1132.406738</text:p>
          </table:table-cell>
          <table:table-cell office:value-type="float" office:value="1116.289185">
            <text:p>1116.289185</text:p>
          </table:table-cell>
          <table:table-cell/>
        </table:table-row>
        <table:table-row table:style-name="ro1">
          <table:table-cell office:value-type="float" office:value="1137.446655">
            <text:p>1137.446655</text:p>
          </table:table-cell>
          <table:table-cell office:value-type="float" office:value="1131.374146">
            <text:p>1131.374146</text:p>
          </table:table-cell>
          <table:table-cell office:value-type="float" office:value="1132.791626">
            <text:p>1132.791626</text:p>
          </table:table-cell>
          <table:table-cell/>
        </table:table-row>
        <table:table-row table:style-name="ro1">
          <table:table-cell office:value-type="float" office:value="1133.75415">
            <text:p>1133.75415</text:p>
          </table:table-cell>
          <table:table-cell office:value-type="float" office:value="1137.236694">
            <text:p>1137.236694</text:p>
          </table:table-cell>
          <table:table-cell office:value-type="float" office:value="13.15999">
            <text:p>13.15999</text:p>
          </table:table-cell>
          <table:table-cell/>
        </table:table-row>
        <table:table-row table:style-name="ro1">
          <table:table-cell office:value-type="float" office:value="5.494996">
            <text:p>5.494996</text:p>
          </table:table-cell>
          <table:table-cell office:value-type="float" office:value="1126.771729">
            <text:p>1126.771729</text:p>
          </table:table-cell>
          <table:table-cell office:value-type="float" office:value="12.739991">
            <text:p>12.739991</text:p>
          </table:table-cell>
          <table:table-cell office:value-type="float" office:value="976.141785">
            <text:p>976.141785</text:p>
          </table:table-cell>
        </table:table-row>
        <table:table-row table:style-name="ro1">
          <table:table-cell office:value-type="float" office:value="1143.064209">
            <text:p>1143.064209</text:p>
          </table:table-cell>
          <table:table-cell office:value-type="float" office:value="22.837484">
            <text:p>22.837484</text:p>
          </table:table-cell>
          <table:table-cell office:value-type="float" office:value="19.477486">
            <text:p>19.477486</text:p>
          </table:table-cell>
          <table:table-cell/>
        </table:table-row>
        <table:table-row table:style-name="ro1">
          <table:table-cell office:value-type="float" office:value="38.937473">
            <text:p>38.937473</text:p>
          </table:table-cell>
          <table:table-cell office:value-type="float" office:value="18.654987">
            <text:p>18.654987</text:p>
          </table:table-cell>
          <table:table-cell office:value-type="float" office:value="57.889957">
            <text:p>57.889957</text:p>
          </table:table-cell>
          <table:table-cell/>
        </table:table-row>
        <table:table-row table:style-name="ro1">
          <table:table-cell office:value-type="float" office:value="22.959984">
            <text:p>22.959984</text:p>
          </table:table-cell>
          <table:table-cell office:value-type="float" office:value="1121.88916">
            <text:p>1121.88916</text:p>
          </table:table-cell>
          <table:table-cell office:value-type="float" office:value="1136.991699">
            <text:p>1136.991699</text:p>
          </table:table-cell>
          <table:table-cell/>
        </table:table-row>
        <table:table-row table:style-name="ro1">
          <table:table-cell office:value-type="float" office:value="1134.611694">
            <text:p>1134.611694</text:p>
          </table:table-cell>
          <table:table-cell office:value-type="float" office:value="34.964973">
            <text:p>34.964973</text:p>
          </table:table-cell>
          <table:table-cell office:value-type="float" office:value="1112.894165">
            <text:p>1112.894165</text:p>
          </table:table-cell>
          <table:table-cell/>
        </table:table-row>
        <table:table-row table:style-name="ro1">
          <table:table-cell office:value-type="float" office:value="80.814941">
            <text:p>80.814941</text:p>
          </table:table-cell>
          <table:table-cell office:value-type="float" office:value="8.277494">
            <text:p>8.277494</text:p>
          </table:table-cell>
          <table:table-cell office:value-type="float" office:value="1119.64917">
            <text:p>1119.64917</text:p>
          </table:table-cell>
          <table:table-cell/>
        </table:table-row>
        <table:table-row table:style-name="ro1">
          <table:table-cell office:value-type="float" office:value="1124.041626">
            <text:p>1124.041626</text:p>
          </table:table-cell>
          <table:table-cell office:value-type="float" office:value="1117.601685">
            <text:p>1117.601685</text:p>
          </table:table-cell>
          <table:table-cell office:value-type="float" office:value="1103.741699">
            <text:p>1103.741699</text:p>
          </table:table-cell>
          <table:table-cell/>
        </table:table-row>
        <table:table-row table:style-name="ro1">
          <table:table-cell office:value-type="float" office:value="1101.606689">
            <text:p>1101.606689</text:p>
          </table:table-cell>
          <table:table-cell office:value-type="float" office:value="48.089966">
            <text:p>48.089966</text:p>
          </table:table-cell>
          <table:table-cell office:value-type="float" office:value="22.504984">
            <text:p>22.504984</text:p>
          </table:table-cell>
          <table:table-cell/>
        </table:table-row>
        <table:table-row table:style-name="ro1">
          <table:table-cell office:value-type="float" office:value="1138.304199">
            <text:p>1138.304199</text:p>
          </table:table-cell>
          <table:table-cell office:value-type="float" office:value="37.467472">
            <text:p>37.467472</text:p>
          </table:table-cell>
          <table:table-cell office:value-type="float" office:value="24.079983">
            <text:p>24.079983</text:p>
          </table:table-cell>
          <table:table-cell/>
        </table:table-row>
        <table:table-row table:style-name="ro1">
          <table:table-cell office:value-type="float" office:value="41.01997">
            <text:p>41.01997</text:p>
          </table:table-cell>
          <table:table-cell office:value-type="float" office:value="1128.609131">
            <text:p>1128.609131</text:p>
          </table:table-cell>
          <table:table-cell office:value-type="float" office:value="40.669971">
            <text:p>40.669971</text:p>
          </table:table-cell>
          <table:table-cell/>
        </table:table-row>
        <table:table-row table:style-name="ro1">
          <table:table-cell office:value-type="float" office:value="1115.27417">
            <text:p>1115.27417</text:p>
          </table:table-cell>
          <table:table-cell office:value-type="float" office:value="1114.661743">
            <text:p>1114.661743</text:p>
          </table:table-cell>
          <table:table-cell office:value-type="float" office:value="1090.651733">
            <text:p>1090.651733</text:p>
          </table:table-cell>
          <table:table-cell office:value-type="float" office:value="976.141785">
            <text:p>976.141785</text:p>
          </table:table-cell>
        </table:table-row>
        <table:table-row table:style-name="ro1">
          <table:table-cell office:value-type="float" office:value="43.959969">
            <text:p>43.959969</text:p>
          </table:table-cell>
          <table:table-cell office:value-type="float" office:value="13.70249">
            <text:p>13.70249</text:p>
          </table:table-cell>
          <table:table-cell office:value-type="float" office:value="1133.001709">
            <text:p>1133.001709</text:p>
          </table:table-cell>
          <table:table-cell/>
        </table:table-row>
        <table:table-row table:style-name="ro1">
          <table:table-cell office:value-type="float" office:value="1133.404175">
            <text:p>1133.404175</text:p>
          </table:table-cell>
          <table:table-cell office:value-type="float" office:value="12.302491">
            <text:p>12.302491</text:p>
          </table:table-cell>
          <table:table-cell office:value-type="float" office:value="5.967495">
            <text:p>5.967495</text:p>
          </table:table-cell>
          <table:table-cell/>
        </table:table-row>
        <table:table-row table:style-name="ro1">
          <table:table-cell office:value-type="float" office:value="1099.699219">
            <text:p>1099.699219</text:p>
          </table:table-cell>
          <table:table-cell office:value-type="float" office:value="1109.744141">
            <text:p>1109.744141</text:p>
          </table:table-cell>
          <table:table-cell office:value-type="float" office:value="1125.669189">
            <text:p>1125.669189</text:p>
          </table:table-cell>
          <table:table-cell/>
        </table:table-row>
        <table:table-row table:style-name="ro1">
          <table:table-cell office:value-type="float" office:value="25.847481">
            <text:p>25.847481</text:p>
          </table:table-cell>
          <table:table-cell office:value-type="float" office:value="1146.319214">
            <text:p>1146.319214</text:p>
          </table:table-cell>
          <table:table-cell office:value-type="float" office:value="27.24748">
            <text:p>27.24748</text:p>
          </table:table-cell>
          <table:table-cell/>
        </table:table-row>
        <table:table-row table:style-name="ro1">
          <table:table-cell office:value-type="float" office:value="46.042465">
            <text:p>46.042465</text:p>
          </table:table-cell>
          <table:table-cell office:value-type="float" office:value="1144.446655">
            <text:p>1144.446655</text:p>
          </table:table-cell>
          <table:table-cell office:value-type="float" office:value="70.349953">
            <text:p>70.349953</text:p>
          </table:table-cell>
          <table:table-cell/>
        </table:table-row>
        <table:table-row table:style-name="ro1">
          <table:table-cell office:value-type="float" office:value="1134.769165">
            <text:p>1134.769165</text:p>
          </table:table-cell>
          <table:table-cell office:value-type="float" office:value="1119.491699">
            <text:p>1119.491699</text:p>
          </table:table-cell>
          <table:table-cell office:value-type="float" office:value="1126.999146">
            <text:p>1126.999146</text:p>
          </table:table-cell>
          <table:table-cell/>
        </table:table-row>
        <table:table-row table:style-name="ro1">
          <table:table-cell office:value-type="float" office:value="1078.646729">
            <text:p>1078.646729</text:p>
          </table:table-cell>
          <table:table-cell office:value-type="float" office:value="1120.681641">
            <text:p>1120.681641</text:p>
          </table:table-cell>
          <table:table-cell office:value-type="float" office:value="1136.029175">
            <text:p>1136.029175</text:p>
          </table:table-cell>
          <table:table-cell/>
        </table:table-row>
        <table:table-row table:style-name="ro1">
          <table:table-cell office:value-type="float" office:value="34.912476">
            <text:p>34.912476</text:p>
          </table:table-cell>
          <table:table-cell office:value-type="float" office:value="1117.321655">
            <text:p>1117.321655</text:p>
          </table:table-cell>
          <table:table-cell office:value-type="float" office:value="4.147497">
            <text:p>4.147497</text:p>
          </table:table-cell>
          <table:table-cell/>
        </table:table-row>
        <table:table-row table:style-name="ro1">
          <table:table-cell office:value-type="float" office:value="1126.456665">
            <text:p>1126.456665</text:p>
          </table:table-cell>
          <table:table-cell office:value-type="float" office:value="20.474985">
            <text:p>20.474985</text:p>
          </table:table-cell>
          <table:table-cell office:value-type="float" office:value="1113.786743">
            <text:p>1113.786743</text:p>
          </table:table-cell>
          <table:table-cell/>
        </table:table-row>
        <table:table-row table:style-name="ro1">
          <table:table-cell office:value-type="float" office:value="1059.449219">
            <text:p>1059.449219</text:p>
          </table:table-cell>
          <table:table-cell office:value-type="float" office:value="20.002485">
            <text:p>20.002485</text:p>
          </table:table-cell>
          <table:table-cell office:value-type="float" office:value="1139.214233">
            <text:p>1139.214233</text:p>
          </table:table-cell>
          <table:table-cell office:value-type="float" office:value="976.141785">
            <text:p>976.141785</text:p>
          </table:table-cell>
        </table:table-row>
        <table:table-row table:style-name="ro1">
          <table:table-cell office:value-type="float" office:value="20.264986">
            <text:p>20.264986</text:p>
          </table:table-cell>
          <table:table-cell office:value-type="float" office:value="1143.81665">
            <text:p>1143.81665</text:p>
          </table:table-cell>
          <table:table-cell office:value-type="float" office:value="69.824951">
            <text:p>69.824951</text:p>
          </table:table-cell>
          <table:table-cell/>
        </table:table-row>
        <table:table-row table:style-name="ro1">
          <table:table-cell office:value-type="float" office:value="1.032499">
            <text:p>1.032499</text:p>
          </table:table-cell>
          <table:table-cell office:value-type="float" office:value="1133.001709">
            <text:p>1133.001709</text:p>
          </table:table-cell>
          <table:table-cell office:value-type="float" office:value="1144.516724">
            <text:p>1144.516724</text:p>
          </table:table-cell>
          <table:table-cell/>
        </table:table-row>
        <table:table-row table:style-name="ro1">
          <table:table-cell office:value-type="float" office:value="1055.196777">
            <text:p>1055.196777</text:p>
          </table:table-cell>
          <table:table-cell office:value-type="float" office:value="13.99999">
            <text:p>13.99999</text:p>
          </table:table-cell>
          <table:table-cell office:value-type="float" office:value="1111.704224">
            <text:p>1111.704224</text:p>
          </table:table-cell>
          <table:table-cell/>
        </table:table-row>
        <table:table-row table:style-name="ro1">
          <table:table-cell office:value-type="float" office:value="52.517464">
            <text:p>52.517464</text:p>
          </table:table-cell>
          <table:table-cell office:value-type="float" office:value="2.502498">
            <text:p>2.502498</text:p>
          </table:table-cell>
          <table:table-cell office:value-type="float" office:value="1144.184204">
            <text:p>1144.184204</text:p>
          </table:table-cell>
          <table:table-cell/>
        </table:table-row>
        <table:table-row table:style-name="ro1">
          <table:table-cell office:value-type="float" office:value="154.612381">
            <text:p>154.612381</text:p>
          </table:table-cell>
          <table:table-cell office:value-type="float" office:value="1109.831665">
            <text:p>1109.831665</text:p>
          </table:table-cell>
          <table:table-cell office:value-type="float" office:value="1129.081665">
            <text:p>1129.081665</text:p>
          </table:table-cell>
          <table:table-cell/>
        </table:table-row>
        <table:table-row table:style-name="ro1">
          <table:table-cell office:value-type="float" office:value="1107.311646">
            <text:p>1107.311646</text:p>
          </table:table-cell>
          <table:table-cell office:value-type="float" office:value="0.63">
            <text:p>0.63</text:p>
          </table:table-cell>
          <table:table-cell office:value-type="float" office:value="1113.734253">
            <text:p>1113.734253</text:p>
          </table:table-cell>
          <table:table-cell/>
        </table:table-row>
        <table:table-row table:style-name="ro1">
          <table:table-cell office:value-type="float" office:value="1133.334229">
            <text:p>1133.334229</text:p>
          </table:table-cell>
          <table:table-cell office:value-type="float" office:value="0.42">
            <text:p>0.42</text:p>
          </table:table-cell>
          <table:table-cell office:value-type="float" office:value="1.399999">
            <text:p>1.399999</text:p>
          </table:table-cell>
          <table:table-cell/>
        </table:table-row>
        <table:table-row table:style-name="ro1">
          <table:table-cell office:value-type="float" office:value="43.399967">
            <text:p>43.399967</text:p>
          </table:table-cell>
          <table:table-cell office:value-type="float" office:value="22.137484">
            <text:p>22.137484</text:p>
          </table:table-cell>
          <table:table-cell office:value-type="float" office:value="1126.859131">
            <text:p>1126.859131</text:p>
          </table:table-cell>
          <table:table-cell/>
        </table:table-row>
        <table:table-row table:style-name="ro1">
          <table:table-cell office:value-type="float" office:value="1130.761719">
            <text:p>1130.761719</text:p>
          </table:table-cell>
          <table:table-cell office:value-type="float" office:value="11.882491">
            <text:p>11.882491</text:p>
          </table:table-cell>
          <table:table-cell office:value-type="float" office:value="1087.501709">
            <text:p>1087.501709</text:p>
          </table:table-cell>
          <table:table-cell/>
        </table:table-row>
        <table:table-row table:style-name="ro1">
          <table:table-cell office:value-type="float" office:value="1130.814209">
            <text:p>1130.814209</text:p>
          </table:table-cell>
          <table:table-cell office:value-type="float" office:value="1133.26416">
            <text:p>1133.26416</text:p>
          </table:table-cell>
          <table:table-cell office:value-type="float" office:value="1065.626709">
            <text:p>1065.626709</text:p>
          </table:table-cell>
          <table:table-cell office:value-type="float" office:value="976.141785">
            <text:p>976.141785</text:p>
          </table:table-cell>
        </table:table-row>
        <table:table-row table:style-name="ro1">
          <table:table-cell office:value-type="float" office:value="1139.126709">
            <text:p>1139.126709</text:p>
          </table:table-cell>
          <table:table-cell office:value-type="float" office:value="47.022465">
            <text:p>47.022465</text:p>
          </table:table-cell>
          <table:table-cell office:value-type="float" office:value="1055.266724">
            <text:p>1055.266724</text:p>
          </table:table-cell>
          <table:table-cell/>
        </table:table-row>
        <table:table-row table:style-name="ro1">
          <table:table-cell office:value-type="float" office:value="19.704987">
            <text:p>19.704987</text:p>
          </table:table-cell>
          <table:table-cell office:value-type="float" office:value="1123.394165">
            <text:p>1123.394165</text:p>
          </table:table-cell>
          <table:table-cell office:value-type="float" office:value="1075.111694">
            <text:p>1075.111694</text:p>
          </table:table-cell>
          <table:table-cell/>
        </table:table-row>
        <table:table-row table:style-name="ro1">
          <table:table-cell office:value-type="float" office:value="8.434994">
            <text:p>8.434994</text:p>
          </table:table-cell>
          <table:table-cell office:value-type="float" office:value="1105.999146">
            <text:p>1105.999146</text:p>
          </table:table-cell>
          <table:table-cell office:value-type="float" office:value="1045.834229">
            <text:p>1045.834229</text:p>
          </table:table-cell>
          <table:table-cell/>
        </table:table-row>
        <table:table-row table:style-name="ro1">
          <table:table-cell office:value-type="float" office:value="17.167488">
            <text:p>17.167488</text:p>
          </table:table-cell>
          <table:table-cell office:value-type="float" office:value="1114.39917">
            <text:p>1114.39917</text:p>
          </table:table-cell>
          <table:table-cell office:value-type="float" office:value="1044.889282">
            <text:p>1044.889282</text:p>
          </table:table-cell>
          <table:table-cell/>
        </table:table-row>
        <table:table-row table:style-name="ro1">
          <table:table-cell office:value-type="float" office:value="1139.28418">
            <text:p>1139.28418</text:p>
          </table:table-cell>
          <table:table-cell office:value-type="float" office:value="1138.549194">
            <text:p>1138.549194</text:p>
          </table:table-cell>
          <table:table-cell office:value-type="float" office:value="1074.166748">
            <text:p>1074.166748</text:p>
          </table:table-cell>
          <table:table-cell/>
        </table:table-row>
        <table:table-row table:style-name="ro1">
          <table:table-cell office:value-type="float" office:value="3.569997">
            <text:p>3.569997</text:p>
          </table:table-cell>
          <table:table-cell office:value-type="float" office:value="12.774991">
            <text:p>12.774991</text:p>
          </table:table-cell>
          <table:table-cell office:value-type="float" office:value="1059.396729">
            <text:p>1059.396729</text:p>
          </table:table-cell>
          <table:table-cell/>
        </table:table-row>
        <table:table-row table:style-name="ro1">
          <table:table-cell office:value-type="float" office:value="1130.376709">
            <text:p>1130.376709</text:p>
          </table:table-cell>
          <table:table-cell office:value-type="float" office:value="20.614985">
            <text:p>20.614985</text:p>
          </table:table-cell>
          <table:table-cell office:value-type="float" office:value="1055.774292">
            <text:p>1055.774292</text:p>
          </table:table-cell>
          <table:table-cell/>
        </table:table-row>
        <table:table-row table:style-name="ro1">
          <table:table-cell office:value-type="float" office:value="15.977489">
            <text:p>15.977489</text:p>
          </table:table-cell>
          <table:table-cell office:value-type="float" office:value="28.12248">
            <text:p>28.12248</text:p>
          </table:table-cell>
          <table:table-cell office:value-type="float" office:value="1081.446655">
            <text:p>1081.446655</text:p>
          </table:table-cell>
          <table:table-cell/>
        </table:table-row>
        <table:table-row table:style-name="ro1">
          <table:table-cell office:value-type="float" office:value="1144.849121">
            <text:p>1144.849121</text:p>
          </table:table-cell>
          <table:table-cell office:value-type="float" office:value="1141.331665">
            <text:p>1141.331665</text:p>
          </table:table-cell>
          <table:table-cell office:value-type="float" office:value="1083.669189">
            <text:p>1083.669189</text:p>
          </table:table-cell>
          <table:table-cell/>
        </table:table-row>
        <table:table-row table:style-name="ro1">
          <table:table-cell office:value-type="float" office:value="1129.571655">
            <text:p>1129.571655</text:p>
          </table:table-cell>
          <table:table-cell office:value-type="float" office:value="4.304997">
            <text:p>4.304997</text:p>
          </table:table-cell>
          <table:table-cell office:value-type="float" office:value="1083.126709">
            <text:p>1083.126709</text:p>
          </table:table-cell>
          <table:table-cell office:value-type="float" office:value="976.141785">
            <text:p>976.141785</text:p>
          </table:table-cell>
        </table:table-row>
        <table:table-row table:style-name="ro1">
          <table:table-cell office:value-type="float" office:value="3.709997">
            <text:p>3.709997</text:p>
          </table:table-cell>
          <table:table-cell office:value-type="float" office:value="7.909994">
            <text:p>7.909994</text:p>
          </table:table-cell>
          <table:table-cell office:value-type="float" office:value="1081.866699">
            <text:p>1081.866699</text:p>
          </table:table-cell>
          <table:table-cell/>
        </table:table-row>
        <table:table-row table:style-name="ro1">
          <table:table-cell office:value-type="float" office:value="25.479982">
            <text:p>25.479982</text:p>
          </table:table-cell>
          <table:table-cell office:value-type="float" office:value="1131.391724">
            <text:p>1131.391724</text:p>
          </table:table-cell>
          <table:table-cell office:value-type="float" office:value="1057.699219">
            <text:p>1057.699219</text:p>
          </table:table-cell>
          <table:table-cell/>
        </table:table-row>
        <table:table-row table:style-name="ro1">
          <table:table-cell office:value-type="float" office:value="42.647469">
            <text:p>42.647469</text:p>
          </table:table-cell>
          <table:table-cell office:value-type="float" office:value="1143.851685">
            <text:p>1143.851685</text:p>
          </table:table-cell>
          <table:table-cell office:value-type="float" office:value="1034.354248">
            <text:p>1034.354248</text:p>
          </table:table-cell>
          <table:table-cell/>
        </table:table-row>
        <table:table-row table:style-name="ro1">
          <table:table-cell office:value-type="float" office:value="1116.411743">
            <text:p>1116.411743</text:p>
          </table:table-cell>
          <table:table-cell office:value-type="float" office:value="1127.62915">
            <text:p>1127.62915</text:p>
          </table:table-cell>
          <table:table-cell office:value-type="float" office:value="1038.746704">
            <text:p>1038.746704</text:p>
          </table:table-cell>
          <table:table-cell/>
        </table:table-row>
        <table:table-row table:style-name="ro1">
          <table:table-cell office:value-type="float" office:value="1109.656738">
            <text:p>1109.656738</text:p>
          </table:table-cell>
          <table:table-cell office:value-type="float" office:value="1144.166626">
            <text:p>1144.166626</text:p>
          </table:table-cell>
          <table:table-cell office:value-type="float" office:value="1072.34668">
            <text:p>1072.34668</text:p>
          </table:table-cell>
          <table:table-cell/>
        </table:table-row>
        <table:table-row table:style-name="ro1">
          <table:table-cell office:value-type="float" office:value="1126.561646">
            <text:p>1126.561646</text:p>
          </table:table-cell>
          <table:table-cell office:value-type="float" office:value="1109.446655">
            <text:p>1109.446655</text:p>
          </table:table-cell>
          <table:table-cell office:value-type="float" office:value="1084.421753">
            <text:p>1084.421753</text:p>
          </table:table-cell>
          <table:table-cell/>
        </table:table-row>
        <table:table-row table:style-name="ro1">
          <table:table-cell office:value-type="float" office:value="1132.984131">
            <text:p>1132.984131</text:p>
          </table:table-cell>
          <table:table-cell office:value-type="float" office:value="1128.50415">
            <text:p>1128.50415</text:p>
          </table:table-cell>
          <table:table-cell office:value-type="float" office:value="1100.871704">
            <text:p>1100.871704</text:p>
          </table:table-cell>
          <table:table-cell/>
        </table:table-row>
        <table:table-row table:style-name="ro1">
          <table:table-cell office:value-type="float" office:value="1133.736694">
            <text:p>1133.736694</text:p>
          </table:table-cell>
          <table:table-cell office:value-type="float" office:value="2.379998">
            <text:p>2.379998</text:p>
          </table:table-cell>
          <table:table-cell office:value-type="float" office:value="1132.00415">
            <text:p>1132.00415</text:p>
          </table:table-cell>
          <table:table-cell/>
        </table:table-row>
        <table:table-row table:style-name="ro1">
          <table:table-cell office:value-type="float" office:value="34.999973">
            <text:p>34.999973</text:p>
          </table:table-cell>
          <table:table-cell office:value-type="float" office:value="1144.866699">
            <text:p>1144.866699</text:p>
          </table:table-cell>
          <table:table-cell office:value-type="float" office:value="1139.039185">
            <text:p>1139.039185</text:p>
          </table:table-cell>
          <table:table-cell/>
        </table:table-row>
        <table:table-row table:style-name="ro1">
          <table:table-cell office:value-type="float" office:value="1132.914185">
            <text:p>1132.914185</text:p>
          </table:table-cell>
          <table:table-cell office:value-type="float" office:value="28.29748">
            <text:p>28.29748</text:p>
          </table:table-cell>
          <table:table-cell office:value-type="float" office:value="11.969992">
            <text:p>11.969992</text:p>
          </table:table-cell>
          <table:table-cell office:value-type="float" office:value="976.141785">
            <text:p>976.141785</text:p>
          </table:table-cell>
        </table:table-row>
        <table:table-row table:style-name="ro1">
          <table:table-cell office:value-type="float" office:value="1116.044189">
            <text:p>1116.044189</text:p>
          </table:table-cell>
          <table:table-cell office:value-type="float" office:value="1130.569214">
            <text:p>1130.569214</text:p>
          </table:table-cell>
          <table:table-cell office:value-type="float" office:value="10.814992">
            <text:p>10.814992</text:p>
          </table:table-cell>
          <table:table-cell/>
        </table:table-row>
        <table:table-row table:style-name="ro1">
          <table:table-cell office:value-type="float" office:value="1121.976685">
            <text:p>1121.976685</text:p>
          </table:table-cell>
          <table:table-cell office:value-type="float" office:value="1130.604126">
            <text:p>1130.604126</text:p>
          </table:table-cell>
          <table:table-cell office:value-type="float" office:value="9.257493">
            <text:p>9.257493</text:p>
          </table:table-cell>
          <table:table-cell/>
        </table:table-row>
        <table:table-row table:style-name="ro1">
          <table:table-cell office:value-type="float" office:value="3.272498">
            <text:p>3.272498</text:p>
          </table:table-cell>
          <table:table-cell office:value-type="float" office:value="26.092482">
            <text:p>26.092482</text:p>
          </table:table-cell>
          <table:table-cell office:value-type="float" office:value="4.812497">
            <text:p>4.812497</text:p>
          </table:table-cell>
          <table:table-cell/>
        </table:table-row>
        <table:table-row table:style-name="ro1">
          <table:table-cell office:value-type="float" office:value="22.294983">
            <text:p>22.294983</text:p>
          </table:table-cell>
          <table:table-cell office:value-type="float" office:value="1128.469238">
            <text:p>1128.469238</text:p>
          </table:table-cell>
          <table:table-cell office:value-type="float" office:value="1101.484253">
            <text:p>1101.484253</text:p>
          </table:table-cell>
          <table:table-cell/>
        </table:table-row>
        <table:table-row table:style-name="ro1">
          <table:table-cell office:value-type="float" office:value="13.42249">
            <text:p>13.42249</text:p>
          </table:table-cell>
          <table:table-cell office:value-type="float" office:value="19.109985">
            <text:p>19.109985</text:p>
          </table:table-cell>
          <table:table-cell office:value-type="float" office:value="1144.20166">
            <text:p>1144.20166</text:p>
          </table:table-cell>
          <table:table-cell/>
        </table:table-row>
        <table:table-row table:style-name="ro1">
          <table:table-cell office:value-type="float" office:value="1135.434204">
            <text:p>1135.434204</text:p>
          </table:table-cell>
          <table:table-cell office:value-type="float" office:value="1113.261719">
            <text:p>1113.261719</text:p>
          </table:table-cell>
          <table:table-cell office:value-type="float" office:value="11.094992">
            <text:p>11.094992</text:p>
          </table:table-cell>
          <table:table-cell/>
        </table:table-row>
        <table:table-row table:style-name="ro1">
          <table:table-cell office:value-type="float" office:value="1106.979248">
            <text:p>1106.979248</text:p>
          </table:table-cell>
          <table:table-cell office:value-type="float" office:value="1136.081665">
            <text:p>1136.081665</text:p>
          </table:table-cell>
          <table:table-cell office:value-type="float" office:value="16.747488">
            <text:p>16.747488</text:p>
          </table:table-cell>
          <table:table-cell/>
        </table:table-row>
        <table:table-row table:style-name="ro1">
          <table:table-cell office:value-type="float" office:value="1131.759155">
            <text:p>1131.759155</text:p>
          </table:table-cell>
          <table:table-cell office:value-type="float" office:value="51.379963">
            <text:p>51.379963</text:p>
          </table:table-cell>
          <table:table-cell office:value-type="float" office:value="11.042492">
            <text:p>11.042492</text:p>
          </table:table-cell>
          <table:table-cell/>
        </table:table-row>
        <table:table-row table:style-name="ro1">
          <table:table-cell office:value-type="float" office:value="54.354961">
            <text:p>54.354961</text:p>
          </table:table-cell>
          <table:table-cell office:value-type="float" office:value="0.665">
            <text:p>0.665</text:p>
          </table:table-cell>
          <table:table-cell office:value-type="float" office:value="1140.089233">
            <text:p>1140.089233</text:p>
          </table:table-cell>
          <table:table-cell/>
        </table:table-row>
        <table:table-row table:style-name="ro1">
          <table:table-cell office:value-type="float" office:value="1109.901733">
            <text:p>1109.901733</text:p>
          </table:table-cell>
          <table:table-cell office:value-type="float" office:value="4.252497">
            <text:p>4.252497</text:p>
          </table:table-cell>
          <table:table-cell office:value-type="float" office:value="1095.009155">
            <text:p>1095.009155</text:p>
          </table:table-cell>
          <table:table-cell office:value-type="float" office:value="976.141785">
            <text:p>976.141785</text:p>
          </table:table-cell>
        </table:table-row>
        <table:table-row table:style-name="ro1">
          <table:table-cell office:value-type="float" office:value="21.542484">
            <text:p>21.542484</text:p>
          </table:table-cell>
          <table:table-cell office:value-type="float" office:value="1128.871704">
            <text:p>1128.871704</text:p>
          </table:table-cell>
          <table:table-cell office:value-type="float" office:value="1118.319214">
            <text:p>1118.319214</text:p>
          </table:table-cell>
          <table:table-cell/>
        </table:table-row>
        <table:table-row table:style-name="ro1">
          <table:table-cell office:value-type="float" office:value="14.33249">
            <text:p>14.33249</text:p>
          </table:table-cell>
          <table:table-cell office:value-type="float" office:value="1102.69165">
            <text:p>1102.69165</text:p>
          </table:table-cell>
          <table:table-cell office:value-type="float" office:value="1122.834229">
            <text:p>1122.834229</text:p>
          </table:table-cell>
          <table:table-cell/>
        </table:table-row>
        <table:table-row table:style-name="ro1">
          <table:table-cell office:value-type="float" office:value="1076.77417">
            <text:p>1076.77417</text:p>
          </table:table-cell>
          <table:table-cell office:value-type="float" office:value="24.219982">
            <text:p>24.219982</text:p>
          </table:table-cell>
          <table:table-cell office:value-type="float" office:value="1125.756714">
            <text:p>1125.756714</text:p>
          </table:table-cell>
          <table:table-cell/>
        </table:table-row>
        <table:table-row table:style-name="ro1">
          <table:table-cell office:value-type="float" office:value="1080.65918">
            <text:p>1080.65918</text:p>
          </table:table-cell>
          <table:table-cell office:value-type="float" office:value="1136.974121">
            <text:p>1136.974121</text:p>
          </table:table-cell>
          <table:table-cell office:value-type="float" office:value="19.389986">
            <text:p>19.389986</text:p>
          </table:table-cell>
          <table:table-cell/>
        </table:table-row>
        <table:table-row table:style-name="ro1">
          <table:table-cell office:value-type="float" office:value="33.232475">
            <text:p>33.232475</text:p>
          </table:table-cell>
          <table:table-cell office:value-type="float" office:value="25.024982">
            <text:p>25.024982</text:p>
          </table:table-cell>
          <table:table-cell office:value-type="float" office:value="45.044968">
            <text:p>45.044968</text:p>
          </table:table-cell>
          <table:table-cell/>
        </table:table-row>
        <table:table-row table:style-name="ro1">
          <table:table-cell office:value-type="float" office:value="76.719948">
            <text:p>76.719948</text:p>
          </table:table-cell>
          <table:table-cell office:value-type="float" office:value="42.244968">
            <text:p>42.244968</text:p>
          </table:table-cell>
          <table:table-cell office:value-type="float" office:value="49.349964">
            <text:p>49.349964</text:p>
          </table:table-cell>
          <table:table-cell/>
        </table:table-row>
        <table:table-row table:style-name="ro1">
          <table:table-cell office:value-type="float" office:value="1113.926636">
            <text:p>1113.926636</text:p>
          </table:table-cell>
          <table:table-cell office:value-type="float" office:value="1136.886719">
            <text:p>1136.886719</text:p>
          </table:table-cell>
          <table:table-cell office:value-type="float" office:value="1105.421753">
            <text:p>1105.421753</text:p>
          </table:table-cell>
          <table:table-cell/>
        </table:table-row>
        <table:table-row table:style-name="ro1">
          <table:table-cell office:value-type="float" office:value="1123.079224">
            <text:p>1123.079224</text:p>
          </table:table-cell>
          <table:table-cell office:value-type="float" office:value="1103.391724">
            <text:p>1103.391724</text:p>
          </table:table-cell>
          <table:table-cell office:value-type="float" office:value="1134.559204">
            <text:p>1134.559204</text:p>
          </table:table-cell>
          <table:table-cell/>
        </table:table-row>
        <table:table-row table:style-name="ro1">
          <table:table-cell office:value-type="float" office:value="94.954933">
            <text:p>94.954933</text:p>
          </table:table-cell>
          <table:table-cell office:value-type="float" office:value="1086.031738">
            <text:p>1086.031738</text:p>
          </table:table-cell>
          <table:table-cell office:value-type="float" office:value="1105.876709">
            <text:p>1105.876709</text:p>
          </table:table-cell>
          <table:table-cell/>
        </table:table-row>
        <table:table-row table:style-name="ro1">
          <table:table-cell office:value-type="float" office:value="1074.53418">
            <text:p>1074.53418</text:p>
          </table:table-cell>
          <table:table-cell office:value-type="float" office:value="25.777481">
            <text:p>25.777481</text:p>
          </table:table-cell>
          <table:table-cell office:value-type="float" office:value="1081.604248">
            <text:p>1081.604248</text:p>
          </table:table-cell>
          <table:table-cell office:value-type="float" office:value="976.141785">
            <text:p>976.141785</text:p>
          </table:table-cell>
        </table:table-row>
        <table:table-row table:style-name="ro1">
          <table:table-cell office:value-type="float" office:value="1070.684204">
            <text:p>1070.684204</text:p>
          </table:table-cell>
          <table:table-cell office:value-type="float" office:value="1131.934204">
            <text:p>1131.934204</text:p>
          </table:table-cell>
          <table:table-cell office:value-type="float" office:value="1115.484131">
            <text:p>1115.484131</text:p>
          </table:table-cell>
          <table:table-cell/>
        </table:table-row>
        <table:table-row table:style-name="ro1">
          <table:table-cell office:value-type="float" office:value="46.339966">
            <text:p>46.339966</text:p>
          </table:table-cell>
          <table:table-cell office:value-type="float" office:value="1084.456665">
            <text:p>1084.456665</text:p>
          </table:table-cell>
          <table:table-cell office:value-type="float" office:value="26.057482">
            <text:p>26.057482</text:p>
          </table:table-cell>
          <table:table-cell/>
        </table:table-row>
        <table:table-row table:style-name="ro1">
          <table:table-cell office:value-type="float" office:value="4.164997">
            <text:p>4.164997</text:p>
          </table:table-cell>
          <table:table-cell office:value-type="float" office:value="14.822489">
            <text:p>14.822489</text:p>
          </table:table-cell>
          <table:table-cell office:value-type="float" office:value="9.957493">
            <text:p>9.957493</text:p>
          </table:table-cell>
          <table:table-cell/>
        </table:table-row>
        <table:table-row table:style-name="ro1">
          <table:table-cell office:value-type="float" office:value="1112.824219">
            <text:p>1112.824219</text:p>
          </table:table-cell>
          <table:table-cell office:value-type="float" office:value="20.824986">
            <text:p>20.824986</text:p>
          </table:table-cell>
          <table:table-cell office:value-type="float" office:value="31.254978">
            <text:p>31.254978</text:p>
          </table:table-cell>
          <table:table-cell/>
        </table:table-row>
        <table:table-row table:style-name="ro1">
          <table:table-cell office:value-type="float" office:value="1112.981689">
            <text:p>1112.981689</text:p>
          </table:table-cell>
          <table:table-cell office:value-type="float" office:value="1113.874146">
            <text:p>1113.874146</text:p>
          </table:table-cell>
          <table:table-cell office:value-type="float" office:value="1130.58667">
            <text:p>1130.58667</text:p>
          </table:table-cell>
          <table:table-cell/>
        </table:table-row>
        <table:table-row table:style-name="ro1">
          <table:table-cell office:value-type="float" office:value="1131.84668">
            <text:p>1131.84668</text:p>
          </table:table-cell>
          <table:table-cell office:value-type="float" office:value="1131.12915">
            <text:p>1131.12915</text:p>
          </table:table-cell>
          <table:table-cell office:value-type="float" office:value="1131.059204">
            <text:p>1131.059204</text:p>
          </table:table-cell>
          <table:table-cell/>
        </table:table-row>
        <table:table-row table:style-name="ro1">
          <table:table-cell office:value-type="float" office:value="19.757486">
            <text:p>19.757486</text:p>
          </table:table-cell>
          <table:table-cell office:value-type="float" office:value="1129.606689">
            <text:p>1129.606689</text:p>
          </table:table-cell>
          <table:table-cell office:value-type="float" office:value="1132.896729">
            <text:p>1132.896729</text:p>
          </table:table-cell>
          <table:table-cell/>
        </table:table-row>
        <table:table-row table:style-name="ro1">
          <table:table-cell office:value-type="float" office:value="1133.229126">
            <text:p>1133.229126</text:p>
          </table:table-cell>
          <table:table-cell office:value-type="float" office:value="1144.411621">
            <text:p>1144.411621</text:p>
          </table:table-cell>
          <table:table-cell office:value-type="float" office:value="1135.45166">
            <text:p>1135.45166</text:p>
          </table:table-cell>
          <table:table-cell/>
        </table:table-row>
        <table:table-row table:style-name="ro1">
          <table:table-cell office:value-type="float" office:value="1076.301758">
            <text:p>1076.301758</text:p>
          </table:table-cell>
          <table:table-cell office:value-type="float" office:value="9.029993">
            <text:p>9.029993</text:p>
          </table:table-cell>
          <table:table-cell office:value-type="float" office:value="3.307498">
            <text:p>3.307498</text:p>
          </table:table-cell>
          <table:table-cell/>
        </table:table-row>
        <table:table-row table:style-name="ro1">
          <table:table-cell office:value-type="float" office:value="1130.726685">
            <text:p>1130.726685</text:p>
          </table:table-cell>
          <table:table-cell office:value-type="float" office:value="1079.224243">
            <text:p>1079.224243</text:p>
          </table:table-cell>
          <table:table-cell office:value-type="float" office:value="62.142456">
            <text:p>62.142456</text:p>
          </table:table-cell>
          <table:table-cell office:value-type="float" office:value="976.141785">
            <text:p>976.141785</text:p>
          </table:table-cell>
        </table:table-row>
        <table:table-row table:style-name="ro1">
          <table:table-cell office:value-type="float" office:value="1121.591675">
            <text:p>1121.591675</text:p>
          </table:table-cell>
          <table:table-cell office:value-type="float" office:value="29.574978">
            <text:p>29.574978</text:p>
          </table:table-cell>
          <table:table-cell office:value-type="float" office:value="41.474972">
            <text:p>41.474972</text:p>
          </table:table-cell>
          <table:table-cell/>
        </table:table-row>
        <table:table-row table:style-name="ro1">
          <table:table-cell office:value-type="float" office:value="61.004955">
            <text:p>61.004955</text:p>
          </table:table-cell>
          <table:table-cell office:value-type="float" office:value="26.144981">
            <text:p>26.144981</text:p>
          </table:table-cell>
          <table:table-cell office:value-type="float" office:value="1127.314209">
            <text:p>1127.314209</text:p>
          </table:table-cell>
          <table:table-cell/>
        </table:table-row>
        <table:table-row table:style-name="ro1">
          <table:table-cell office:value-type="float" office:value="31.692476">
            <text:p>31.692476</text:p>
          </table:table-cell>
          <table:table-cell office:value-type="float" office:value="1114.556641">
            <text:p>1114.556641</text:p>
          </table:table-cell>
          <table:table-cell office:value-type="float" office:value="29.574978">
            <text:p>29.574978</text:p>
          </table:table-cell>
          <table:table-cell/>
        </table:table-row>
        <table:table-row table:style-name="ro1">
          <table:table-cell office:value-type="float" office:value="1110.916748">
            <text:p>1110.916748</text:p>
          </table:table-cell>
          <table:table-cell office:value-type="float" office:value="31.989977">
            <text:p>31.989977</text:p>
          </table:table-cell>
          <table:table-cell office:value-type="float" office:value="13.92999">
            <text:p>13.92999</text:p>
          </table:table-cell>
          <table:table-cell/>
        </table:table-row>
        <table:table-row table:style-name="ro1">
          <table:table-cell office:value-type="float" office:value="1131.12915">
            <text:p>1131.12915</text:p>
          </table:table-cell>
          <table:table-cell office:value-type="float" office:value="61.809956">
            <text:p>61.809956</text:p>
          </table:table-cell>
          <table:table-cell office:value-type="float" office:value="67.129951">
            <text:p>67.129951</text:p>
          </table:table-cell>
          <table:table-cell/>
        </table:table-row>
        <table:table-row table:style-name="ro1">
          <table:table-cell office:value-type="float" office:value="10.009993">
            <text:p>10.009993</text:p>
          </table:table-cell>
          <table:table-cell office:value-type="float" office:value="1057.996704">
            <text:p>1057.996704</text:p>
          </table:table-cell>
          <table:table-cell office:value-type="float" office:value="7.612494">
            <text:p>7.612494</text:p>
          </table:table-cell>
          <table:table-cell/>
        </table:table-row>
        <table:table-row table:style-name="ro1">
          <table:table-cell office:value-type="float" office:value="1048.179199">
            <text:p>1048.179199</text:p>
          </table:table-cell>
          <table:table-cell office:value-type="float" office:value="59.587456">
            <text:p>59.587456</text:p>
          </table:table-cell>
          <table:table-cell office:value-type="float" office:value="1144.604126">
            <text:p>1144.604126</text:p>
          </table:table-cell>
          <table:table-cell/>
        </table:table-row>
        <table:table-row table:style-name="ro1">
          <table:table-cell office:value-type="float" office:value="27.159981">
            <text:p>27.159981</text:p>
          </table:table-cell>
          <table:table-cell office:value-type="float" office:value="14.454989">
            <text:p>14.454989</text:p>
          </table:table-cell>
          <table:table-cell office:value-type="float" office:value="3.342498">
            <text:p>3.342498</text:p>
          </table:table-cell>
          <table:table-cell/>
        </table:table-row>
        <table:table-row table:style-name="ro1">
          <table:table-cell office:value-type="float" office:value="75.984947">
            <text:p>75.984947</text:p>
          </table:table-cell>
          <table:table-cell office:value-type="float" office:value="1126.15918">
            <text:p>1126.15918</text:p>
          </table:table-cell>
          <table:table-cell office:value-type="float" office:value="0.2975">
            <text:p>0.2975</text:p>
          </table:table-cell>
          <table:table-cell/>
        </table:table-row>
        <table:table-row table:style-name="ro1">
          <table:table-cell office:value-type="float" office:value="1143.851685">
            <text:p>1143.851685</text:p>
          </table:table-cell>
          <table:table-cell office:value-type="float" office:value="1140.071655">
            <text:p>1140.071655</text:p>
          </table:table-cell>
          <table:table-cell office:value-type="float" office:value="1098.946655">
            <text:p>1098.946655</text:p>
          </table:table-cell>
          <table:table-cell office:value-type="float" office:value="976.141785">
            <text:p>976.141785</text:p>
          </table:table-cell>
        </table:table-row>
        <table:table-row table:style-name="ro1">
          <table:table-cell office:value-type="float" office:value="4.147497">
            <text:p>4.147497</text:p>
          </table:table-cell>
          <table:table-cell office:value-type="float" office:value="1117.164185">
            <text:p>1117.164185</text:p>
          </table:table-cell>
          <table:table-cell office:value-type="float" office:value="1119.036743">
            <text:p>1119.036743</text:p>
          </table:table-cell>
          <table:table-cell/>
        </table:table-row>
        <table:table-row table:style-name="ro1">
          <table:table-cell office:value-type="float" office:value="1132.476685">
            <text:p>1132.476685</text:p>
          </table:table-cell>
          <table:table-cell office:value-type="float" office:value="1138.111694">
            <text:p>1138.111694</text:p>
          </table:table-cell>
          <table:table-cell office:value-type="float" office:value="1146.861694">
            <text:p>1146.861694</text:p>
          </table:table-cell>
          <table:table-cell/>
        </table:table-row>
        <table:table-row table:style-name="ro1">
          <table:table-cell office:value-type="float" office:value="63.612453">
            <text:p>63.612453</text:p>
          </table:table-cell>
          <table:table-cell office:value-type="float" office:value="1144.866699">
            <text:p>1144.866699</text:p>
          </table:table-cell>
          <table:table-cell office:value-type="float" office:value="23.187483">
            <text:p>23.187483</text:p>
          </table:table-cell>
          <table:table-cell/>
        </table:table-row>
        <table:table-row table:style-name="ro1">
          <table:table-cell office:value-type="float" office:value="15.522489">
            <text:p>15.522489</text:p>
          </table:table-cell>
          <table:table-cell office:value-type="float" office:value="43.084969">
            <text:p>43.084969</text:p>
          </table:table-cell>
          <table:table-cell office:value-type="float" office:value="53.584961">
            <text:p>53.584961</text:p>
          </table:table-cell>
          <table:table-cell/>
        </table:table-row>
        <table:table-row table:style-name="ro1">
          <table:table-cell office:value-type="float" office:value="1131.706665">
            <text:p>1131.706665</text:p>
          </table:table-cell>
          <table:table-cell office:value-type="float" office:value="1123.989136">
            <text:p>1123.989136</text:p>
          </table:table-cell>
          <table:table-cell office:value-type="float" office:value="34.422474">
            <text:p>34.422474</text:p>
          </table:table-cell>
          <table:table-cell/>
        </table:table-row>
        <table:table-row table:style-name="ro1">
          <table:table-cell office:value-type="float" office:value="23.992483">
            <text:p>23.992483</text:p>
          </table:table-cell>
          <table:table-cell office:value-type="float" office:value="1139.28418">
            <text:p>1139.28418</text:p>
          </table:table-cell>
          <table:table-cell office:value-type="float" office:value="34.912476">
            <text:p>34.912476</text:p>
          </table:table-cell>
          <table:table-cell/>
        </table:table-row>
        <table:table-row table:style-name="ro1">
          <table:table-cell office:value-type="float" office:value="1102.866699">
            <text:p>1102.866699</text:p>
          </table:table-cell>
          <table:table-cell office:value-type="float" office:value="11.147491">
            <text:p>11.147491</text:p>
          </table:table-cell>
          <table:table-cell office:value-type="float" office:value="49.594963">
            <text:p>49.594963</text:p>
          </table:table-cell>
          <table:table-cell/>
        </table:table-row>
        <table:table-row table:style-name="ro1">
          <table:table-cell office:value-type="float" office:value="1132.144165">
            <text:p>1132.144165</text:p>
          </table:table-cell>
          <table:table-cell office:value-type="float" office:value="1119.071655">
            <text:p>1119.071655</text:p>
          </table:table-cell>
          <table:table-cell office:value-type="float" office:value="6.579995">
            <text:p>6.579995</text:p>
          </table:table-cell>
          <table:table-cell/>
        </table:table-row>
        <table:table-row table:style-name="ro1">
          <table:table-cell office:value-type="float" office:value="1133.404175">
            <text:p>1133.404175</text:p>
          </table:table-cell>
          <table:table-cell office:value-type="float" office:value="32.129978">
            <text:p>32.129978</text:p>
          </table:table-cell>
          <table:table-cell office:value-type="float" office:value="45.377468">
            <text:p>45.377468</text:p>
          </table:table-cell>
          <table:table-cell/>
        </table:table-row>
        <table:table-row table:style-name="ro1">
          <table:table-cell office:value-type="float" office:value="1131.356689">
            <text:p>1131.356689</text:p>
          </table:table-cell>
          <table:table-cell office:value-type="float" office:value="1110.321655">
            <text:p>1110.321655</text:p>
          </table:table-cell>
          <table:table-cell office:value-type="float" office:value="48.632465">
            <text:p>48.632465</text:p>
          </table:table-cell>
          <table:table-cell office:value-type="float" office:value="976.141785">
            <text:p>976.141785</text:p>
          </table:table-cell>
        </table:table-row>
        <table:table-row table:style-name="ro1">
          <table:table-cell office:value-type="float" office:value="3.079998">
            <text:p>3.079998</text:p>
          </table:table-cell>
          <table:table-cell office:value-type="float" office:value="32.934975">
            <text:p>32.934975</text:p>
          </table:table-cell>
          <table:table-cell office:value-type="float" office:value="69.352448">
            <text:p>69.352448</text:p>
          </table:table-cell>
          <table:table-cell/>
        </table:table-row>
        <table:table-row table:style-name="ro1">
          <table:table-cell office:value-type="float" office:value="16.117489">
            <text:p>16.117489</text:p>
          </table:table-cell>
          <table:table-cell office:value-type="float" office:value="1132.634155">
            <text:p>1132.634155</text:p>
          </table:table-cell>
          <table:table-cell office:value-type="float" office:value="66.919952">
            <text:p>66.919952</text:p>
          </table:table-cell>
          <table:table-cell/>
        </table:table-row>
        <table:table-row table:style-name="ro1">
          <table:table-cell office:value-type="float" office:value="16.799988">
            <text:p>16.799988</text:p>
          </table:table-cell>
          <table:table-cell office:value-type="float" office:value="1.277499">
            <text:p>1.277499</text:p>
          </table:table-cell>
          <table:table-cell office:value-type="float" office:value="60.742455">
            <text:p>60.742455</text:p>
          </table:table-cell>
          <table:table-cell/>
        </table:table-row>
        <table:table-row table:style-name="ro1">
          <table:table-cell office:value-type="float" office:value="1145.636719">
            <text:p>1145.636719</text:p>
          </table:table-cell>
          <table:table-cell office:value-type="float" office:value="19.897486">
            <text:p>19.897486</text:p>
          </table:table-cell>
          <table:table-cell office:value-type="float" office:value="69.544952">
            <text:p>69.544952</text:p>
          </table:table-cell>
          <table:table-cell/>
        </table:table-row>
        <table:table-row table:style-name="ro1">
          <table:table-cell office:value-type="float" office:value="1104.809204">
            <text:p>1104.809204</text:p>
          </table:table-cell>
          <table:table-cell office:value-type="float" office:value="14.34999">
            <text:p>14.34999</text:p>
          </table:table-cell>
          <table:table-cell office:value-type="float" office:value="61.844955">
            <text:p>61.844955</text:p>
          </table:table-cell>
          <table:table-cell/>
        </table:table-row>
        <table:table-row table:style-name="ro1">
          <table:table-cell office:value-type="float" office:value="1121.854126">
            <text:p>1121.854126</text:p>
          </table:table-cell>
          <table:table-cell office:value-type="float" office:value="1133.194214">
            <text:p>1133.194214</text:p>
          </table:table-cell>
          <table:table-cell office:value-type="float" office:value="51.834961">
            <text:p>51.834961</text:p>
          </table:table-cell>
          <table:table-cell/>
        </table:table-row>
        <table:table-row table:style-name="ro1">
          <table:table-cell office:value-type="float" office:value="8.644994">
            <text:p>8.644994</text:p>
          </table:table-cell>
          <table:table-cell office:value-type="float" office:value="1110.094238">
            <text:p>1110.094238</text:p>
          </table:table-cell>
          <table:table-cell office:value-type="float" office:value="64.224953">
            <text:p>64.224953</text:p>
          </table:table-cell>
          <table:table-cell/>
        </table:table-row>
        <table:table-row table:style-name="ro1">
          <table:table-cell office:value-type="float" office:value="0.717499">
            <text:p>0.717499</text:p>
          </table:table-cell>
          <table:table-cell office:value-type="float" office:value="1131.636719">
            <text:p>1131.636719</text:p>
          </table:table-cell>
          <table:table-cell office:value-type="float" office:value="29.714979">
            <text:p>29.714979</text:p>
          </table:table-cell>
          <table:table-cell/>
        </table:table-row>
        <table:table-row table:style-name="ro1">
          <table:table-cell office:value-type="float" office:value="1119.981689">
            <text:p>1119.981689</text:p>
          </table:table-cell>
          <table:table-cell office:value-type="float" office:value="13.22999">
            <text:p>13.22999</text:p>
          </table:table-cell>
          <table:table-cell office:value-type="float" office:value="3.429997">
            <text:p>3.429997</text:p>
          </table:table-cell>
          <table:table-cell/>
        </table:table-row>
        <table:table-row table:style-name="ro1">
          <table:table-cell office:value-type="float" office:value="1.662499">
            <text:p>1.662499</text:p>
          </table:table-cell>
          <table:table-cell office:value-type="float" office:value="15.854988">
            <text:p>15.854988</text:p>
          </table:table-cell>
          <table:table-cell office:value-type="float" office:value="1140.964233">
            <text:p>1140.964233</text:p>
          </table:table-cell>
          <table:table-cell office:value-type="float" office:value="976.141785">
            <text:p>976.141785</text:p>
          </table:table-cell>
        </table:table-row>
        <table:table-row table:style-name="ro1">
          <table:table-cell office:value-type="float" office:value="1127.401733">
            <text:p>1127.401733</text:p>
          </table:table-cell>
          <table:table-cell office:value-type="float" office:value="1140.229126">
            <text:p>1140.229126</text:p>
          </table:table-cell>
          <table:table-cell office:value-type="float" office:value="1121.294189">
            <text:p>1121.294189</text:p>
          </table:table-cell>
          <table:table-cell/>
        </table:table-row>
        <table:table-row table:style-name="ro1">
          <table:table-cell office:value-type="float" office:value="1124.479126">
            <text:p>1124.479126</text:p>
          </table:table-cell>
          <table:table-cell office:value-type="float" office:value="32.882477">
            <text:p>32.882477</text:p>
          </table:table-cell>
          <table:table-cell office:value-type="float" office:value="12.337491">
            <text:p>12.337491</text:p>
          </table:table-cell>
          <table:table-cell/>
        </table:table-row>
        <table:table-row table:style-name="ro1">
          <table:table-cell office:value-type="float" office:value="2.484998">
            <text:p>2.484998</text:p>
          </table:table-cell>
          <table:table-cell office:value-type="float" office:value="1137.63916">
            <text:p>1137.63916</text:p>
          </table:table-cell>
          <table:table-cell office:value-type="float" office:value="1.714999">
            <text:p>1.714999</text:p>
          </table:table-cell>
          <table:table-cell/>
        </table:table-row>
        <table:table-row table:style-name="ro1">
          <table:table-cell office:value-type="float" office:value="1135.101685">
            <text:p>1135.101685</text:p>
          </table:table-cell>
          <table:table-cell office:value-type="float" office:value="26.022482">
            <text:p>26.022482</text:p>
          </table:table-cell>
          <table:table-cell office:value-type="float" office:value="14.927489">
            <text:p>14.927489</text:p>
          </table:table-cell>
          <table:table-cell/>
        </table:table-row>
        <table:table-row table:style-name="ro1">
          <table:table-cell office:value-type="float" office:value="1120.331665">
            <text:p>1120.331665</text:p>
          </table:table-cell>
          <table:table-cell office:value-type="float" office:value="19.179987">
            <text:p>19.179987</text:p>
          </table:table-cell>
          <table:table-cell office:value-type="float" office:value="9.729993">
            <text:p>9.729993</text:p>
          </table:table-cell>
          <table:table-cell/>
        </table:table-row>
        <table:table-row table:style-name="ro1">
          <table:table-cell office:value-type="float" office:value="1141.226685">
            <text:p>1141.226685</text:p>
          </table:table-cell>
          <table:table-cell office:value-type="float" office:value="1145.164185">
            <text:p>1145.164185</text:p>
          </table:table-cell>
          <table:table-cell office:value-type="float" office:value="26.94998">
            <text:p>26.94998</text:p>
          </table:table-cell>
          <table:table-cell/>
        </table:table-row>
        <table:table-row table:style-name="ro1">
          <table:table-cell office:value-type="float" office:value="2.659998">
            <text:p>2.659998</text:p>
          </table:table-cell>
          <table:table-cell office:value-type="float" office:value="1132.686646">
            <text:p>1132.686646</text:p>
          </table:table-cell>
          <table:table-cell office:value-type="float" office:value="25.91748">
            <text:p>25.91748</text:p>
          </table:table-cell>
          <table:table-cell/>
        </table:table-row>
        <table:table-row table:style-name="ro1">
          <table:table-cell office:value-type="float" office:value="1134.19165">
            <text:p>1134.19165</text:p>
          </table:table-cell>
          <table:table-cell office:value-type="float" office:value="1142.189209">
            <text:p>1142.189209</text:p>
          </table:table-cell>
          <table:table-cell office:value-type="float" office:value="34.807476">
            <text:p>34.807476</text:p>
          </table:table-cell>
          <table:table-cell/>
        </table:table-row>
        <table:table-row table:style-name="ro1">
          <table:table-cell office:value-type="float" office:value="24.657482">
            <text:p>24.657482</text:p>
          </table:table-cell>
          <table:table-cell office:value-type="float" office:value="1111.651733">
            <text:p>1111.651733</text:p>
          </table:table-cell>
          <table:table-cell office:value-type="float" office:value="19.652485">
            <text:p>19.652485</text:p>
          </table:table-cell>
          <table:table-cell/>
        </table:table-row>
        <table:table-row table:style-name="ro1">
          <table:table-cell office:value-type="float" office:value="0.245">
            <text:p>0.245</text:p>
          </table:table-cell>
          <table:table-cell office:value-type="float" office:value="1139.476685">
            <text:p>1139.476685</text:p>
          </table:table-cell>
          <table:table-cell office:value-type="float" office:value="21.087484">
            <text:p>21.087484</text:p>
          </table:table-cell>
          <table:table-cell office:value-type="float" office:value="976.141785">
            <text:p>976.141785</text:p>
          </table:table-cell>
        </table:table-row>
        <table:table-row table:style-name="ro1">
          <table:table-cell office:value-type="float" office:value="10.394993">
            <text:p>10.394993</text:p>
          </table:table-cell>
          <table:table-cell office:value-type="float" office:value="2.099998">
            <text:p>2.099998</text:p>
          </table:table-cell>
          <table:table-cell office:value-type="float" office:value="10.114993">
            <text:p>10.114993</text:p>
          </table:table-cell>
          <table:table-cell/>
        </table:table-row>
        <table:table-row table:style-name="ro1">
          <table:table-cell office:value-type="float" office:value="1143.641724">
            <text:p>1143.641724</text:p>
          </table:table-cell>
          <table:table-cell office:value-type="float" office:value="1131.619141">
            <text:p>1131.619141</text:p>
          </table:table-cell>
          <table:table-cell office:value-type="float" office:value="1.189999">
            <text:p>1.189999</text:p>
          </table:table-cell>
          <table:table-cell/>
        </table:table-row>
        <table:table-row table:style-name="ro1">
          <table:table-cell office:value-type="float" office:value="39.952473">
            <text:p>39.952473</text:p>
          </table:table-cell>
          <table:table-cell office:value-type="float" office:value="1116.131714">
            <text:p>1116.131714</text:p>
          </table:table-cell>
          <table:table-cell office:value-type="float" office:value="6.387496">
            <text:p>6.387496</text:p>
          </table:table-cell>
          <table:table-cell/>
        </table:table-row>
        <table:table-row table:style-name="ro1">
          <table:table-cell office:value-type="float" office:value="1117.584229">
            <text:p>1117.584229</text:p>
          </table:table-cell>
          <table:table-cell office:value-type="float" office:value="19.372486">
            <text:p>19.372486</text:p>
          </table:table-cell>
          <table:table-cell office:value-type="float" office:value="18.794987">
            <text:p>18.794987</text:p>
          </table:table-cell>
          <table:table-cell/>
        </table:table-row>
        <table:table-row table:style-name="ro1">
          <table:table-cell office:value-type="float" office:value="5.582496">
            <text:p>5.582496</text:p>
          </table:table-cell>
          <table:table-cell office:value-type="float" office:value="29.574978">
            <text:p>29.574978</text:p>
          </table:table-cell>
          <table:table-cell office:value-type="float" office:value="24.622482">
            <text:p>24.622482</text:p>
          </table:table-cell>
          <table:table-cell/>
        </table:table-row>
        <table:table-row table:style-name="ro1">
          <table:table-cell office:value-type="float" office:value="1130.604126">
            <text:p>1130.604126</text:p>
          </table:table-cell>
          <table:table-cell office:value-type="float" office:value="4.164997">
            <text:p>4.164997</text:p>
          </table:table-cell>
          <table:table-cell office:value-type="float" office:value="53.602463">
            <text:p>53.602463</text:p>
          </table:table-cell>
          <table:table-cell/>
        </table:table-row>
        <table:table-row table:style-name="ro1">
          <table:table-cell office:value-type="float" office:value="1139.82666">
            <text:p>1139.82666</text:p>
          </table:table-cell>
          <table:table-cell office:value-type="float" office:value="1119.124146">
            <text:p>1119.124146</text:p>
          </table:table-cell>
          <table:table-cell office:value-type="float" office:value="38.849972">
            <text:p>38.849972</text:p>
          </table:table-cell>
          <table:table-cell/>
        </table:table-row>
        <table:table-row table:style-name="ro1">
          <table:table-cell office:value-type="float" office:value="20.019985">
            <text:p>20.019985</text:p>
          </table:table-cell>
          <table:table-cell office:value-type="float" office:value="1141.734131">
            <text:p>1141.734131</text:p>
          </table:table-cell>
          <table:table-cell office:value-type="float" office:value="31.639977">
            <text:p>31.639977</text:p>
          </table:table-cell>
          <table:table-cell/>
        </table:table-row>
        <table:table-row table:style-name="ro1">
          <table:table-cell office:value-type="float" office:value="1130.831665">
            <text:p>1130.831665</text:p>
          </table:table-cell>
          <table:table-cell office:value-type="float" office:value="1123.376709">
            <text:p>1123.376709</text:p>
          </table:table-cell>
          <table:table-cell office:value-type="float" office:value="18.112488">
            <text:p>18.112488</text:p>
          </table:table-cell>
          <table:table-cell/>
        </table:table-row>
        <table:table-row table:style-name="ro1">
          <table:table-cell office:value-type="float" office:value="23.869982">
            <text:p>23.869982</text:p>
          </table:table-cell>
          <table:table-cell office:value-type="float" office:value="1133.824219">
            <text:p>1133.824219</text:p>
          </table:table-cell>
          <table:table-cell office:value-type="float" office:value="1.049999">
            <text:p>1.049999</text:p>
          </table:table-cell>
          <table:table-cell office:value-type="float" office:value="976.141785">
            <text:p>976.141785</text:p>
          </table:table-cell>
        </table:table-row>
        <table:table-row table:style-name="ro1">
          <table:table-cell office:value-type="float" office:value="1132.196655">
            <text:p>1132.196655</text:p>
          </table:table-cell>
          <table:table-cell office:value-type="float" office:value="1135.45166">
            <text:p>1135.45166</text:p>
          </table:table-cell>
          <table:table-cell office:value-type="float" office:value="1136.589233">
            <text:p>1136.589233</text:p>
          </table:table-cell>
          <table:table-cell/>
        </table:table-row>
        <table:table-row table:style-name="ro1">
          <table:table-cell office:value-type="float" office:value="2.432498">
            <text:p>2.432498</text:p>
          </table:table-cell>
          <table:table-cell office:value-type="float" office:value="1137.25415">
            <text:p>1137.25415</text:p>
          </table:table-cell>
          <table:table-cell office:value-type="float" office:value="1131.759155">
            <text:p>1131.759155</text:p>
          </table:table-cell>
          <table:table-cell/>
        </table:table-row>
        <table:table-row table:style-name="ro1">
          <table:table-cell office:value-type="float" office:value="8.942493">
            <text:p>8.942493</text:p>
          </table:table-cell>
          <table:table-cell office:value-type="float" office:value="5.494996">
            <text:p>5.494996</text:p>
          </table:table-cell>
          <table:table-cell office:value-type="float" office:value="6.964995">
            <text:p>6.964995</text:p>
          </table:table-cell>
          <table:table-cell/>
        </table:table-row>
        <table:table-row table:style-name="ro1">
          <table:table-cell office:value-type="float" office:value="1137.184204">
            <text:p>1137.184204</text:p>
          </table:table-cell>
          <table:table-cell office:value-type="float" office:value="1122.904175">
            <text:p>1122.904175</text:p>
          </table:table-cell>
          <table:table-cell office:value-type="float" office:value="6.264996">
            <text:p>6.264996</text:p>
          </table:table-cell>
          <table:table-cell/>
        </table:table-row>
        <table:table-row table:style-name="ro1">
          <table:table-cell office:value-type="float" office:value="1107.609253">
            <text:p>1107.609253</text:p>
          </table:table-cell>
          <table:table-cell office:value-type="float" office:value="1139.179199">
            <text:p>1139.179199</text:p>
          </table:table-cell>
          <table:table-cell office:value-type="float" office:value="7.034995">
            <text:p>7.034995</text:p>
          </table:table-cell>
          <table:table-cell/>
        </table:table-row>
        <table:table-row table:style-name="ro1">
          <table:table-cell office:value-type="float" office:value="10.639993">
            <text:p>10.639993</text:p>
          </table:table-cell>
          <table:table-cell office:value-type="float" office:value="4.987496">
            <text:p>4.987496</text:p>
          </table:table-cell>
          <table:table-cell office:value-type="float" office:value="7.752494">
            <text:p>7.752494</text:p>
          </table:table-cell>
          <table:table-cell/>
        </table:table-row>
        <table:table-row table:style-name="ro1">
          <table:table-cell office:value-type="float" office:value="1094.291748">
            <text:p>1094.291748</text:p>
          </table:table-cell>
          <table:table-cell office:value-type="float" office:value="1130.726685">
            <text:p>1130.726685</text:p>
          </table:table-cell>
          <table:table-cell office:value-type="float" office:value="37.222473">
            <text:p>37.222473</text:p>
          </table:table-cell>
          <table:table-cell/>
        </table:table-row>
        <table:table-row table:style-name="ro1">
          <table:table-cell office:value-type="float" office:value="1123.726685">
            <text:p>1123.726685</text:p>
          </table:table-cell>
          <table:table-cell office:value-type="float" office:value="1136.361694">
            <text:p>1136.361694</text:p>
          </table:table-cell>
          <table:table-cell office:value-type="float" office:value="41.737469">
            <text:p>41.737469</text:p>
          </table:table-cell>
          <table:table-cell/>
        </table:table-row>
        <table:table-row table:style-name="ro1">
          <table:table-cell office:value-type="float" office:value="6.999995">
            <text:p>6.999995</text:p>
          </table:table-cell>
          <table:table-cell office:value-type="float" office:value="1133.31665">
            <text:p>1133.31665</text:p>
          </table:table-cell>
          <table:table-cell office:value-type="float" office:value="43.872467">
            <text:p>43.872467</text:p>
          </table:table-cell>
          <table:table-cell/>
        </table:table-row>
        <table:table-row table:style-name="ro1">
          <table:table-cell office:value-type="float" office:value="17.779987">
            <text:p>17.779987</text:p>
          </table:table-cell>
          <table:table-cell office:value-type="float" office:value="11.934991">
            <text:p>11.934991</text:p>
          </table:table-cell>
          <table:table-cell office:value-type="float" office:value="15.942489">
            <text:p>15.942489</text:p>
          </table:table-cell>
          <table:table-cell office:value-type="float" office:value="976.141785">
            <text:p>976.141785</text:p>
          </table:table-cell>
        </table:table-row>
        <table:table-row table:style-name="ro1">
          <table:table-cell office:value-type="float" office:value="7.507494">
            <text:p>7.507494</text:p>
          </table:table-cell>
          <table:table-cell office:value-type="float" office:value="3.447498">
            <text:p>3.447498</text:p>
          </table:table-cell>
          <table:table-cell office:value-type="float" office:value="8.627494">
            <text:p>8.627494</text:p>
          </table:table-cell>
          <table:table-cell/>
        </table:table-row>
        <table:table-row table:style-name="ro1">
          <table:table-cell office:value-type="float" office:value="1136.904175">
            <text:p>1136.904175</text:p>
          </table:table-cell>
          <table:table-cell office:value-type="float" office:value="0.5775">
            <text:p>0.5775</text:p>
          </table:table-cell>
          <table:table-cell office:value-type="float" office:value="1122.466675">
            <text:p>1122.466675</text:p>
          </table:table-cell>
          <table:table-cell/>
        </table:table-row>
        <table:table-row table:style-name="ro1">
          <table:table-cell office:value-type="float" office:value="5.757496">
            <text:p>5.757496</text:p>
          </table:table-cell>
          <table:table-cell office:value-type="float" office:value="1140.859131">
            <text:p>1140.859131</text:p>
          </table:table-cell>
          <table:table-cell office:value-type="float" office:value="1125.196655">
            <text:p>1125.196655</text:p>
          </table:table-cell>
          <table:table-cell/>
        </table:table-row>
        <table:table-row table:style-name="ro1">
          <table:table-cell office:value-type="float" office:value="5.949996">
            <text:p>5.949996</text:p>
          </table:table-cell>
          <table:table-cell office:value-type="float" office:value="16.887487">
            <text:p>16.887487</text:p>
          </table:table-cell>
          <table:table-cell office:value-type="float" office:value="8.154994">
            <text:p>8.154994</text:p>
          </table:table-cell>
          <table:table-cell/>
        </table:table-row>
        <table:table-row table:style-name="ro1">
          <table:table-cell office:value-type="float" office:value="1133.334229">
            <text:p>1133.334229</text:p>
          </table:table-cell>
          <table:table-cell office:value-type="float" office:value="1137.866699">
            <text:p>1137.866699</text:p>
          </table:table-cell>
          <table:table-cell office:value-type="float" office:value="1143.011719">
            <text:p>1143.011719</text:p>
          </table:table-cell>
          <table:table-cell/>
        </table:table-row>
        <table:table-row table:style-name="ro1">
          <table:table-cell office:value-type="float" office:value="16.974987">
            <text:p>16.974987</text:p>
          </table:table-cell>
          <table:table-cell office:value-type="float" office:value="1136.904175">
            <text:p>1136.904175</text:p>
          </table:table-cell>
          <table:table-cell office:value-type="float" office:value="11.952492">
            <text:p>11.952492</text:p>
          </table:table-cell>
          <table:table-cell/>
        </table:table-row>
        <table:table-row table:style-name="ro1">
          <table:table-cell office:value-type="float" office:value="1131.40918">
            <text:p>1131.40918</text:p>
          </table:table-cell>
          <table:table-cell office:value-type="float" office:value="21.244984">
            <text:p>21.244984</text:p>
          </table:table-cell>
          <table:table-cell office:value-type="float" office:value="32.812477">
            <text:p>32.812477</text:p>
          </table:table-cell>
          <table:table-cell/>
        </table:table-row>
        <table:table-row table:style-name="ro1">
          <table:table-cell office:value-type="float" office:value="1140.246704">
            <text:p>1140.246704</text:p>
          </table:table-cell>
          <table:table-cell office:value-type="float" office:value="7.997494">
            <text:p>7.997494</text:p>
          </table:table-cell>
          <table:table-cell office:value-type="float" office:value="45.727467">
            <text:p>45.727467</text:p>
          </table:table-cell>
          <table:table-cell/>
        </table:table-row>
        <table:table-row table:style-name="ro1">
          <table:table-cell office:value-type="float" office:value="1128.049194">
            <text:p>1128.049194</text:p>
          </table:table-cell>
          <table:table-cell office:value-type="float" office:value="1133.019165">
            <text:p>1133.019165</text:p>
          </table:table-cell>
          <table:table-cell office:value-type="float" office:value="17.867487">
            <text:p>17.867487</text:p>
          </table:table-cell>
          <table:table-cell/>
        </table:table-row>
        <table:table-row table:style-name="ro1">
          <table:table-cell office:value-type="float" office:value="7.769994">
            <text:p>7.769994</text:p>
          </table:table-cell>
          <table:table-cell office:value-type="float" office:value="1135.381714">
            <text:p>1135.381714</text:p>
          </table:table-cell>
          <table:table-cell office:value-type="float" office:value="14.87499">
            <text:p>14.87499</text:p>
          </table:table-cell>
          <table:table-cell office:value-type="float" office:value="976.141785">
            <text:p>976.141785</text:p>
          </table:table-cell>
        </table:table-row>
        <table:table-row table:style-name="ro1">
          <table:table-cell office:value-type="float" office:value="25.427481">
            <text:p>25.427481</text:p>
          </table:table-cell>
          <table:table-cell office:value-type="float" office:value="1138.986694">
            <text:p>1138.986694</text:p>
          </table:table-cell>
          <table:table-cell office:value-type="float" office:value="22.154984">
            <text:p>22.154984</text:p>
          </table:table-cell>
          <table:table-cell/>
        </table:table-row>
        <table:table-row table:style-name="ro1">
          <table:table-cell office:value-type="float" office:value="1128.994141">
            <text:p>1128.994141</text:p>
          </table:table-cell>
          <table:table-cell office:value-type="float" office:value="0.35">
            <text:p>0.35</text:p>
          </table:table-cell>
          <table:table-cell office:value-type="float" office:value="1130.761719">
            <text:p>1130.761719</text:p>
          </table:table-cell>
          <table:table-cell/>
        </table:table-row>
        <table:table-row table:style-name="ro1">
          <table:table-cell office:value-type="float" office:value="1142.486694">
            <text:p>1142.486694</text:p>
          </table:table-cell>
          <table:table-cell office:value-type="float" office:value="22.679983">
            <text:p>22.679983</text:p>
          </table:table-cell>
          <table:table-cell office:value-type="float" office:value="1146.82666">
            <text:p>1146.82666</text:p>
          </table:table-cell>
          <table:table-cell/>
        </table:table-row>
        <table:table-row table:style-name="ro1">
          <table:table-cell office:value-type="float" office:value="1132.319214">
            <text:p>1132.319214</text:p>
          </table:table-cell>
          <table:table-cell office:value-type="float" office:value="0.2625">
            <text:p>0.2625</text:p>
          </table:table-cell>
          <table:table-cell office:value-type="float" office:value="1126.281738">
            <text:p>1126.281738</text:p>
          </table:table-cell>
          <table:table-cell/>
        </table:table-row>
        <table:table-row table:style-name="ro1">
          <table:table-cell office:value-type="float" office:value="15.819988">
            <text:p>15.819988</text:p>
          </table:table-cell>
          <table:table-cell office:value-type="float" office:value="1141.926636">
            <text:p>1141.926636</text:p>
          </table:table-cell>
          <table:table-cell office:value-type="float" office:value="1126.806641">
            <text:p>1126.806641</text:p>
          </table:table-cell>
          <table:table-cell/>
        </table:table-row>
        <table:table-row table:style-name="ro1">
          <table:table-cell office:value-type="float" office:value="1136.81665">
            <text:p>1136.81665</text:p>
          </table:table-cell>
          <table:table-cell office:value-type="float" office:value="4.164997">
            <text:p>4.164997</text:p>
          </table:table-cell>
          <table:table-cell office:value-type="float" office:value="1138.199219">
            <text:p>1138.199219</text:p>
          </table:table-cell>
          <table:table-cell/>
        </table:table-row>
        <table:table-row table:style-name="ro1">
          <table:table-cell office:value-type="float" office:value="1128.259155">
            <text:p>1128.259155</text:p>
          </table:table-cell>
          <table:table-cell office:value-type="float" office:value="1145.426636">
            <text:p>1145.426636</text:p>
          </table:table-cell>
          <table:table-cell office:value-type="float" office:value="3.377497">
            <text:p>3.377497</text:p>
          </table:table-cell>
          <table:table-cell/>
        </table:table-row>
        <table:table-row table:style-name="ro1">
          <table:table-cell office:value-type="float" office:value="8.049994">
            <text:p>8.049994</text:p>
          </table:table-cell>
          <table:table-cell office:value-type="float" office:value="2.834998">
            <text:p>2.834998</text:p>
          </table:table-cell>
          <table:table-cell office:value-type="float" office:value="21.874985">
            <text:p>21.874985</text:p>
          </table:table-cell>
          <table:table-cell/>
        </table:table-row>
        <table:table-row table:style-name="ro1">
          <table:table-cell office:value-type="float" office:value="1125.459229">
            <text:p>1125.459229</text:p>
          </table:table-cell>
          <table:table-cell office:value-type="float" office:value="1138.444214">
            <text:p>1138.444214</text:p>
          </table:table-cell>
          <table:table-cell office:value-type="float" office:value="26.98498">
            <text:p>26.98498</text:p>
          </table:table-cell>
          <table:table-cell/>
        </table:table-row>
        <table:table-row table:style-name="ro1">
          <table:table-cell office:value-type="float" office:value="1146.599121">
            <text:p>1146.599121</text:p>
          </table:table-cell>
          <table:table-cell office:value-type="float" office:value="0.4375">
            <text:p>0.4375</text:p>
          </table:table-cell>
          <table:table-cell office:value-type="float" office:value="14.279989">
            <text:p>14.279989</text:p>
          </table:table-cell>
          <table:table-cell office:value-type="float" office:value="976.141785">
            <text:p>976.141785</text:p>
          </table:table-cell>
        </table:table-row>
        <table:table-row table:style-name="ro1">
          <table:table-cell office:value-type="float" office:value="1138.304199">
            <text:p>1138.304199</text:p>
          </table:table-cell>
          <table:table-cell office:value-type="float" office:value="1145.321655">
            <text:p>1145.321655</text:p>
          </table:table-cell>
          <table:table-cell office:value-type="float" office:value="1136.344116">
            <text:p>1136.344116</text:p>
          </table:table-cell>
          <table:table-cell/>
        </table:table-row>
        <table:table-row table:style-name="ro1">
          <table:table-cell office:value-type="float" office:value="34.089973">
            <text:p>34.089973</text:p>
          </table:table-cell>
          <table:table-cell office:value-type="float" office:value="1145.479126">
            <text:p>1145.479126</text:p>
          </table:table-cell>
          <table:table-cell office:value-type="float" office:value="1126.999146">
            <text:p>1126.999146</text:p>
          </table:table-cell>
          <table:table-cell/>
        </table:table-row>
        <table:table-row table:style-name="ro1">
          <table:table-cell office:value-type="float" office:value="10.324992">
            <text:p>10.324992</text:p>
          </table:table-cell>
          <table:table-cell office:value-type="float" office:value="1128.83667">
            <text:p>1128.83667</text:p>
          </table:table-cell>
          <table:table-cell office:value-type="float" office:value="1111.371704">
            <text:p>1111.371704</text:p>
          </table:table-cell>
          <table:table-cell/>
        </table:table-row>
        <table:table-row table:style-name="ro1">
          <table:table-cell office:value-type="float" office:value="1136.799194">
            <text:p>1136.799194</text:p>
          </table:table-cell>
          <table:table-cell office:value-type="float" office:value="25.794981">
            <text:p>25.794981</text:p>
          </table:table-cell>
          <table:table-cell office:value-type="float" office:value="1107.959229">
            <text:p>1107.959229</text:p>
          </table:table-cell>
          <table:table-cell/>
        </table:table-row>
        <table:table-row table:style-name="ro1">
          <table:table-cell office:value-type="float" office:value="1128.259155">
            <text:p>1128.259155</text:p>
          </table:table-cell>
          <table:table-cell office:value-type="float" office:value="10.604992">
            <text:p>10.604992</text:p>
          </table:table-cell>
          <table:table-cell office:value-type="float" office:value="1114.329224">
            <text:p>1114.329224</text:p>
          </table:table-cell>
          <table:table-cell/>
        </table:table-row>
        <table:table-row table:style-name="ro1">
          <table:table-cell office:value-type="float" office:value="5.477496">
            <text:p>5.477496</text:p>
          </table:table-cell>
          <table:table-cell office:value-type="float" office:value="1138.829224">
            <text:p>1138.829224</text:p>
          </table:table-cell>
          <table:table-cell office:value-type="float" office:value="1129.71167">
            <text:p>1129.71167</text:p>
          </table:table-cell>
          <table:table-cell/>
        </table:table-row>
        <table:table-row table:style-name="ro1">
          <table:table-cell office:value-type="float" office:value="1124.12915">
            <text:p>1124.12915</text:p>
          </table:table-cell>
          <table:table-cell office:value-type="float" office:value="1130.831665">
            <text:p>1130.831665</text:p>
          </table:table-cell>
          <table:table-cell office:value-type="float" office:value="1143.799194">
            <text:p>1143.799194</text:p>
          </table:table-cell>
          <table:table-cell/>
        </table:table-row>
        <table:table-row table:style-name="ro1">
          <table:table-cell office:value-type="float" office:value="1137.341675">
            <text:p>1137.341675</text:p>
          </table:table-cell>
          <table:table-cell office:value-type="float" office:value="1138.496704">
            <text:p>1138.496704</text:p>
          </table:table-cell>
          <table:table-cell office:value-type="float" office:value="17.744987">
            <text:p>17.744987</text:p>
          </table:table-cell>
          <table:table-cell/>
        </table:table-row>
        <table:table-row table:style-name="ro1">
          <table:table-cell office:value-type="float" office:value="19.372486">
            <text:p>19.372486</text:p>
          </table:table-cell>
          <table:table-cell office:value-type="float" office:value="1144.831665">
            <text:p>1144.831665</text:p>
          </table:table-cell>
          <table:table-cell office:value-type="float" office:value="16.607489">
            <text:p>16.607489</text:p>
          </table:table-cell>
          <table:table-cell/>
        </table:table-row>
        <table:table-row table:style-name="ro1">
          <table:table-cell office:value-type="float" office:value="20.474985">
            <text:p>20.474985</text:p>
          </table:table-cell>
          <table:table-cell office:value-type="float" office:value="4.357497">
            <text:p>4.357497</text:p>
          </table:table-cell>
          <table:table-cell office:value-type="float" office:value="8.434994">
            <text:p>8.434994</text:p>
          </table:table-cell>
          <table:table-cell office:value-type="float" office:value="976.141785">
            <text:p>976.141785</text:p>
          </table:table-cell>
        </table:table-row>
        <table:table-row table:style-name="ro1">
          <table:table-cell office:value-type="float" office:value="8.942493">
            <text:p>8.942493</text:p>
          </table:table-cell>
          <table:table-cell office:value-type="float" office:value="1143.799194">
            <text:p>1143.799194</text:p>
          </table:table-cell>
          <table:table-cell office:value-type="float" office:value="1146.00415">
            <text:p>1146.00415</text:p>
          </table:table-cell>
          <table:table-cell/>
        </table:table-row>
        <table:table-row table:style-name="ro1">
          <table:table-cell office:value-type="float" office:value="1133.946655">
            <text:p>1133.946655</text:p>
          </table:table-cell>
          <table:table-cell office:value-type="float" office:value="1133.771729">
            <text:p>1133.771729</text:p>
          </table:table-cell>
          <table:table-cell office:value-type="float" office:value="1124.374146">
            <text:p>1124.374146</text:p>
          </table:table-cell>
          <table:table-cell/>
        </table:table-row>
        <table:table-row table:style-name="ro1">
          <table:table-cell office:value-type="float" office:value="1133.124146">
            <text:p>1133.124146</text:p>
          </table:table-cell>
          <table:table-cell office:value-type="float" office:value="1131.636719">
            <text:p>1131.636719</text:p>
          </table:table-cell>
          <table:table-cell office:value-type="float" office:value="1083.616699">
            <text:p>1083.616699</text:p>
          </table:table-cell>
          <table:table-cell/>
        </table:table-row>
        <table:table-row table:style-name="ro1">
          <table:table-cell office:value-type="float" office:value="1132.669189">
            <text:p>1132.669189</text:p>
          </table:table-cell>
          <table:table-cell office:value-type="float" office:value="1136.046631">
            <text:p>1136.046631</text:p>
          </table:table-cell>
          <table:table-cell office:value-type="float" office:value="1071.279175">
            <text:p>1071.279175</text:p>
          </table:table-cell>
          <table:table-cell/>
        </table:table-row>
        <table:table-row table:style-name="ro1">
          <table:table-cell office:value-type="float" office:value="1100.574219">
            <text:p>1100.574219</text:p>
          </table:table-cell>
          <table:table-cell office:value-type="float" office:value="1132.459229">
            <text:p>1132.459229</text:p>
          </table:table-cell>
          <table:table-cell office:value-type="float" office:value="1043.891724">
            <text:p>1043.891724</text:p>
          </table:table-cell>
          <table:table-cell/>
        </table:table-row>
        <table:table-row table:style-name="ro1">
          <table:table-cell office:value-type="float" office:value="3.692497">
            <text:p>3.692497</text:p>
          </table:table-cell>
          <table:table-cell office:value-type="float" office:value="1126.964233">
            <text:p>1126.964233</text:p>
          </table:table-cell>
          <table:table-cell office:value-type="float" office:value="1027.389282">
            <text:p>1027.389282</text:p>
          </table:table-cell>
          <table:table-cell/>
        </table:table-row>
        <table:table-row table:style-name="ro1">
          <table:table-cell office:value-type="float" office:value="1128.574219">
            <text:p>1128.574219</text:p>
          </table:table-cell>
          <table:table-cell office:value-type="float" office:value="1141.996704">
            <text:p>1141.996704</text:p>
          </table:table-cell>
          <table:table-cell office:value-type="float" office:value="1073.939209">
            <text:p>1073.939209</text:p>
          </table:table-cell>
          <table:table-cell/>
        </table:table-row>
        <table:table-row table:style-name="ro1">
          <table:table-cell office:value-type="float" office:value="1142.259155">
            <text:p>1142.259155</text:p>
          </table:table-cell>
          <table:table-cell office:value-type="float" office:value="9.607493">
            <text:p>9.607493</text:p>
          </table:table-cell>
          <table:table-cell office:value-type="float" office:value="1075.164185">
            <text:p>1075.164185</text:p>
          </table:table-cell>
          <table:table-cell/>
        </table:table-row>
        <table:table-row table:style-name="ro1">
          <table:table-cell office:value-type="float" office:value="1133.124146">
            <text:p>1133.124146</text:p>
          </table:table-cell>
          <table:table-cell office:value-type="float" office:value="1127.226685">
            <text:p>1127.226685</text:p>
          </table:table-cell>
          <table:table-cell office:value-type="float" office:value="1109.58667">
            <text:p>1109.58667</text:p>
          </table:table-cell>
          <table:table-cell/>
        </table:table-row>
        <table:table-row table:style-name="ro1">
          <table:table-cell office:value-type="float" office:value="1118.196655">
            <text:p>1118.196655</text:p>
          </table:table-cell>
          <table:table-cell office:value-type="float" office:value="1119.964233">
            <text:p>1119.964233</text:p>
          </table:table-cell>
          <table:table-cell office:value-type="float" office:value="1117.181641">
            <text:p>1117.181641</text:p>
          </table:table-cell>
          <table:table-cell office:value-type="float" office:value="976.141785">
            <text:p>976.141785</text:p>
          </table:table-cell>
        </table:table-row>
        <table:table-row table:style-name="ro1">
          <table:table-cell office:value-type="float" office:value="1145.986694">
            <text:p>1145.986694</text:p>
          </table:table-cell>
          <table:table-cell office:value-type="float" office:value="1138.601685">
            <text:p>1138.601685</text:p>
          </table:table-cell>
          <table:table-cell office:value-type="float" office:value="1132.791626">
            <text:p>1132.791626</text:p>
          </table:table-cell>
          <table:table-cell/>
        </table:table-row>
        <table:table-row table:style-name="ro1">
          <table:table-cell office:value-type="float" office:value="4.147497">
            <text:p>4.147497</text:p>
          </table:table-cell>
          <table:table-cell office:value-type="float" office:value="1139.38916">
            <text:p>1139.38916</text:p>
          </table:table-cell>
          <table:table-cell office:value-type="float" office:value="1138.479126">
            <text:p>1138.479126</text:p>
          </table:table-cell>
          <table:table-cell/>
        </table:table-row>
        <table:table-row table:style-name="ro1">
          <table:table-cell office:value-type="float" office:value="1144.306641">
            <text:p>1144.306641</text:p>
          </table:table-cell>
          <table:table-cell office:value-type="float" office:value="1146.546631">
            <text:p>1146.546631</text:p>
          </table:table-cell>
          <table:table-cell office:value-type="float" office:value="1145.864136">
            <text:p>1145.864136</text:p>
          </table:table-cell>
          <table:table-cell/>
        </table:table-row>
        <table:table-row table:style-name="ro1">
          <table:table-cell office:value-type="float" office:value="4.672497">
            <text:p>4.672497</text:p>
          </table:table-cell>
          <table:table-cell office:value-type="float" office:value="2.169998">
            <text:p>2.169998</text:p>
          </table:table-cell>
          <table:table-cell office:value-type="float" office:value="2.659998">
            <text:p>2.659998</text:p>
          </table:table-cell>
          <table:table-cell/>
        </table:table-row>
        <table:table-row table:style-name="ro1">
          <table:table-cell office:value-type="float" office:value="1132.38916">
            <text:p>1132.38916</text:p>
          </table:table-cell>
          <table:table-cell office:value-type="float" office:value="1142.50415">
            <text:p>1142.50415</text:p>
          </table:table-cell>
          <table:table-cell office:value-type="float" office:value="6.947495">
            <text:p>6.947495</text:p>
          </table:table-cell>
          <table:table-cell/>
        </table:table-row>
        <table:table-row table:style-name="ro1">
          <table:table-cell office:value-type="float" office:value="1141.874146">
            <text:p>1141.874146</text:p>
          </table:table-cell>
          <table:table-cell office:value-type="float" office:value="0.56">
            <text:p>0.56</text:p>
          </table:table-cell>
          <table:table-cell office:value-type="float" office:value="4.094997">
            <text:p>4.094997</text:p>
          </table:table-cell>
          <table:table-cell/>
        </table:table-row>
        <table:table-row table:style-name="ro1">
          <table:table-cell office:value-type="float" office:value="1143.134155">
            <text:p>1143.134155</text:p>
          </table:table-cell>
          <table:table-cell office:value-type="float" office:value="2.449998">
            <text:p>2.449998</text:p>
          </table:table-cell>
          <table:table-cell office:value-type="float" office:value="1145.041626">
            <text:p>1145.041626</text:p>
          </table:table-cell>
          <table:table-cell/>
        </table:table-row>
        <table:table-row table:style-name="ro1">
          <table:table-cell office:value-type="float" office:value="1139.599121">
            <text:p>1139.599121</text:p>
          </table:table-cell>
          <table:table-cell office:value-type="float" office:value="1146.266724">
            <text:p>1146.266724</text:p>
          </table:table-cell>
          <table:table-cell office:value-type="float" office:value="1139.82666">
            <text:p>1139.82666</text:p>
          </table:table-cell>
          <table:table-cell/>
        </table:table-row>
        <table:table-row table:style-name="ro1">
          <table:table-cell office:value-type="float" office:value="1139.214233">
            <text:p>1139.214233</text:p>
          </table:table-cell>
          <table:table-cell office:value-type="float" office:value="1146.266724">
            <text:p>1146.266724</text:p>
          </table:table-cell>
          <table:table-cell office:value-type="float" office:value="1140.404175">
            <text:p>1140.404175</text:p>
          </table:table-cell>
          <table:table-cell/>
        </table:table-row>
        <table:table-row table:style-name="ro1">
          <table:table-cell office:value-type="float" office:value="1140.876709">
            <text:p>1140.876709</text:p>
          </table:table-cell>
          <table:table-cell office:value-type="float" office:value="1145.776611">
            <text:p>1145.776611</text:p>
          </table:table-cell>
          <table:table-cell office:value-type="float" office:value="1140.946655">
            <text:p>1140.946655</text:p>
          </table:table-cell>
          <table:table-cell office:value-type="float" office:value="976.141785">
            <text:p>976.141785</text:p>
          </table:table-cell>
        </table:table-row>
        <table:table-row table:style-name="ro1">
          <table:table-cell office:value-type="float" office:value="3.027498">
            <text:p>3.027498</text:p>
          </table:table-cell>
          <table:table-cell office:value-type="float" office:value="3.692497">
            <text:p>3.692497</text:p>
          </table:table-cell>
          <table:table-cell office:value-type="float" office:value="1142.39917">
            <text:p>1142.39917</text:p>
          </table:table-cell>
          <table:table-cell/>
        </table:table-row>
        <table:table-row table:style-name="ro1">
          <table:table-cell office:value-type="float" office:value="1141.559204">
            <text:p>1141.559204</text:p>
          </table:table-cell>
          <table:table-cell office:value-type="float" office:value="0.21">
            <text:p>0.21</text:p>
          </table:table-cell>
          <table:table-cell office:value-type="float" office:value="1145.02417">
            <text:p>1145.02417</text:p>
          </table:table-cell>
          <table:table-cell/>
        </table:table-row>
        <table:table-row table:style-name="ro1">
          <table:table-cell office:value-type="float" office:value="2.554998">
            <text:p>2.554998</text:p>
          </table:table-cell>
          <table:table-cell office:value-type="float" office:value="1146.44165">
            <text:p>1146.44165</text:p>
          </table:table-cell>
          <table:table-cell office:value-type="float" office:value="1143.519165">
            <text:p>1143.519165</text:p>
          </table:table-cell>
          <table:table-cell/>
        </table:table-row>
        <table:table-row table:style-name="ro1">
          <table:table-cell office:value-type="float" office:value="0.35">
            <text:p>0.35</text:p>
          </table:table-cell>
          <table:table-cell office:value-type="float" office:value="1141.62915">
            <text:p>1141.62915</text:p>
          </table:table-cell>
          <table:table-cell office:value-type="float" office:value="1145.199219">
            <text:p>1145.199219</text:p>
          </table:table-cell>
          <table:table-cell/>
        </table:table-row>
        <table:table-row table:style-name="ro1">
          <table:table-cell office:value-type="float" office:value="1141.664185">
            <text:p>1141.664185</text:p>
          </table:table-cell>
          <table:table-cell office:value-type="float" office:value="1142.329224">
            <text:p>1142.329224</text:p>
          </table:table-cell>
          <table:table-cell office:value-type="float" office:value="7.104995">
            <text:p>7.104995</text:p>
          </table:table-cell>
          <table:table-cell/>
        </table:table-row>
        <table:table-row table:style-name="ro1">
          <table:table-cell office:value-type="float" office:value="6.177495">
            <text:p>6.177495</text:p>
          </table:table-cell>
          <table:table-cell office:value-type="float" office:value="1138.444214">
            <text:p>1138.444214</text:p>
          </table:table-cell>
          <table:table-cell office:value-type="float" office:value="5.652496">
            <text:p>5.652496</text:p>
          </table:table-cell>
          <table:table-cell/>
        </table:table-row>
        <table:table-row table:style-name="ro1">
          <table:table-cell office:value-type="float" office:value="1142.644165">
            <text:p>1142.644165</text:p>
          </table:table-cell>
          <table:table-cell office:value-type="float" office:value="1141.541626">
            <text:p>1141.541626</text:p>
          </table:table-cell>
          <table:table-cell office:value-type="float" office:value="7.594995">
            <text:p>7.594995</text:p>
          </table:table-cell>
          <table:table-cell/>
        </table:table-row>
        <table:table-row table:style-name="ro1">
          <table:table-cell office:value-type="float" office:value="1145.059204">
            <text:p>1145.059204</text:p>
          </table:table-cell>
          <table:table-cell office:value-type="float" office:value="0.787499">
            <text:p>0.787499</text:p>
          </table:table-cell>
          <table:table-cell office:value-type="float" office:value="6.457495">
            <text:p>6.457495</text:p>
          </table:table-cell>
          <table:table-cell/>
        </table:table-row>
        <table:table-row table:style-name="ro1">
          <table:table-cell office:value-type="float" office:value="1144.271729">
            <text:p>1144.271729</text:p>
          </table:table-cell>
          <table:table-cell office:value-type="float" office:value="1145.531616">
            <text:p>1145.531616</text:p>
          </table:table-cell>
          <table:table-cell office:value-type="float" office:value="5.092496">
            <text:p>5.092496</text:p>
          </table:table-cell>
          <table:table-cell/>
        </table:table-row>
        <table:table-row table:style-name="ro1">
          <table:table-cell office:value-type="float" office:value="1139.931641">
            <text:p>1139.931641</text:p>
          </table:table-cell>
          <table:table-cell office:value-type="float" office:value="5.144996">
            <text:p>5.144996</text:p>
          </table:table-cell>
          <table:table-cell office:value-type="float" office:value="7.454995">
            <text:p>7.454995</text:p>
          </table:table-cell>
          <table:table-cell office:value-type="float" office:value="976.141785">
            <text:p>976.141785</text:p>
          </table:table-cell>
        </table:table-row>
        <table:table-row table:style-name="ro1">
          <table:table-cell office:value-type="float" office:value="1.049999">
            <text:p>1.049999</text:p>
          </table:table-cell>
          <table:table-cell office:value-type="float" office:value="1.802499">
            <text:p>1.802499</text:p>
          </table:table-cell>
          <table:table-cell office:value-type="float" office:value="5.687496">
            <text:p>5.687496</text:p>
          </table:table-cell>
          <table:table-cell/>
        </table:table-row>
        <table:table-row table:style-name="ro1">
          <table:table-cell office:value-type="float" office:value="1144.831665">
            <text:p>1144.831665</text:p>
          </table:table-cell>
          <table:table-cell office:value-type="float" office:value="5.687496">
            <text:p>5.687496</text:p>
          </table:table-cell>
          <table:table-cell office:value-type="float" office:value="1.767499">
            <text:p>1.767499</text:p>
          </table:table-cell>
          <table:table-cell/>
        </table:table-row>
        <table:table-row table:style-name="ro1">
          <table:table-cell office:value-type="float" office:value="1139.914185">
            <text:p>1139.914185</text:p>
          </table:table-cell>
          <table:table-cell office:value-type="float" office:value="1.767499">
            <text:p>1.767499</text:p>
          </table:table-cell>
          <table:table-cell office:value-type="float" office:value="1134.261719">
            <text:p>1134.261719</text:p>
          </table:table-cell>
          <table:table-cell/>
        </table:table-row>
        <table:table-row table:style-name="ro1">
          <table:table-cell office:value-type="float" office:value="1146.546631">
            <text:p>1146.546631</text:p>
          </table:table-cell>
          <table:table-cell office:value-type="float" office:value="1145.724121">
            <text:p>1145.724121</text:p>
          </table:table-cell>
          <table:table-cell office:value-type="float" office:value="1125.704224">
            <text:p>1125.704224</text:p>
          </table:table-cell>
          <table:table-cell/>
        </table:table-row>
        <table:table-row table:style-name="ro1">
          <table:table-cell office:value-type="float" office:value="8.627494">
            <text:p>8.627494</text:p>
          </table:table-cell>
          <table:table-cell office:value-type="float" office:value="1146.28418">
            <text:p>1146.28418</text:p>
          </table:table-cell>
          <table:table-cell office:value-type="float" office:value="1112.579224">
            <text:p>1112.579224</text:p>
          </table:table-cell>
          <table:table-cell/>
        </table:table-row>
        <table:table-row table:style-name="ro1">
          <table:table-cell office:value-type="float" office:value="1.417499">
            <text:p>1.417499</text:p>
          </table:table-cell>
          <table:table-cell office:value-type="float" office:value="1133.894165">
            <text:p>1133.894165</text:p>
          </table:table-cell>
          <table:table-cell office:value-type="float" office:value="1112.071655">
            <text:p>1112.071655</text:p>
          </table:table-cell>
          <table:table-cell/>
        </table:table-row>
        <table:table-row table:style-name="ro1">
          <table:table-cell office:value-type="float" office:value="1129.151733">
            <text:p>1129.151733</text:p>
          </table:table-cell>
          <table:table-cell office:value-type="float" office:value="1126.59668">
            <text:p>1126.59668</text:p>
          </table:table-cell>
          <table:table-cell office:value-type="float" office:value="1107.224243">
            <text:p>1107.224243</text:p>
          </table:table-cell>
          <table:table-cell/>
        </table:table-row>
        <table:table-row table:style-name="ro1">
          <table:table-cell office:value-type="float" office:value="1121.714233">
            <text:p>1121.714233</text:p>
          </table:table-cell>
          <table:table-cell office:value-type="float" office:value="1135.39917">
            <text:p>1135.39917</text:p>
          </table:table-cell>
          <table:table-cell office:value-type="float" office:value="1117.07666">
            <text:p>1117.07666</text:p>
          </table:table-cell>
          <table:table-cell/>
        </table:table-row>
        <table:table-row table:style-name="ro1">
          <table:table-cell office:value-type="float" office:value="1107.959229">
            <text:p>1107.959229</text:p>
          </table:table-cell>
          <table:table-cell office:value-type="float" office:value="1119.509155">
            <text:p>1119.509155</text:p>
          </table:table-cell>
          <table:table-cell office:value-type="float" office:value="1122.904175">
            <text:p>1122.904175</text:p>
          </table:table-cell>
          <table:table-cell/>
        </table:table-row>
        <table:table-row table:style-name="ro1">
          <table:table-cell table:number-columns-repeated="4"/>
        </table:table-row>
      </table:table>
      <table:table table:name="Sheet1" table:style-name="ta1">
        <table:table-column table:style-name="co2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UMing HK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RASAD HIRLIKAR</meta:initial-creator>
    <meta:creation-date>2014-02-14T21:02:38</meta:creation-date>
    <dc:date>2014-02-14T21:05:34</dc:date>
    <dc:creator>PRASAD HIRLIKAR</dc:creator>
    <meta:editing-duration>P0D</meta:editing-duration>
    <meta:editing-cycles>1</meta:editing-cycles>
    <meta:document-statistic meta:table-count="2" meta:cell-count="2232" meta:object-count="0"/>
    <meta:generator>LibreOffice/4.0.4.2$Linux_x86 LibreOffice_project/400m0$Build-2</meta:generator>
  </office:meta>
</office:document-meta>
</file>